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akeJSON.xml" manifest:media-type="text/xml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6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phere" table:style-name="ta1">
        <table:table-column table:style-name="co1" table:default-cell-style-name="Default"/>
        <table:table-column table:style-name="co1" table:number-columns-repeated="21" table:default-cell-style-name="ce1"/>
        <table:table-column table:style-name="co1" table:number-columns-repeated="1002" table:default-cell-style-name="Default"/>
        <table:table-row table:style-name="ro1">
          <table:table-cell office:value-type="string" calcext:value-type="string">
            <text:p>x/y</text:p>
          </table:table-cell>
          <table:table-cell table:style-name="Default" office:value-type="float" office:value="-100" calcext:value-type="float">
            <text:p>-100</text:p>
          </table:table-cell>
          <table:table-cell table:style-name="Default" office:value-type="float" office:value="-90" calcext:value-type="float">
            <text:p>-90</text:p>
          </table:table-cell>
          <table:table-cell table:style-name="Default" office:value-type="float" office:value="-80" calcext:value-type="float">
            <text:p>-80</text:p>
          </table:table-cell>
          <table:table-cell table:style-name="Default" office:value-type="float" office:value="-70" calcext:value-type="float">
            <text:p>-70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-50" calcext:value-type="float">
            <text:p>-50</text:p>
          </table:table-cell>
          <table:table-cell table:style-name="Default" office:value-type="float" office:value="-40" calcext:value-type="float">
            <text:p>-40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IF(rad^2-([.$A2]-y0)^2-([.B$1]-x0)^2&gt;0;SQRT(rad^2-([.$A2]-y0)^2-([.B$1]-x0)^2)+z0 ;0)" office:value-type="float" office:value="0" calcext:value-type="float">
            <text:p>0.00</text:p>
          </table:table-cell>
          <table:table-cell table:formula="of:=IF(rad^2-([.$A2]-y0)^2-([.C$1]-x0)^2&gt;0;SQRT(rad^2-([.$A2]-y0)^2-([.C$1]-x0)^2)+z0 ;0)" office:value-type="float" office:value="0" calcext:value-type="float">
            <text:p>0.00</text:p>
          </table:table-cell>
          <table:table-cell table:formula="of:=IF(rad^2-([.$A2]-y0)^2-([.D$1]-x0)^2&gt;0;SQRT(rad^2-([.$A2]-y0)^2-([.D$1]-x0)^2)+z0 ;0)" office:value-type="float" office:value="0" calcext:value-type="float">
            <text:p>0.00</text:p>
          </table:table-cell>
          <table:table-cell table:formula="of:=IF(rad^2-([.$A2]-y0)^2-([.E$1]-x0)^2&gt;0;SQRT(rad^2-([.$A2]-y0)^2-([.E$1]-x0)^2)+z0 ;0)" office:value-type="float" office:value="0" calcext:value-type="float">
            <text:p>0.00</text:p>
          </table:table-cell>
          <table:table-cell table:formula="of:=IF(rad^2-([.$A2]-y0)^2-([.F$1]-x0)^2&gt;0;SQRT(rad^2-([.$A2]-y0)^2-([.F$1]-x0)^2)+z0 ;0)" office:value-type="float" office:value="0" calcext:value-type="float">
            <text:p>0.00</text:p>
          </table:table-cell>
          <table:table-cell table:formula="of:=IF(rad^2-([.$A2]-y0)^2-([.G$1]-x0)^2&gt;0;SQRT(rad^2-([.$A2]-y0)^2-([.G$1]-x0)^2)+z0 ;0)" office:value-type="float" office:value="0" calcext:value-type="float">
            <text:p>0.00</text:p>
          </table:table-cell>
          <table:table-cell table:formula="of:=IF(rad^2-([.$A2]-y0)^2-([.H$1]-x0)^2&gt;0;SQRT(rad^2-([.$A2]-y0)^2-([.H$1]-x0)^2)+z0 ;0)" office:value-type="float" office:value="0" calcext:value-type="float">
            <text:p>0.00</text:p>
          </table:table-cell>
          <table:table-cell table:formula="of:=IF(rad^2-([.$A2]-y0)^2-([.I$1]-x0)^2&gt;0;SQRT(rad^2-([.$A2]-y0)^2-([.I$1]-x0)^2)+z0 ;0)" office:value-type="float" office:value="0" calcext:value-type="float">
            <text:p>0.00</text:p>
          </table:table-cell>
          <table:table-cell table:formula="of:=IF(rad^2-([.$A2]-y0)^2-([.J$1]-x0)^2&gt;0;SQRT(rad^2-([.$A2]-y0)^2-([.J$1]-x0)^2)+z0 ;0)" office:value-type="float" office:value="0" calcext:value-type="float">
            <text:p>0.00</text:p>
          </table:table-cell>
          <table:table-cell table:formula="of:=IF(rad^2-([.$A2]-y0)^2-([.K$1]-x0)^2&gt;0;SQRT(rad^2-([.$A2]-y0)^2-([.K$1]-x0)^2)+z0 ;0)" office:value-type="float" office:value="0" calcext:value-type="float">
            <text:p>0.00</text:p>
          </table:table-cell>
          <table:table-cell table:formula="of:=IF(rad^2-([.$A2]-y0)^2-([.L$1]-x0)^2&gt;0;SQRT(rad^2-([.$A2]-y0)^2-([.L$1]-x0)^2)+z0 ;0)" office:value-type="float" office:value="0" calcext:value-type="float">
            <text:p>0.00</text:p>
          </table:table-cell>
          <table:table-cell table:formula="of:=IF(rad^2-([.$A2]-y0)^2-([.M$1]-x0)^2&gt;0;SQRT(rad^2-([.$A2]-y0)^2-([.M$1]-x0)^2)+z0 ;0)" office:value-type="float" office:value="0" calcext:value-type="float">
            <text:p>0.00</text:p>
          </table:table-cell>
          <table:table-cell table:formula="of:=IF(rad^2-([.$A2]-y0)^2-([.N$1]-x0)^2&gt;0;SQRT(rad^2-([.$A2]-y0)^2-([.N$1]-x0)^2)+z0 ;0)" office:value-type="float" office:value="0" calcext:value-type="float">
            <text:p>0.00</text:p>
          </table:table-cell>
          <table:table-cell table:formula="of:=IF(rad^2-([.$A2]-y0)^2-([.O$1]-x0)^2&gt;0;SQRT(rad^2-([.$A2]-y0)^2-([.O$1]-x0)^2)+z0 ;0)" office:value-type="float" office:value="0" calcext:value-type="float">
            <text:p>0.00</text:p>
          </table:table-cell>
          <table:table-cell table:formula="of:=IF(rad^2-([.$A2]-y0)^2-([.P$1]-x0)^2&gt;0;SQRT(rad^2-([.$A2]-y0)^2-([.P$1]-x0)^2)+z0 ;0)" office:value-type="float" office:value="0" calcext:value-type="float">
            <text:p>0.00</text:p>
          </table:table-cell>
          <table:table-cell table:formula="of:=IF(rad^2-([.$A2]-y0)^2-([.Q$1]-x0)^2&gt;0;SQRT(rad^2-([.$A2]-y0)^2-([.Q$1]-x0)^2)+z0 ;0)" office:value-type="float" office:value="0" calcext:value-type="float">
            <text:p>0.00</text:p>
          </table:table-cell>
          <table:table-cell table:formula="of:=IF(rad^2-([.$A2]-y0)^2-([.R$1]-x0)^2&gt;0;SQRT(rad^2-([.$A2]-y0)^2-([.R$1]-x0)^2)+z0 ;0)" office:value-type="float" office:value="0" calcext:value-type="float">
            <text:p>0.00</text:p>
          </table:table-cell>
          <table:table-cell table:formula="of:=IF(rad^2-([.$A2]-y0)^2-([.S$1]-x0)^2&gt;0;SQRT(rad^2-([.$A2]-y0)^2-([.S$1]-x0)^2)+z0 ;0)" office:value-type="float" office:value="0" calcext:value-type="float">
            <text:p>0.00</text:p>
          </table:table-cell>
          <table:table-cell table:formula="of:=IF(rad^2-([.$A2]-y0)^2-([.T$1]-x0)^2&gt;0;SQRT(rad^2-([.$A2]-y0)^2-([.T$1]-x0)^2)+z0 ;0)" office:value-type="float" office:value="0" calcext:value-type="float">
            <text:p>0.00</text:p>
          </table:table-cell>
          <table:table-cell table:formula="of:=IF(rad^2-([.$A2]-y0)^2-([.U$1]-x0)^2&gt;0;SQRT(rad^2-([.$A2]-y0)^2-([.U$1]-x0)^2)+z0 ;0)" office:value-type="float" office:value="0" calcext:value-type="float">
            <text:p>0.00</text:p>
          </table:table-cell>
          <table:table-cell table:formula="of:=IF(rad^2-([.$A2]-y0)^2-([.V$1]-x0)^2&gt;0;SQRT(rad^2-([.$A2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IF(rad^2-([.$A3]-y0)^2-([.B$1]-x0)^2&gt;0;SQRT(rad^2-([.$A3]-y0)^2-([.B$1]-x0)^2)+z0 ;0)" office:value-type="float" office:value="0" calcext:value-type="float">
            <text:p>0.00</text:p>
          </table:table-cell>
          <table:table-cell table:formula="of:=IF(rad^2-([.$A3]-y0)^2-([.C$1]-x0)^2&gt;0;SQRT(rad^2-([.$A3]-y0)^2-([.C$1]-x0)^2)+z0 ;0)" office:value-type="float" office:value="0" calcext:value-type="float">
            <text:p>0.00</text:p>
          </table:table-cell>
          <table:table-cell table:formula="of:=IF(rad^2-([.$A3]-y0)^2-([.D$1]-x0)^2&gt;0;SQRT(rad^2-([.$A3]-y0)^2-([.D$1]-x0)^2)+z0 ;0)" office:value-type="float" office:value="0" calcext:value-type="float">
            <text:p>0.00</text:p>
          </table:table-cell>
          <table:table-cell table:formula="of:=IF(rad^2-([.$A3]-y0)^2-([.E$1]-x0)^2&gt;0;SQRT(rad^2-([.$A3]-y0)^2-([.E$1]-x0)^2)+z0 ;0)" office:value-type="float" office:value="0" calcext:value-type="float">
            <text:p>0.00</text:p>
          </table:table-cell>
          <table:table-cell table:formula="of:=IF(rad^2-([.$A3]-y0)^2-([.F$1]-x0)^2&gt;0;SQRT(rad^2-([.$A3]-y0)^2-([.F$1]-x0)^2)+z0 ;0)" office:value-type="float" office:value="0" calcext:value-type="float">
            <text:p>0.00</text:p>
          </table:table-cell>
          <table:table-cell table:formula="of:=IF(rad^2-([.$A3]-y0)^2-([.G$1]-x0)^2&gt;0;SQRT(rad^2-([.$A3]-y0)^2-([.G$1]-x0)^2)+z0 ;0)" office:value-type="float" office:value="0" calcext:value-type="float">
            <text:p>0.00</text:p>
          </table:table-cell>
          <table:table-cell table:formula="of:=IF(rad^2-([.$A3]-y0)^2-([.H$1]-x0)^2&gt;0;SQRT(rad^2-([.$A3]-y0)^2-([.H$1]-x0)^2)+z0 ;0)" office:value-type="float" office:value="0" calcext:value-type="float">
            <text:p>0.00</text:p>
          </table:table-cell>
          <table:table-cell table:formula="of:=IF(rad^2-([.$A3]-y0)^2-([.I$1]-x0)^2&gt;0;SQRT(rad^2-([.$A3]-y0)^2-([.I$1]-x0)^2)+z0 ;0)" office:value-type="float" office:value="0" calcext:value-type="float">
            <text:p>0.00</text:p>
          </table:table-cell>
          <table:table-cell table:formula="of:=IF(rad^2-([.$A3]-y0)^2-([.J$1]-x0)^2&gt;0;SQRT(rad^2-([.$A3]-y0)^2-([.J$1]-x0)^2)+z0 ;0)" office:value-type="float" office:value="0" calcext:value-type="float">
            <text:p>0.00</text:p>
          </table:table-cell>
          <table:table-cell table:formula="of:=IF(rad^2-([.$A3]-y0)^2-([.K$1]-x0)^2&gt;0;SQRT(rad^2-([.$A3]-y0)^2-([.K$1]-x0)^2)+z0 ;0)" office:value-type="float" office:value="0" calcext:value-type="float">
            <text:p>0.00</text:p>
          </table:table-cell>
          <table:table-cell table:formula="of:=IF(rad^2-([.$A3]-y0)^2-([.L$1]-x0)^2&gt;0;SQRT(rad^2-([.$A3]-y0)^2-([.L$1]-x0)^2)+z0 ;0)" office:value-type="float" office:value="0" calcext:value-type="float">
            <text:p>0.00</text:p>
          </table:table-cell>
          <table:table-cell table:formula="of:=IF(rad^2-([.$A3]-y0)^2-([.M$1]-x0)^2&gt;0;SQRT(rad^2-([.$A3]-y0)^2-([.M$1]-x0)^2)+z0 ;0)" office:value-type="float" office:value="0" calcext:value-type="float">
            <text:p>0.00</text:p>
          </table:table-cell>
          <table:table-cell table:formula="of:=IF(rad^2-([.$A3]-y0)^2-([.N$1]-x0)^2&gt;0;SQRT(rad^2-([.$A3]-y0)^2-([.N$1]-x0)^2)+z0 ;0)" office:value-type="float" office:value="0" calcext:value-type="float">
            <text:p>0.00</text:p>
          </table:table-cell>
          <table:table-cell table:formula="of:=IF(rad^2-([.$A3]-y0)^2-([.O$1]-x0)^2&gt;0;SQRT(rad^2-([.$A3]-y0)^2-([.O$1]-x0)^2)+z0 ;0)" office:value-type="float" office:value="0" calcext:value-type="float">
            <text:p>0.00</text:p>
          </table:table-cell>
          <table:table-cell table:formula="of:=IF(rad^2-([.$A3]-y0)^2-([.P$1]-x0)^2&gt;0;SQRT(rad^2-([.$A3]-y0)^2-([.P$1]-x0)^2)+z0 ;0)" office:value-type="float" office:value="0" calcext:value-type="float">
            <text:p>0.00</text:p>
          </table:table-cell>
          <table:table-cell table:formula="of:=IF(rad^2-([.$A3]-y0)^2-([.Q$1]-x0)^2&gt;0;SQRT(rad^2-([.$A3]-y0)^2-([.Q$1]-x0)^2)+z0 ;0)" office:value-type="float" office:value="0" calcext:value-type="float">
            <text:p>0.00</text:p>
          </table:table-cell>
          <table:table-cell table:formula="of:=IF(rad^2-([.$A3]-y0)^2-([.R$1]-x0)^2&gt;0;SQRT(rad^2-([.$A3]-y0)^2-([.R$1]-x0)^2)+z0 ;0)" office:value-type="float" office:value="0" calcext:value-type="float">
            <text:p>0.00</text:p>
          </table:table-cell>
          <table:table-cell table:formula="of:=IF(rad^2-([.$A3]-y0)^2-([.S$1]-x0)^2&gt;0;SQRT(rad^2-([.$A3]-y0)^2-([.S$1]-x0)^2)+z0 ;0)" office:value-type="float" office:value="0" calcext:value-type="float">
            <text:p>0.00</text:p>
          </table:table-cell>
          <table:table-cell table:formula="of:=IF(rad^2-([.$A3]-y0)^2-([.T$1]-x0)^2&gt;0;SQRT(rad^2-([.$A3]-y0)^2-([.T$1]-x0)^2)+z0 ;0)" office:value-type="float" office:value="0" calcext:value-type="float">
            <text:p>0.00</text:p>
          </table:table-cell>
          <table:table-cell table:formula="of:=IF(rad^2-([.$A3]-y0)^2-([.U$1]-x0)^2&gt;0;SQRT(rad^2-([.$A3]-y0)^2-([.U$1]-x0)^2)+z0 ;0)" office:value-type="float" office:value="0" calcext:value-type="float">
            <text:p>0.00</text:p>
          </table:table-cell>
          <table:table-cell table:formula="of:=IF(rad^2-([.$A3]-y0)^2-([.V$1]-x0)^2&gt;0;SQRT(rad^2-([.$A3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-80" calcext:value-type="float">
            <text:p>-80</text:p>
          </table:table-cell>
          <table:table-cell table:formula="of:=IF(rad^2-([.$A4]-y0)^2-([.B$1]-x0)^2&gt;0;SQRT(rad^2-([.$A4]-y0)^2-([.B$1]-x0)^2)+z0 ;0)" office:value-type="float" office:value="0" calcext:value-type="float">
            <text:p>0.00</text:p>
          </table:table-cell>
          <table:table-cell table:formula="of:=IF(rad^2-([.$A4]-y0)^2-([.C$1]-x0)^2&gt;0;SQRT(rad^2-([.$A4]-y0)^2-([.C$1]-x0)^2)+z0 ;0)" office:value-type="float" office:value="0" calcext:value-type="float">
            <text:p>0.00</text:p>
          </table:table-cell>
          <table:table-cell table:formula="of:=IF(rad^2-([.$A4]-y0)^2-([.D$1]-x0)^2&gt;0;SQRT(rad^2-([.$A4]-y0)^2-([.D$1]-x0)^2)+z0 ;0)" office:value-type="float" office:value="0" calcext:value-type="float">
            <text:p>0.00</text:p>
          </table:table-cell>
          <table:table-cell table:formula="of:=IF(rad^2-([.$A4]-y0)^2-([.E$1]-x0)^2&gt;0;SQRT(rad^2-([.$A4]-y0)^2-([.E$1]-x0)^2)+z0 ;0)" office:value-type="float" office:value="0" calcext:value-type="float">
            <text:p>0.00</text:p>
          </table:table-cell>
          <table:table-cell table:formula="of:=IF(rad^2-([.$A4]-y0)^2-([.F$1]-x0)^2&gt;0;SQRT(rad^2-([.$A4]-y0)^2-([.F$1]-x0)^2)+z0 ;0)" office:value-type="float" office:value="0" calcext:value-type="float">
            <text:p>0.00</text:p>
          </table:table-cell>
          <table:table-cell table:formula="of:=IF(rad^2-([.$A4]-y0)^2-([.G$1]-x0)^2&gt;0;SQRT(rad^2-([.$A4]-y0)^2-([.G$1]-x0)^2)+z0 ;0)" office:value-type="float" office:value="0" calcext:value-type="float">
            <text:p>0.00</text:p>
          </table:table-cell>
          <table:table-cell table:formula="of:=IF(rad^2-([.$A4]-y0)^2-([.H$1]-x0)^2&gt;0;SQRT(rad^2-([.$A4]-y0)^2-([.H$1]-x0)^2)+z0 ;0)" office:value-type="float" office:value="0" calcext:value-type="float">
            <text:p>0.00</text:p>
          </table:table-cell>
          <table:table-cell table:formula="of:=IF(rad^2-([.$A4]-y0)^2-([.I$1]-x0)^2&gt;0;SQRT(rad^2-([.$A4]-y0)^2-([.I$1]-x0)^2)+z0 ;0)" office:value-type="float" office:value="0" calcext:value-type="float">
            <text:p>0.00</text:p>
          </table:table-cell>
          <table:table-cell table:formula="of:=IF(rad^2-([.$A4]-y0)^2-([.J$1]-x0)^2&gt;0;SQRT(rad^2-([.$A4]-y0)^2-([.J$1]-x0)^2)+z0 ;0)" office:value-type="float" office:value="0" calcext:value-type="float">
            <text:p>0.00</text:p>
          </table:table-cell>
          <table:table-cell table:formula="of:=IF(rad^2-([.$A4]-y0)^2-([.K$1]-x0)^2&gt;0;SQRT(rad^2-([.$A4]-y0)^2-([.K$1]-x0)^2)+z0 ;0)" office:value-type="float" office:value="0" calcext:value-type="float">
            <text:p>0.00</text:p>
          </table:table-cell>
          <table:table-cell table:formula="of:=IF(rad^2-([.$A4]-y0)^2-([.L$1]-x0)^2&gt;0;SQRT(rad^2-([.$A4]-y0)^2-([.L$1]-x0)^2)+z0 ;0)" office:value-type="float" office:value="0" calcext:value-type="float">
            <text:p>0.00</text:p>
          </table:table-cell>
          <table:table-cell table:formula="of:=IF(rad^2-([.$A4]-y0)^2-([.M$1]-x0)^2&gt;0;SQRT(rad^2-([.$A4]-y0)^2-([.M$1]-x0)^2)+z0 ;0)" office:value-type="float" office:value="0" calcext:value-type="float">
            <text:p>0.00</text:p>
          </table:table-cell>
          <table:table-cell table:formula="of:=IF(rad^2-([.$A4]-y0)^2-([.N$1]-x0)^2&gt;0;SQRT(rad^2-([.$A4]-y0)^2-([.N$1]-x0)^2)+z0 ;0)" office:value-type="float" office:value="0" calcext:value-type="float">
            <text:p>0.00</text:p>
          </table:table-cell>
          <table:table-cell table:formula="of:=IF(rad^2-([.$A4]-y0)^2-([.O$1]-x0)^2&gt;0;SQRT(rad^2-([.$A4]-y0)^2-([.O$1]-x0)^2)+z0 ;0)" office:value-type="float" office:value="0" calcext:value-type="float">
            <text:p>0.00</text:p>
          </table:table-cell>
          <table:table-cell table:formula="of:=IF(rad^2-([.$A4]-y0)^2-([.P$1]-x0)^2&gt;0;SQRT(rad^2-([.$A4]-y0)^2-([.P$1]-x0)^2)+z0 ;0)" office:value-type="float" office:value="0" calcext:value-type="float">
            <text:p>0.00</text:p>
          </table:table-cell>
          <table:table-cell table:formula="of:=IF(rad^2-([.$A4]-y0)^2-([.Q$1]-x0)^2&gt;0;SQRT(rad^2-([.$A4]-y0)^2-([.Q$1]-x0)^2)+z0 ;0)" office:value-type="float" office:value="0" calcext:value-type="float">
            <text:p>0.00</text:p>
          </table:table-cell>
          <table:table-cell table:formula="of:=IF(rad^2-([.$A4]-y0)^2-([.R$1]-x0)^2&gt;0;SQRT(rad^2-([.$A4]-y0)^2-([.R$1]-x0)^2)+z0 ;0)" office:value-type="float" office:value="0" calcext:value-type="float">
            <text:p>0.00</text:p>
          </table:table-cell>
          <table:table-cell table:formula="of:=IF(rad^2-([.$A4]-y0)^2-([.S$1]-x0)^2&gt;0;SQRT(rad^2-([.$A4]-y0)^2-([.S$1]-x0)^2)+z0 ;0)" office:value-type="float" office:value="0" calcext:value-type="float">
            <text:p>0.00</text:p>
          </table:table-cell>
          <table:table-cell table:formula="of:=IF(rad^2-([.$A4]-y0)^2-([.T$1]-x0)^2&gt;0;SQRT(rad^2-([.$A4]-y0)^2-([.T$1]-x0)^2)+z0 ;0)" office:value-type="float" office:value="0" calcext:value-type="float">
            <text:p>0.00</text:p>
          </table:table-cell>
          <table:table-cell table:formula="of:=IF(rad^2-([.$A4]-y0)^2-([.U$1]-x0)^2&gt;0;SQRT(rad^2-([.$A4]-y0)^2-([.U$1]-x0)^2)+z0 ;0)" office:value-type="float" office:value="0" calcext:value-type="float">
            <text:p>0.00</text:p>
          </table:table-cell>
          <table:table-cell table:formula="of:=IF(rad^2-([.$A4]-y0)^2-([.V$1]-x0)^2&gt;0;SQRT(rad^2-([.$A4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IF(rad^2-([.$A5]-y0)^2-([.B$1]-x0)^2&gt;0;SQRT(rad^2-([.$A5]-y0)^2-([.B$1]-x0)^2)+z0 ;0)" office:value-type="float" office:value="0" calcext:value-type="float">
            <text:p>0.00</text:p>
          </table:table-cell>
          <table:table-cell table:formula="of:=IF(rad^2-([.$A5]-y0)^2-([.C$1]-x0)^2&gt;0;SQRT(rad^2-([.$A5]-y0)^2-([.C$1]-x0)^2)+z0 ;0)" office:value-type="float" office:value="0" calcext:value-type="float">
            <text:p>0.00</text:p>
          </table:table-cell>
          <table:table-cell table:formula="of:=IF(rad^2-([.$A5]-y0)^2-([.D$1]-x0)^2&gt;0;SQRT(rad^2-([.$A5]-y0)^2-([.D$1]-x0)^2)+z0 ;0)" office:value-type="float" office:value="0" calcext:value-type="float">
            <text:p>0.00</text:p>
          </table:table-cell>
          <table:table-cell table:formula="of:=IF(rad^2-([.$A5]-y0)^2-([.E$1]-x0)^2&gt;0;SQRT(rad^2-([.$A5]-y0)^2-([.E$1]-x0)^2)+z0 ;0)" office:value-type="float" office:value="0" calcext:value-type="float">
            <text:p>0.00</text:p>
          </table:table-cell>
          <table:table-cell table:formula="of:=IF(rad^2-([.$A5]-y0)^2-([.F$1]-x0)^2&gt;0;SQRT(rad^2-([.$A5]-y0)^2-([.F$1]-x0)^2)+z0 ;0)" office:value-type="float" office:value="0" calcext:value-type="float">
            <text:p>0.00</text:p>
          </table:table-cell>
          <table:table-cell table:formula="of:=IF(rad^2-([.$A5]-y0)^2-([.G$1]-x0)^2&gt;0;SQRT(rad^2-([.$A5]-y0)^2-([.G$1]-x0)^2)+z0 ;0)" office:value-type="float" office:value="0" calcext:value-type="float">
            <text:p>0.00</text:p>
          </table:table-cell>
          <table:table-cell table:formula="of:=IF(rad^2-([.$A5]-y0)^2-([.H$1]-x0)^2&gt;0;SQRT(rad^2-([.$A5]-y0)^2-([.H$1]-x0)^2)+z0 ;0)" office:value-type="float" office:value="0" calcext:value-type="float">
            <text:p>0.00</text:p>
          </table:table-cell>
          <table:table-cell table:formula="of:=IF(rad^2-([.$A5]-y0)^2-([.I$1]-x0)^2&gt;0;SQRT(rad^2-([.$A5]-y0)^2-([.I$1]-x0)^2)+z0 ;0)" office:value-type="float" office:value="-5.50510257216822" calcext:value-type="float">
            <text:p>-5.51</text:p>
          </table:table-cell>
          <table:table-cell table:formula="of:=IF(rad^2-([.$A5]-y0)^2-([.J$1]-x0)^2&gt;0;SQRT(rad^2-([.$A5]-y0)^2-([.J$1]-x0)^2)+z0 ;0)" office:value-type="float" office:value="3.166247903554" calcext:value-type="float">
            <text:p>3.17</text:p>
          </table:table-cell>
          <table:table-cell table:formula="of:=IF(rad^2-([.$A5]-y0)^2-([.K$1]-x0)^2&gt;0;SQRT(rad^2-([.$A5]-y0)^2-([.K$1]-x0)^2)+z0 ;0)" office:value-type="float" office:value="7.41657386773942" calcext:value-type="float">
            <text:p>7.42</text:p>
          </table:table-cell>
          <table:table-cell table:formula="of:=IF(rad^2-([.$A5]-y0)^2-([.L$1]-x0)^2&gt;0;SQRT(rad^2-([.$A5]-y0)^2-([.L$1]-x0)^2)+z0 ;0)" office:value-type="float" office:value="8.72983346207417" calcext:value-type="float">
            <text:p>8.73</text:p>
          </table:table-cell>
          <table:table-cell table:formula="of:=IF(rad^2-([.$A5]-y0)^2-([.M$1]-x0)^2&gt;0;SQRT(rad^2-([.$A5]-y0)^2-([.M$1]-x0)^2)+z0 ;0)" office:value-type="float" office:value="7.41657386773942" calcext:value-type="float">
            <text:p>7.42</text:p>
          </table:table-cell>
          <table:table-cell table:formula="of:=IF(rad^2-([.$A5]-y0)^2-([.N$1]-x0)^2&gt;0;SQRT(rad^2-([.$A5]-y0)^2-([.N$1]-x0)^2)+z0 ;0)" office:value-type="float" office:value="3.166247903554" calcext:value-type="float">
            <text:p>3.17</text:p>
          </table:table-cell>
          <table:table-cell table:formula="of:=IF(rad^2-([.$A5]-y0)^2-([.O$1]-x0)^2&gt;0;SQRT(rad^2-([.$A5]-y0)^2-([.O$1]-x0)^2)+z0 ;0)" office:value-type="float" office:value="-5.50510257216822" calcext:value-type="float">
            <text:p>-5.51</text:p>
          </table:table-cell>
          <table:table-cell table:formula="of:=IF(rad^2-([.$A5]-y0)^2-([.P$1]-x0)^2&gt;0;SQRT(rad^2-([.$A5]-y0)^2-([.P$1]-x0)^2)+z0 ;0)" office:value-type="float" office:value="0" calcext:value-type="float">
            <text:p>0.00</text:p>
          </table:table-cell>
          <table:table-cell table:formula="of:=IF(rad^2-([.$A5]-y0)^2-([.Q$1]-x0)^2&gt;0;SQRT(rad^2-([.$A5]-y0)^2-([.Q$1]-x0)^2)+z0 ;0)" office:value-type="float" office:value="0" calcext:value-type="float">
            <text:p>0.00</text:p>
          </table:table-cell>
          <table:table-cell table:formula="of:=IF(rad^2-([.$A5]-y0)^2-([.R$1]-x0)^2&gt;0;SQRT(rad^2-([.$A5]-y0)^2-([.R$1]-x0)^2)+z0 ;0)" office:value-type="float" office:value="0" calcext:value-type="float">
            <text:p>0.00</text:p>
          </table:table-cell>
          <table:table-cell table:formula="of:=IF(rad^2-([.$A5]-y0)^2-([.S$1]-x0)^2&gt;0;SQRT(rad^2-([.$A5]-y0)^2-([.S$1]-x0)^2)+z0 ;0)" office:value-type="float" office:value="0" calcext:value-type="float">
            <text:p>0.00</text:p>
          </table:table-cell>
          <table:table-cell table:formula="of:=IF(rad^2-([.$A5]-y0)^2-([.T$1]-x0)^2&gt;0;SQRT(rad^2-([.$A5]-y0)^2-([.T$1]-x0)^2)+z0 ;0)" office:value-type="float" office:value="0" calcext:value-type="float">
            <text:p>0.00</text:p>
          </table:table-cell>
          <table:table-cell table:formula="of:=IF(rad^2-([.$A5]-y0)^2-([.U$1]-x0)^2&gt;0;SQRT(rad^2-([.$A5]-y0)^2-([.U$1]-x0)^2)+z0 ;0)" office:value-type="float" office:value="0" calcext:value-type="float">
            <text:p>0.00</text:p>
          </table:table-cell>
          <table:table-cell table:formula="of:=IF(rad^2-([.$A5]-y0)^2-([.V$1]-x0)^2&gt;0;SQRT(rad^2-([.$A5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IF(rad^2-([.$A6]-y0)^2-([.B$1]-x0)^2&gt;0;SQRT(rad^2-([.$A6]-y0)^2-([.B$1]-x0)^2)+z0 ;0)" office:value-type="float" office:value="0" calcext:value-type="float">
            <text:p>0.00</text:p>
          </table:table-cell>
          <table:table-cell table:formula="of:=IF(rad^2-([.$A6]-y0)^2-([.C$1]-x0)^2&gt;0;SQRT(rad^2-([.$A6]-y0)^2-([.C$1]-x0)^2)+z0 ;0)" office:value-type="float" office:value="0" calcext:value-type="float">
            <text:p>0.00</text:p>
          </table:table-cell>
          <table:table-cell table:formula="of:=IF(rad^2-([.$A6]-y0)^2-([.D$1]-x0)^2&gt;0;SQRT(rad^2-([.$A6]-y0)^2-([.D$1]-x0)^2)+z0 ;0)" office:value-type="float" office:value="0" calcext:value-type="float">
            <text:p>0.00</text:p>
          </table:table-cell>
          <table:table-cell table:formula="of:=IF(rad^2-([.$A6]-y0)^2-([.E$1]-x0)^2&gt;0;SQRT(rad^2-([.$A6]-y0)^2-([.E$1]-x0)^2)+z0 ;0)" office:value-type="float" office:value="0" calcext:value-type="float">
            <text:p>0.00</text:p>
          </table:table-cell>
          <table:table-cell table:formula="of:=IF(rad^2-([.$A6]-y0)^2-([.F$1]-x0)^2&gt;0;SQRT(rad^2-([.$A6]-y0)^2-([.F$1]-x0)^2)+z0 ;0)" office:value-type="float" office:value="0" calcext:value-type="float">
            <text:p>0.00</text:p>
          </table:table-cell>
          <table:table-cell table:formula="of:=IF(rad^2-([.$A6]-y0)^2-([.G$1]-x0)^2&gt;0;SQRT(rad^2-([.$A6]-y0)^2-([.G$1]-x0)^2)+z0 ;0)" office:value-type="float" office:value="-12.6794919243112" calcext:value-type="float">
            <text:p>-12.68</text:p>
          </table:table-cell>
          <table:table-cell table:formula="of:=IF(rad^2-([.$A6]-y0)^2-([.H$1]-x0)^2&gt;0;SQRT(rad^2-([.$A6]-y0)^2-([.H$1]-x0)^2)+z0 ;0)" office:value-type="float" office:value="4.64101615137755" calcext:value-type="float">
            <text:p>4.64</text:p>
          </table:table-cell>
          <table:table-cell table:formula="of:=IF(rad^2-([.$A6]-y0)^2-([.I$1]-x0)^2&gt;0;SQRT(rad^2-([.$A6]-y0)^2-([.I$1]-x0)^2)+z0 ;0)" office:value-type="float" office:value="13.5889894354067" calcext:value-type="float">
            <text:p>13.59</text:p>
          </table:table-cell>
          <table:table-cell table:formula="of:=IF(rad^2-([.$A6]-y0)^2-([.J$1]-x0)^2&gt;0;SQRT(rad^2-([.$A6]-y0)^2-([.J$1]-x0)^2)+z0 ;0)" office:value-type="float" office:value="18.9897948556636" calcext:value-type="float">
            <text:p>18.99</text:p>
          </table:table-cell>
          <table:table-cell table:formula="of:=IF(rad^2-([.$A6]-y0)^2-([.K$1]-x0)^2&gt;0;SQRT(rad^2-([.$A6]-y0)^2-([.K$1]-x0)^2)+z0 ;0)" office:value-type="float" office:value="21.9615242270663" calcext:value-type="float">
            <text:p>21.96</text:p>
          </table:table-cell>
          <table:table-cell table:formula="of:=IF(rad^2-([.$A6]-y0)^2-([.L$1]-x0)^2&gt;0;SQRT(rad^2-([.$A6]-y0)^2-([.L$1]-x0)^2)+z0 ;0)" office:value-type="float" office:value="22.9150262212918" calcext:value-type="float">
            <text:p>22.92</text:p>
          </table:table-cell>
          <table:table-cell table:formula="of:=IF(rad^2-([.$A6]-y0)^2-([.M$1]-x0)^2&gt;0;SQRT(rad^2-([.$A6]-y0)^2-([.M$1]-x0)^2)+z0 ;0)" office:value-type="float" office:value="21.9615242270663" calcext:value-type="float">
            <text:p>21.96</text:p>
          </table:table-cell>
          <table:table-cell table:formula="of:=IF(rad^2-([.$A6]-y0)^2-([.N$1]-x0)^2&gt;0;SQRT(rad^2-([.$A6]-y0)^2-([.N$1]-x0)^2)+z0 ;0)" office:value-type="float" office:value="18.9897948556636" calcext:value-type="float">
            <text:p>18.99</text:p>
          </table:table-cell>
          <table:table-cell table:formula="of:=IF(rad^2-([.$A6]-y0)^2-([.O$1]-x0)^2&gt;0;SQRT(rad^2-([.$A6]-y0)^2-([.O$1]-x0)^2)+z0 ;0)" office:value-type="float" office:value="13.5889894354067" calcext:value-type="float">
            <text:p>13.59</text:p>
          </table:table-cell>
          <table:table-cell table:formula="of:=IF(rad^2-([.$A6]-y0)^2-([.P$1]-x0)^2&gt;0;SQRT(rad^2-([.$A6]-y0)^2-([.P$1]-x0)^2)+z0 ;0)" office:value-type="float" office:value="4.64101615137755" calcext:value-type="float">
            <text:p>4.64</text:p>
          </table:table-cell>
          <table:table-cell table:formula="of:=IF(rad^2-([.$A6]-y0)^2-([.Q$1]-x0)^2&gt;0;SQRT(rad^2-([.$A6]-y0)^2-([.Q$1]-x0)^2)+z0 ;0)" office:value-type="float" office:value="-12.6794919243112" calcext:value-type="float">
            <text:p>-12.68</text:p>
          </table:table-cell>
          <table:table-cell table:formula="of:=IF(rad^2-([.$A6]-y0)^2-([.R$1]-x0)^2&gt;0;SQRT(rad^2-([.$A6]-y0)^2-([.R$1]-x0)^2)+z0 ;0)" office:value-type="float" office:value="0" calcext:value-type="float">
            <text:p>0.00</text:p>
          </table:table-cell>
          <table:table-cell table:formula="of:=IF(rad^2-([.$A6]-y0)^2-([.S$1]-x0)^2&gt;0;SQRT(rad^2-([.$A6]-y0)^2-([.S$1]-x0)^2)+z0 ;0)" office:value-type="float" office:value="0" calcext:value-type="float">
            <text:p>0.00</text:p>
          </table:table-cell>
          <table:table-cell table:formula="of:=IF(rad^2-([.$A6]-y0)^2-([.T$1]-x0)^2&gt;0;SQRT(rad^2-([.$A6]-y0)^2-([.T$1]-x0)^2)+z0 ;0)" office:value-type="float" office:value="0" calcext:value-type="float">
            <text:p>0.00</text:p>
          </table:table-cell>
          <table:table-cell table:formula="of:=IF(rad^2-([.$A6]-y0)^2-([.U$1]-x0)^2&gt;0;SQRT(rad^2-([.$A6]-y0)^2-([.U$1]-x0)^2)+z0 ;0)" office:value-type="float" office:value="0" calcext:value-type="float">
            <text:p>0.00</text:p>
          </table:table-cell>
          <table:table-cell table:formula="of:=IF(rad^2-([.$A6]-y0)^2-([.V$1]-x0)^2&gt;0;SQRT(rad^2-([.$A6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IF(rad^2-([.$A7]-y0)^2-([.B$1]-x0)^2&gt;0;SQRT(rad^2-([.$A7]-y0)^2-([.B$1]-x0)^2)+z0 ;0)" office:value-type="float" office:value="0" calcext:value-type="float">
            <text:p>0.00</text:p>
          </table:table-cell>
          <table:table-cell table:formula="of:=IF(rad^2-([.$A7]-y0)^2-([.C$1]-x0)^2&gt;0;SQRT(rad^2-([.$A7]-y0)^2-([.C$1]-x0)^2)+z0 ;0)" office:value-type="float" office:value="0" calcext:value-type="float">
            <text:p>0.00</text:p>
          </table:table-cell>
          <table:table-cell table:formula="of:=IF(rad^2-([.$A7]-y0)^2-([.D$1]-x0)^2&gt;0;SQRT(rad^2-([.$A7]-y0)^2-([.D$1]-x0)^2)+z0 ;0)" office:value-type="float" office:value="0" calcext:value-type="float">
            <text:p>0.00</text:p>
          </table:table-cell>
          <table:table-cell table:formula="of:=IF(rad^2-([.$A7]-y0)^2-([.E$1]-x0)^2&gt;0;SQRT(rad^2-([.$A7]-y0)^2-([.E$1]-x0)^2)+z0 ;0)" office:value-type="float" office:value="0" calcext:value-type="float">
            <text:p>0.00</text:p>
          </table:table-cell>
          <table:table-cell table:formula="of:=IF(rad^2-([.$A7]-y0)^2-([.F$1]-x0)^2&gt;0;SQRT(rad^2-([.$A7]-y0)^2-([.F$1]-x0)^2)+z0 ;0)" office:value-type="float" office:value="-12.6794919243112" calcext:value-type="float">
            <text:p>-12.68</text:p>
          </table:table-cell>
          <table:table-cell table:formula="of:=IF(rad^2-([.$A7]-y0)^2-([.G$1]-x0)^2&gt;0;SQRT(rad^2-([.$A7]-y0)^2-([.G$1]-x0)^2)+z0 ;0)" office:value-type="float" office:value="7.41657386773942" calcext:value-type="float">
            <text:p>7.42</text:p>
          </table:table-cell>
          <table:table-cell table:formula="of:=IF(rad^2-([.$A7]-y0)^2-([.H$1]-x0)^2&gt;0;SQRT(rad^2-([.$A7]-y0)^2-([.H$1]-x0)^2)+z0 ;0)" office:value-type="float" office:value="17.9583152331272" calcext:value-type="float">
            <text:p>17.96</text:p>
          </table:table-cell>
          <table:table-cell table:formula="of:=IF(rad^2-([.$A7]-y0)^2-([.I$1]-x0)^2&gt;0;SQRT(rad^2-([.$A7]-y0)^2-([.I$1]-x0)^2)+z0 ;0)" office:value-type="float" office:value="24.7722557505166" calcext:value-type="float">
            <text:p>24.77</text:p>
          </table:table-cell>
          <table:table-cell table:formula="of:=IF(rad^2-([.$A7]-y0)^2-([.J$1]-x0)^2&gt;0;SQRT(rad^2-([.$A7]-y0)^2-([.J$1]-x0)^2)+z0 ;0)" office:value-type="float" office:value="29.1607978309962" calcext:value-type="float">
            <text:p>29.16</text:p>
          </table:table-cell>
          <table:table-cell table:formula="of:=IF(rad^2-([.$A7]-y0)^2-([.K$1]-x0)^2&gt;0;SQRT(rad^2-([.$A7]-y0)^2-([.K$1]-x0)^2)+z0 ;0)" office:value-type="float" office:value="31.6441400296898" calcext:value-type="float">
            <text:p>31.64</text:p>
          </table:table-cell>
          <table:table-cell table:formula="of:=IF(rad^2-([.$A7]-y0)^2-([.L$1]-x0)^2&gt;0;SQRT(rad^2-([.$A7]-y0)^2-([.L$1]-x0)^2)+z0 ;0)" office:value-type="float" office:value="32.449979983984" calcext:value-type="float">
            <text:p>32.45</text:p>
          </table:table-cell>
          <table:table-cell table:formula="of:=IF(rad^2-([.$A7]-y0)^2-([.M$1]-x0)^2&gt;0;SQRT(rad^2-([.$A7]-y0)^2-([.M$1]-x0)^2)+z0 ;0)" office:value-type="float" office:value="31.6441400296898" calcext:value-type="float">
            <text:p>31.64</text:p>
          </table:table-cell>
          <table:table-cell table:formula="of:=IF(rad^2-([.$A7]-y0)^2-([.N$1]-x0)^2&gt;0;SQRT(rad^2-([.$A7]-y0)^2-([.N$1]-x0)^2)+z0 ;0)" office:value-type="float" office:value="29.1607978309962" calcext:value-type="float">
            <text:p>29.16</text:p>
          </table:table-cell>
          <table:table-cell table:formula="of:=IF(rad^2-([.$A7]-y0)^2-([.O$1]-x0)^2&gt;0;SQRT(rad^2-([.$A7]-y0)^2-([.O$1]-x0)^2)+z0 ;0)" office:value-type="float" office:value="24.7722557505166" calcext:value-type="float">
            <text:p>24.77</text:p>
          </table:table-cell>
          <table:table-cell table:formula="of:=IF(rad^2-([.$A7]-y0)^2-([.P$1]-x0)^2&gt;0;SQRT(rad^2-([.$A7]-y0)^2-([.P$1]-x0)^2)+z0 ;0)" office:value-type="float" office:value="17.9583152331272" calcext:value-type="float">
            <text:p>17.96</text:p>
          </table:table-cell>
          <table:table-cell table:formula="of:=IF(rad^2-([.$A7]-y0)^2-([.Q$1]-x0)^2&gt;0;SQRT(rad^2-([.$A7]-y0)^2-([.Q$1]-x0)^2)+z0 ;0)" office:value-type="float" office:value="7.41657386773942" calcext:value-type="float">
            <text:p>7.42</text:p>
          </table:table-cell>
          <table:table-cell table:formula="of:=IF(rad^2-([.$A7]-y0)^2-([.R$1]-x0)^2&gt;0;SQRT(rad^2-([.$A7]-y0)^2-([.R$1]-x0)^2)+z0 ;0)" office:value-type="float" office:value="-12.6794919243112" calcext:value-type="float">
            <text:p>-12.68</text:p>
          </table:table-cell>
          <table:table-cell table:formula="of:=IF(rad^2-([.$A7]-y0)^2-([.S$1]-x0)^2&gt;0;SQRT(rad^2-([.$A7]-y0)^2-([.S$1]-x0)^2)+z0 ;0)" office:value-type="float" office:value="0" calcext:value-type="float">
            <text:p>0.00</text:p>
          </table:table-cell>
          <table:table-cell table:formula="of:=IF(rad^2-([.$A7]-y0)^2-([.T$1]-x0)^2&gt;0;SQRT(rad^2-([.$A7]-y0)^2-([.T$1]-x0)^2)+z0 ;0)" office:value-type="float" office:value="0" calcext:value-type="float">
            <text:p>0.00</text:p>
          </table:table-cell>
          <table:table-cell table:formula="of:=IF(rad^2-([.$A7]-y0)^2-([.U$1]-x0)^2&gt;0;SQRT(rad^2-([.$A7]-y0)^2-([.U$1]-x0)^2)+z0 ;0)" office:value-type="float" office:value="0" calcext:value-type="float">
            <text:p>0.00</text:p>
          </table:table-cell>
          <table:table-cell table:formula="of:=IF(rad^2-([.$A7]-y0)^2-([.V$1]-x0)^2&gt;0;SQRT(rad^2-([.$A7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IF(rad^2-([.$A8]-y0)^2-([.B$1]-x0)^2&gt;0;SQRT(rad^2-([.$A8]-y0)^2-([.B$1]-x0)^2)+z0 ;0)" office:value-type="float" office:value="0" calcext:value-type="float">
            <text:p>0.00</text:p>
          </table:table-cell>
          <table:table-cell table:formula="of:=IF(rad^2-([.$A8]-y0)^2-([.C$1]-x0)^2&gt;0;SQRT(rad^2-([.$A8]-y0)^2-([.C$1]-x0)^2)+z0 ;0)" office:value-type="float" office:value="0" calcext:value-type="float">
            <text:p>0.00</text:p>
          </table:table-cell>
          <table:table-cell table:formula="of:=IF(rad^2-([.$A8]-y0)^2-([.D$1]-x0)^2&gt;0;SQRT(rad^2-([.$A8]-y0)^2-([.D$1]-x0)^2)+z0 ;0)" office:value-type="float" office:value="0" calcext:value-type="float">
            <text:p>0.00</text:p>
          </table:table-cell>
          <table:table-cell table:formula="of:=IF(rad^2-([.$A8]-y0)^2-([.E$1]-x0)^2&gt;0;SQRT(rad^2-([.$A8]-y0)^2-([.E$1]-x0)^2)+z0 ;0)" office:value-type="float" office:value="0" calcext:value-type="float">
            <text:p>0.00</text:p>
          </table:table-cell>
          <table:table-cell table:formula="of:=IF(rad^2-([.$A8]-y0)^2-([.F$1]-x0)^2&gt;0;SQRT(rad^2-([.$A8]-y0)^2-([.F$1]-x0)^2)+z0 ;0)" office:value-type="float" office:value="4.64101615137755" calcext:value-type="float">
            <text:p>4.64</text:p>
          </table:table-cell>
          <table:table-cell table:formula="of:=IF(rad^2-([.$A8]-y0)^2-([.G$1]-x0)^2&gt;0;SQRT(rad^2-([.$A8]-y0)^2-([.G$1]-x0)^2)+z0 ;0)" office:value-type="float" office:value="17.9583152331272" calcext:value-type="float">
            <text:p>17.96</text:p>
          </table:table-cell>
          <table:table-cell table:formula="of:=IF(rad^2-([.$A8]-y0)^2-([.H$1]-x0)^2&gt;0;SQRT(rad^2-([.$A8]-y0)^2-([.H$1]-x0)^2)+z0 ;0)" office:value-type="float" office:value="26.5685424949238" calcext:value-type="float">
            <text:p>26.57</text:p>
          </table:table-cell>
          <table:table-cell table:formula="of:=IF(rad^2-([.$A8]-y0)^2-([.I$1]-x0)^2&gt;0;SQRT(rad^2-([.$A8]-y0)^2-([.I$1]-x0)^2)+z0 ;0)" office:value-type="float" office:value="32.449979983984" calcext:value-type="float">
            <text:p>32.45</text:p>
          </table:table-cell>
          <table:table-cell table:formula="of:=IF(rad^2-([.$A8]-y0)^2-([.J$1]-x0)^2&gt;0;SQRT(rad^2-([.$A8]-y0)^2-([.J$1]-x0)^2)+z0 ;0)" office:value-type="float" office:value="36.332495807108" calcext:value-type="float">
            <text:p>36.33</text:p>
          </table:table-cell>
          <table:table-cell table:formula="of:=IF(rad^2-([.$A8]-y0)^2-([.K$1]-x0)^2&gt;0;SQRT(rad^2-([.$A8]-y0)^2-([.K$1]-x0)^2)+z0 ;0)" office:value-type="float" office:value="38.5565460040104" calcext:value-type="float">
            <text:p>38.56</text:p>
          </table:table-cell>
          <table:table-cell table:formula="of:=IF(rad^2-([.$A8]-y0)^2-([.L$1]-x0)^2&gt;0;SQRT(rad^2-([.$A8]-y0)^2-([.L$1]-x0)^2)+z0 ;0)" office:value-type="float" office:value="39.2820323027551" calcext:value-type="float">
            <text:p>39.28</text:p>
          </table:table-cell>
          <table:table-cell table:formula="of:=IF(rad^2-([.$A8]-y0)^2-([.M$1]-x0)^2&gt;0;SQRT(rad^2-([.$A8]-y0)^2-([.M$1]-x0)^2)+z0 ;0)" office:value-type="float" office:value="38.5565460040104" calcext:value-type="float">
            <text:p>38.56</text:p>
          </table:table-cell>
          <table:table-cell table:formula="of:=IF(rad^2-([.$A8]-y0)^2-([.N$1]-x0)^2&gt;0;SQRT(rad^2-([.$A8]-y0)^2-([.N$1]-x0)^2)+z0 ;0)" office:value-type="float" office:value="36.332495807108" calcext:value-type="float">
            <text:p>36.33</text:p>
          </table:table-cell>
          <table:table-cell table:formula="of:=IF(rad^2-([.$A8]-y0)^2-([.O$1]-x0)^2&gt;0;SQRT(rad^2-([.$A8]-y0)^2-([.O$1]-x0)^2)+z0 ;0)" office:value-type="float" office:value="32.449979983984" calcext:value-type="float">
            <text:p>32.45</text:p>
          </table:table-cell>
          <table:table-cell table:formula="of:=IF(rad^2-([.$A8]-y0)^2-([.P$1]-x0)^2&gt;0;SQRT(rad^2-([.$A8]-y0)^2-([.P$1]-x0)^2)+z0 ;0)" office:value-type="float" office:value="26.5685424949238" calcext:value-type="float">
            <text:p>26.57</text:p>
          </table:table-cell>
          <table:table-cell table:formula="of:=IF(rad^2-([.$A8]-y0)^2-([.Q$1]-x0)^2&gt;0;SQRT(rad^2-([.$A8]-y0)^2-([.Q$1]-x0)^2)+z0 ;0)" office:value-type="float" office:value="17.9583152331272" calcext:value-type="float">
            <text:p>17.96</text:p>
          </table:table-cell>
          <table:table-cell table:formula="of:=IF(rad^2-([.$A8]-y0)^2-([.R$1]-x0)^2&gt;0;SQRT(rad^2-([.$A8]-y0)^2-([.R$1]-x0)^2)+z0 ;0)" office:value-type="float" office:value="4.64101615137755" calcext:value-type="float">
            <text:p>4.64</text:p>
          </table:table-cell>
          <table:table-cell table:formula="of:=IF(rad^2-([.$A8]-y0)^2-([.S$1]-x0)^2&gt;0;SQRT(rad^2-([.$A8]-y0)^2-([.S$1]-x0)^2)+z0 ;0)" office:value-type="float" office:value="0" calcext:value-type="float">
            <text:p>0.00</text:p>
          </table:table-cell>
          <table:table-cell table:formula="of:=IF(rad^2-([.$A8]-y0)^2-([.T$1]-x0)^2&gt;0;SQRT(rad^2-([.$A8]-y0)^2-([.T$1]-x0)^2)+z0 ;0)" office:value-type="float" office:value="0" calcext:value-type="float">
            <text:p>0.00</text:p>
          </table:table-cell>
          <table:table-cell table:formula="of:=IF(rad^2-([.$A8]-y0)^2-([.U$1]-x0)^2&gt;0;SQRT(rad^2-([.$A8]-y0)^2-([.U$1]-x0)^2)+z0 ;0)" office:value-type="float" office:value="0" calcext:value-type="float">
            <text:p>0.00</text:p>
          </table:table-cell>
          <table:table-cell table:formula="of:=IF(rad^2-([.$A8]-y0)^2-([.V$1]-x0)^2&gt;0;SQRT(rad^2-([.$A8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IF(rad^2-([.$A9]-y0)^2-([.B$1]-x0)^2&gt;0;SQRT(rad^2-([.$A9]-y0)^2-([.B$1]-x0)^2)+z0 ;0)" office:value-type="float" office:value="0" calcext:value-type="float">
            <text:p>0.00</text:p>
          </table:table-cell>
          <table:table-cell table:formula="of:=IF(rad^2-([.$A9]-y0)^2-([.C$1]-x0)^2&gt;0;SQRT(rad^2-([.$A9]-y0)^2-([.C$1]-x0)^2)+z0 ;0)" office:value-type="float" office:value="0" calcext:value-type="float">
            <text:p>0.00</text:p>
          </table:table-cell>
          <table:table-cell table:formula="of:=IF(rad^2-([.$A9]-y0)^2-([.D$1]-x0)^2&gt;0;SQRT(rad^2-([.$A9]-y0)^2-([.D$1]-x0)^2)+z0 ;0)" office:value-type="float" office:value="0" calcext:value-type="float">
            <text:p>0.00</text:p>
          </table:table-cell>
          <table:table-cell table:formula="of:=IF(rad^2-([.$A9]-y0)^2-([.E$1]-x0)^2&gt;0;SQRT(rad^2-([.$A9]-y0)^2-([.E$1]-x0)^2)+z0 ;0)" office:value-type="float" office:value="-5.50510257216822" calcext:value-type="float">
            <text:p>-5.51</text:p>
          </table:table-cell>
          <table:table-cell table:formula="of:=IF(rad^2-([.$A9]-y0)^2-([.F$1]-x0)^2&gt;0;SQRT(rad^2-([.$A9]-y0)^2-([.F$1]-x0)^2)+z0 ;0)" office:value-type="float" office:value="13.5889894354067" calcext:value-type="float">
            <text:p>13.59</text:p>
          </table:table-cell>
          <table:table-cell table:formula="of:=IF(rad^2-([.$A9]-y0)^2-([.G$1]-x0)^2&gt;0;SQRT(rad^2-([.$A9]-y0)^2-([.G$1]-x0)^2)+z0 ;0)" office:value-type="float" office:value="24.7722557505166" calcext:value-type="float">
            <text:p>24.77</text:p>
          </table:table-cell>
          <table:table-cell table:formula="of:=IF(rad^2-([.$A9]-y0)^2-([.H$1]-x0)^2&gt;0;SQRT(rad^2-([.$A9]-y0)^2-([.H$1]-x0)^2)+z0 ;0)" office:value-type="float" office:value="32.449979983984" calcext:value-type="float">
            <text:p>32.45</text:p>
          </table:table-cell>
          <table:table-cell table:formula="of:=IF(rad^2-([.$A9]-y0)^2-([.I$1]-x0)^2&gt;0;SQRT(rad^2-([.$A9]-y0)^2-([.I$1]-x0)^2)+z0 ;0)" office:value-type="float" office:value="37.8232998312527" calcext:value-type="float">
            <text:p>37.82</text:p>
          </table:table-cell>
          <table:table-cell table:formula="of:=IF(rad^2-([.$A9]-y0)^2-([.J$1]-x0)^2&gt;0;SQRT(rad^2-([.$A9]-y0)^2-([.J$1]-x0)^2)+z0 ;0)" office:value-type="float" office:value="41.4142842854285" calcext:value-type="float">
            <text:p>41.41</text:p>
          </table:table-cell>
          <table:table-cell table:formula="of:=IF(rad^2-([.$A9]-y0)^2-([.K$1]-x0)^2&gt;0;SQRT(rad^2-([.$A9]-y0)^2-([.K$1]-x0)^2)+z0 ;0)" office:value-type="float" office:value="43.4846922834953" calcext:value-type="float">
            <text:p>43.48</text:p>
          </table:table-cell>
          <table:table-cell table:formula="of:=IF(rad^2-([.$A9]-y0)^2-([.L$1]-x0)^2&gt;0;SQRT(rad^2-([.$A9]-y0)^2-([.L$1]-x0)^2)+z0 ;0)" office:value-type="float" office:value="44.1619848709566" calcext:value-type="float">
            <text:p>44.16</text:p>
          </table:table-cell>
          <table:table-cell table:formula="of:=IF(rad^2-([.$A9]-y0)^2-([.M$1]-x0)^2&gt;0;SQRT(rad^2-([.$A9]-y0)^2-([.M$1]-x0)^2)+z0 ;0)" office:value-type="float" office:value="43.4846922834953" calcext:value-type="float">
            <text:p>43.48</text:p>
          </table:table-cell>
          <table:table-cell table:formula="of:=IF(rad^2-([.$A9]-y0)^2-([.N$1]-x0)^2&gt;0;SQRT(rad^2-([.$A9]-y0)^2-([.N$1]-x0)^2)+z0 ;0)" office:value-type="float" office:value="41.4142842854285" calcext:value-type="float">
            <text:p>41.41</text:p>
          </table:table-cell>
          <table:table-cell table:formula="of:=IF(rad^2-([.$A9]-y0)^2-([.O$1]-x0)^2&gt;0;SQRT(rad^2-([.$A9]-y0)^2-([.O$1]-x0)^2)+z0 ;0)" office:value-type="float" office:value="37.8232998312527" calcext:value-type="float">
            <text:p>37.82</text:p>
          </table:table-cell>
          <table:table-cell table:formula="of:=IF(rad^2-([.$A9]-y0)^2-([.P$1]-x0)^2&gt;0;SQRT(rad^2-([.$A9]-y0)^2-([.P$1]-x0)^2)+z0 ;0)" office:value-type="float" office:value="32.449979983984" calcext:value-type="float">
            <text:p>32.45</text:p>
          </table:table-cell>
          <table:table-cell table:formula="of:=IF(rad^2-([.$A9]-y0)^2-([.Q$1]-x0)^2&gt;0;SQRT(rad^2-([.$A9]-y0)^2-([.Q$1]-x0)^2)+z0 ;0)" office:value-type="float" office:value="24.7722557505166" calcext:value-type="float">
            <text:p>24.77</text:p>
          </table:table-cell>
          <table:table-cell table:formula="of:=IF(rad^2-([.$A9]-y0)^2-([.R$1]-x0)^2&gt;0;SQRT(rad^2-([.$A9]-y0)^2-([.R$1]-x0)^2)+z0 ;0)" office:value-type="float" office:value="13.5889894354067" calcext:value-type="float">
            <text:p>13.59</text:p>
          </table:table-cell>
          <table:table-cell table:formula="of:=IF(rad^2-([.$A9]-y0)^2-([.S$1]-x0)^2&gt;0;SQRT(rad^2-([.$A9]-y0)^2-([.S$1]-x0)^2)+z0 ;0)" office:value-type="float" office:value="-5.50510257216822" calcext:value-type="float">
            <text:p>-5.51</text:p>
          </table:table-cell>
          <table:table-cell table:formula="of:=IF(rad^2-([.$A9]-y0)^2-([.T$1]-x0)^2&gt;0;SQRT(rad^2-([.$A9]-y0)^2-([.T$1]-x0)^2)+z0 ;0)" office:value-type="float" office:value="0" calcext:value-type="float">
            <text:p>0.00</text:p>
          </table:table-cell>
          <table:table-cell table:formula="of:=IF(rad^2-([.$A9]-y0)^2-([.U$1]-x0)^2&gt;0;SQRT(rad^2-([.$A9]-y0)^2-([.U$1]-x0)^2)+z0 ;0)" office:value-type="float" office:value="0" calcext:value-type="float">
            <text:p>0.00</text:p>
          </table:table-cell>
          <table:table-cell table:formula="of:=IF(rad^2-([.$A9]-y0)^2-([.V$1]-x0)^2&gt;0;SQRT(rad^2-([.$A9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IF(rad^2-([.$A10]-y0)^2-([.B$1]-x0)^2&gt;0;SQRT(rad^2-([.$A10]-y0)^2-([.B$1]-x0)^2)+z0 ;0)" office:value-type="float" office:value="0" calcext:value-type="float">
            <text:p>0.00</text:p>
          </table:table-cell>
          <table:table-cell table:formula="of:=IF(rad^2-([.$A10]-y0)^2-([.C$1]-x0)^2&gt;0;SQRT(rad^2-([.$A10]-y0)^2-([.C$1]-x0)^2)+z0 ;0)" office:value-type="float" office:value="0" calcext:value-type="float">
            <text:p>0.00</text:p>
          </table:table-cell>
          <table:table-cell table:formula="of:=IF(rad^2-([.$A10]-y0)^2-([.D$1]-x0)^2&gt;0;SQRT(rad^2-([.$A10]-y0)^2-([.D$1]-x0)^2)+z0 ;0)" office:value-type="float" office:value="0" calcext:value-type="float">
            <text:p>0.00</text:p>
          </table:table-cell>
          <table:table-cell table:formula="of:=IF(rad^2-([.$A10]-y0)^2-([.E$1]-x0)^2&gt;0;SQRT(rad^2-([.$A10]-y0)^2-([.E$1]-x0)^2)+z0 ;0)" office:value-type="float" office:value="3.166247903554" calcext:value-type="float">
            <text:p>3.17</text:p>
          </table:table-cell>
          <table:table-cell table:formula="of:=IF(rad^2-([.$A10]-y0)^2-([.F$1]-x0)^2&gt;0;SQRT(rad^2-([.$A10]-y0)^2-([.F$1]-x0)^2)+z0 ;0)" office:value-type="float" office:value="18.9897948556636" calcext:value-type="float">
            <text:p>18.99</text:p>
          </table:table-cell>
          <table:table-cell table:formula="of:=IF(rad^2-([.$A10]-y0)^2-([.G$1]-x0)^2&gt;0;SQRT(rad^2-([.$A10]-y0)^2-([.G$1]-x0)^2)+z0 ;0)" office:value-type="float" office:value="29.1607978309962" calcext:value-type="float">
            <text:p>29.16</text:p>
          </table:table-cell>
          <table:table-cell table:formula="of:=IF(rad^2-([.$A10]-y0)^2-([.H$1]-x0)^2&gt;0;SQRT(rad^2-([.$A10]-y0)^2-([.H$1]-x0)^2)+z0 ;0)" office:value-type="float" office:value="36.332495807108" calcext:value-type="float">
            <text:p>36.33</text:p>
          </table:table-cell>
          <table:table-cell table:formula="of:=IF(rad^2-([.$A10]-y0)^2-([.I$1]-x0)^2&gt;0;SQRT(rad^2-([.$A10]-y0)^2-([.I$1]-x0)^2)+z0 ;0)" office:value-type="float" office:value="41.4142842854285" calcext:value-type="float">
            <text:p>41.41</text:p>
          </table:table-cell>
          <table:table-cell table:formula="of:=IF(rad^2-([.$A10]-y0)^2-([.J$1]-x0)^2&gt;0;SQRT(rad^2-([.$A10]-y0)^2-([.J$1]-x0)^2)+z0 ;0)" office:value-type="float" office:value="44.8331477354788" calcext:value-type="float">
            <text:p>44.83</text:p>
          </table:table-cell>
          <table:table-cell table:formula="of:=IF(rad^2-([.$A10]-y0)^2-([.K$1]-x0)^2&gt;0;SQRT(rad^2-([.$A10]-y0)^2-([.K$1]-x0)^2)+z0 ;0)" office:value-type="float" office:value="46.8114574786861" calcext:value-type="float">
            <text:p>46.81</text:p>
          </table:table-cell>
          <table:table-cell table:formula="of:=IF(rad^2-([.$A10]-y0)^2-([.L$1]-x0)^2&gt;0;SQRT(rad^2-([.$A10]-y0)^2-([.L$1]-x0)^2)+z0 ;0)" office:value-type="float" office:value="47.4596669241483" calcext:value-type="float">
            <text:p>47.46</text:p>
          </table:table-cell>
          <table:table-cell table:formula="of:=IF(rad^2-([.$A10]-y0)^2-([.M$1]-x0)^2&gt;0;SQRT(rad^2-([.$A10]-y0)^2-([.M$1]-x0)^2)+z0 ;0)" office:value-type="float" office:value="46.8114574786861" calcext:value-type="float">
            <text:p>46.81</text:p>
          </table:table-cell>
          <table:table-cell table:formula="of:=IF(rad^2-([.$A10]-y0)^2-([.N$1]-x0)^2&gt;0;SQRT(rad^2-([.$A10]-y0)^2-([.N$1]-x0)^2)+z0 ;0)" office:value-type="float" office:value="44.8331477354788" calcext:value-type="float">
            <text:p>44.83</text:p>
          </table:table-cell>
          <table:table-cell table:formula="of:=IF(rad^2-([.$A10]-y0)^2-([.O$1]-x0)^2&gt;0;SQRT(rad^2-([.$A10]-y0)^2-([.O$1]-x0)^2)+z0 ;0)" office:value-type="float" office:value="41.4142842854285" calcext:value-type="float">
            <text:p>41.41</text:p>
          </table:table-cell>
          <table:table-cell table:formula="of:=IF(rad^2-([.$A10]-y0)^2-([.P$1]-x0)^2&gt;0;SQRT(rad^2-([.$A10]-y0)^2-([.P$1]-x0)^2)+z0 ;0)" office:value-type="float" office:value="36.332495807108" calcext:value-type="float">
            <text:p>36.33</text:p>
          </table:table-cell>
          <table:table-cell table:formula="of:=IF(rad^2-([.$A10]-y0)^2-([.Q$1]-x0)^2&gt;0;SQRT(rad^2-([.$A10]-y0)^2-([.Q$1]-x0)^2)+z0 ;0)" office:value-type="float" office:value="29.1607978309962" calcext:value-type="float">
            <text:p>29.16</text:p>
          </table:table-cell>
          <table:table-cell table:formula="of:=IF(rad^2-([.$A10]-y0)^2-([.R$1]-x0)^2&gt;0;SQRT(rad^2-([.$A10]-y0)^2-([.R$1]-x0)^2)+z0 ;0)" office:value-type="float" office:value="18.9897948556636" calcext:value-type="float">
            <text:p>18.99</text:p>
          </table:table-cell>
          <table:table-cell table:formula="of:=IF(rad^2-([.$A10]-y0)^2-([.S$1]-x0)^2&gt;0;SQRT(rad^2-([.$A10]-y0)^2-([.S$1]-x0)^2)+z0 ;0)" office:value-type="float" office:value="3.166247903554" calcext:value-type="float">
            <text:p>3.17</text:p>
          </table:table-cell>
          <table:table-cell table:formula="of:=IF(rad^2-([.$A10]-y0)^2-([.T$1]-x0)^2&gt;0;SQRT(rad^2-([.$A10]-y0)^2-([.T$1]-x0)^2)+z0 ;0)" office:value-type="float" office:value="0" calcext:value-type="float">
            <text:p>0.00</text:p>
          </table:table-cell>
          <table:table-cell table:formula="of:=IF(rad^2-([.$A10]-y0)^2-([.U$1]-x0)^2&gt;0;SQRT(rad^2-([.$A10]-y0)^2-([.U$1]-x0)^2)+z0 ;0)" office:value-type="float" office:value="0" calcext:value-type="float">
            <text:p>0.00</text:p>
          </table:table-cell>
          <table:table-cell table:formula="of:=IF(rad^2-([.$A10]-y0)^2-([.V$1]-x0)^2&gt;0;SQRT(rad^2-([.$A10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IF(rad^2-([.$A11]-y0)^2-([.B$1]-x0)^2&gt;0;SQRT(rad^2-([.$A11]-y0)^2-([.B$1]-x0)^2)+z0 ;0)" office:value-type="float" office:value="0" calcext:value-type="float">
            <text:p>0.00</text:p>
          </table:table-cell>
          <table:table-cell table:formula="of:=IF(rad^2-([.$A11]-y0)^2-([.C$1]-x0)^2&gt;0;SQRT(rad^2-([.$A11]-y0)^2-([.C$1]-x0)^2)+z0 ;0)" office:value-type="float" office:value="0" calcext:value-type="float">
            <text:p>0.00</text:p>
          </table:table-cell>
          <table:table-cell table:formula="of:=IF(rad^2-([.$A11]-y0)^2-([.D$1]-x0)^2&gt;0;SQRT(rad^2-([.$A11]-y0)^2-([.D$1]-x0)^2)+z0 ;0)" office:value-type="float" office:value="0" calcext:value-type="float">
            <text:p>0.00</text:p>
          </table:table-cell>
          <table:table-cell table:formula="of:=IF(rad^2-([.$A11]-y0)^2-([.E$1]-x0)^2&gt;0;SQRT(rad^2-([.$A11]-y0)^2-([.E$1]-x0)^2)+z0 ;0)" office:value-type="float" office:value="7.41657386773942" calcext:value-type="float">
            <text:p>7.42</text:p>
          </table:table-cell>
          <table:table-cell table:formula="of:=IF(rad^2-([.$A11]-y0)^2-([.F$1]-x0)^2&gt;0;SQRT(rad^2-([.$A11]-y0)^2-([.F$1]-x0)^2)+z0 ;0)" office:value-type="float" office:value="21.9615242270663" calcext:value-type="float">
            <text:p>21.96</text:p>
          </table:table-cell>
          <table:table-cell table:formula="of:=IF(rad^2-([.$A11]-y0)^2-([.G$1]-x0)^2&gt;0;SQRT(rad^2-([.$A11]-y0)^2-([.G$1]-x0)^2)+z0 ;0)" office:value-type="float" office:value="31.6441400296898" calcext:value-type="float">
            <text:p>31.64</text:p>
          </table:table-cell>
          <table:table-cell table:formula="of:=IF(rad^2-([.$A11]-y0)^2-([.H$1]-x0)^2&gt;0;SQRT(rad^2-([.$A11]-y0)^2-([.H$1]-x0)^2)+z0 ;0)" office:value-type="float" office:value="38.5565460040104" calcext:value-type="float">
            <text:p>38.56</text:p>
          </table:table-cell>
          <table:table-cell table:formula="of:=IF(rad^2-([.$A11]-y0)^2-([.I$1]-x0)^2&gt;0;SQRT(rad^2-([.$A11]-y0)^2-([.I$1]-x0)^2)+z0 ;0)" office:value-type="float" office:value="43.4846922834953" calcext:value-type="float">
            <text:p>43.48</text:p>
          </table:table-cell>
          <table:table-cell table:formula="of:=IF(rad^2-([.$A11]-y0)^2-([.J$1]-x0)^2&gt;0;SQRT(rad^2-([.$A11]-y0)^2-([.J$1]-x0)^2)+z0 ;0)" office:value-type="float" office:value="46.8114574786861" calcext:value-type="float">
            <text:p>46.81</text:p>
          </table:table-cell>
          <table:table-cell table:formula="of:=IF(rad^2-([.$A11]-y0)^2-([.K$1]-x0)^2&gt;0;SQRT(rad^2-([.$A11]-y0)^2-([.K$1]-x0)^2)+z0 ;0)" office:value-type="float" office:value="48.7400787401181" calcext:value-type="float">
            <text:p>48.74</text:p>
          </table:table-cell>
          <table:table-cell table:formula="of:=IF(rad^2-([.$A11]-y0)^2-([.L$1]-x0)^2&gt;0;SQRT(rad^2-([.$A11]-y0)^2-([.L$1]-x0)^2)+z0 ;0)" office:value-type="float" office:value="49.3725393319377" calcext:value-type="float">
            <text:p>49.37</text:p>
          </table:table-cell>
          <table:table-cell table:formula="of:=IF(rad^2-([.$A11]-y0)^2-([.M$1]-x0)^2&gt;0;SQRT(rad^2-([.$A11]-y0)^2-([.M$1]-x0)^2)+z0 ;0)" office:value-type="float" office:value="48.7400787401181" calcext:value-type="float">
            <text:p>48.74</text:p>
          </table:table-cell>
          <table:table-cell table:formula="of:=IF(rad^2-([.$A11]-y0)^2-([.N$1]-x0)^2&gt;0;SQRT(rad^2-([.$A11]-y0)^2-([.N$1]-x0)^2)+z0 ;0)" office:value-type="float" office:value="46.8114574786861" calcext:value-type="float">
            <text:p>46.81</text:p>
          </table:table-cell>
          <table:table-cell table:formula="of:=IF(rad^2-([.$A11]-y0)^2-([.O$1]-x0)^2&gt;0;SQRT(rad^2-([.$A11]-y0)^2-([.O$1]-x0)^2)+z0 ;0)" office:value-type="float" office:value="43.4846922834953" calcext:value-type="float">
            <text:p>43.48</text:p>
          </table:table-cell>
          <table:table-cell table:formula="of:=IF(rad^2-([.$A11]-y0)^2-([.P$1]-x0)^2&gt;0;SQRT(rad^2-([.$A11]-y0)^2-([.P$1]-x0)^2)+z0 ;0)" office:value-type="float" office:value="38.5565460040104" calcext:value-type="float">
            <text:p>38.56</text:p>
          </table:table-cell>
          <table:table-cell table:formula="of:=IF(rad^2-([.$A11]-y0)^2-([.Q$1]-x0)^2&gt;0;SQRT(rad^2-([.$A11]-y0)^2-([.Q$1]-x0)^2)+z0 ;0)" office:value-type="float" office:value="31.6441400296898" calcext:value-type="float">
            <text:p>31.64</text:p>
          </table:table-cell>
          <table:table-cell table:formula="of:=IF(rad^2-([.$A11]-y0)^2-([.R$1]-x0)^2&gt;0;SQRT(rad^2-([.$A11]-y0)^2-([.R$1]-x0)^2)+z0 ;0)" office:value-type="float" office:value="21.9615242270663" calcext:value-type="float">
            <text:p>21.96</text:p>
          </table:table-cell>
          <table:table-cell table:formula="of:=IF(rad^2-([.$A11]-y0)^2-([.S$1]-x0)^2&gt;0;SQRT(rad^2-([.$A11]-y0)^2-([.S$1]-x0)^2)+z0 ;0)" office:value-type="float" office:value="7.41657386773942" calcext:value-type="float">
            <text:p>7.42</text:p>
          </table:table-cell>
          <table:table-cell table:formula="of:=IF(rad^2-([.$A11]-y0)^2-([.T$1]-x0)^2&gt;0;SQRT(rad^2-([.$A11]-y0)^2-([.T$1]-x0)^2)+z0 ;0)" office:value-type="float" office:value="0" calcext:value-type="float">
            <text:p>0.00</text:p>
          </table:table-cell>
          <table:table-cell table:formula="of:=IF(rad^2-([.$A11]-y0)^2-([.U$1]-x0)^2&gt;0;SQRT(rad^2-([.$A11]-y0)^2-([.U$1]-x0)^2)+z0 ;0)" office:value-type="float" office:value="0" calcext:value-type="float">
            <text:p>0.00</text:p>
          </table:table-cell>
          <table:table-cell table:formula="of:=IF(rad^2-([.$A11]-y0)^2-([.V$1]-x0)^2&gt;0;SQRT(rad^2-([.$A11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rad^2-([.$A12]-y0)^2-([.B$1]-x0)^2&gt;0;SQRT(rad^2-([.$A12]-y0)^2-([.B$1]-x0)^2)+z0 ;0)" office:value-type="float" office:value="0" calcext:value-type="float">
            <text:p>0.00</text:p>
          </table:table-cell>
          <table:table-cell table:formula="of:=IF(rad^2-([.$A12]-y0)^2-([.C$1]-x0)^2&gt;0;SQRT(rad^2-([.$A12]-y0)^2-([.C$1]-x0)^2)+z0 ;0)" office:value-type="float" office:value="0" calcext:value-type="float">
            <text:p>0.00</text:p>
          </table:table-cell>
          <table:table-cell table:formula="of:=IF(rad^2-([.$A12]-y0)^2-([.D$1]-x0)^2&gt;0;SQRT(rad^2-([.$A12]-y0)^2-([.D$1]-x0)^2)+z0 ;0)" office:value-type="float" office:value="0" calcext:value-type="float">
            <text:p>0.00</text:p>
          </table:table-cell>
          <table:table-cell table:formula="of:=IF(rad^2-([.$A12]-y0)^2-([.E$1]-x0)^2&gt;0;SQRT(rad^2-([.$A12]-y0)^2-([.E$1]-x0)^2)+z0 ;0)" office:value-type="float" office:value="8.72983346207417" calcext:value-type="float">
            <text:p>8.73</text:p>
          </table:table-cell>
          <table:table-cell table:formula="of:=IF(rad^2-([.$A12]-y0)^2-([.F$1]-x0)^2&gt;0;SQRT(rad^2-([.$A12]-y0)^2-([.F$1]-x0)^2)+z0 ;0)" office:value-type="float" office:value="22.9150262212918" calcext:value-type="float">
            <text:p>22.92</text:p>
          </table:table-cell>
          <table:table-cell table:formula="of:=IF(rad^2-([.$A12]-y0)^2-([.G$1]-x0)^2&gt;0;SQRT(rad^2-([.$A12]-y0)^2-([.G$1]-x0)^2)+z0 ;0)" office:value-type="float" office:value="32.449979983984" calcext:value-type="float">
            <text:p>32.45</text:p>
          </table:table-cell>
          <table:table-cell table:formula="of:=IF(rad^2-([.$A12]-y0)^2-([.H$1]-x0)^2&gt;0;SQRT(rad^2-([.$A12]-y0)^2-([.H$1]-x0)^2)+z0 ;0)" office:value-type="float" office:value="39.2820323027551" calcext:value-type="float">
            <text:p>39.28</text:p>
          </table:table-cell>
          <table:table-cell table:formula="of:=IF(rad^2-([.$A12]-y0)^2-([.I$1]-x0)^2&gt;0;SQRT(rad^2-([.$A12]-y0)^2-([.I$1]-x0)^2)+z0 ;0)" office:value-type="float" office:value="44.1619848709566" calcext:value-type="float">
            <text:p>44.16</text:p>
          </table:table-cell>
          <table:table-cell table:formula="of:=IF(rad^2-([.$A12]-y0)^2-([.J$1]-x0)^2&gt;0;SQRT(rad^2-([.$A12]-y0)^2-([.J$1]-x0)^2)+z0 ;0)" office:value-type="float" office:value="47.4596669241483" calcext:value-type="float">
            <text:p>47.46</text:p>
          </table:table-cell>
          <table:table-cell table:formula="of:=IF(rad^2-([.$A12]-y0)^2-([.K$1]-x0)^2&gt;0;SQRT(rad^2-([.$A12]-y0)^2-([.K$1]-x0)^2)+z0 ;0)" office:value-type="float" office:value="49.3725393319377" calcext:value-type="float">
            <text:p>49.37</text:p>
          </table:table-cell>
          <table:table-cell table:formula="of:=IF(rad^2-([.$A12]-y0)^2-([.L$1]-x0)^2&gt;0;SQRT(rad^2-([.$A12]-y0)^2-([.L$1]-x0)^2)+z0 ;0)" office:value-type="float" office:value="50" calcext:value-type="float">
            <text:p>50.00</text:p>
          </table:table-cell>
          <table:table-cell table:formula="of:=IF(rad^2-([.$A12]-y0)^2-([.M$1]-x0)^2&gt;0;SQRT(rad^2-([.$A12]-y0)^2-([.M$1]-x0)^2)+z0 ;0)" office:value-type="float" office:value="49.3725393319377" calcext:value-type="float">
            <text:p>49.37</text:p>
          </table:table-cell>
          <table:table-cell table:formula="of:=IF(rad^2-([.$A12]-y0)^2-([.N$1]-x0)^2&gt;0;SQRT(rad^2-([.$A12]-y0)^2-([.N$1]-x0)^2)+z0 ;0)" office:value-type="float" office:value="47.4596669241483" calcext:value-type="float">
            <text:p>47.46</text:p>
          </table:table-cell>
          <table:table-cell table:formula="of:=IF(rad^2-([.$A12]-y0)^2-([.O$1]-x0)^2&gt;0;SQRT(rad^2-([.$A12]-y0)^2-([.O$1]-x0)^2)+z0 ;0)" office:value-type="float" office:value="44.1619848709566" calcext:value-type="float">
            <text:p>44.16</text:p>
          </table:table-cell>
          <table:table-cell table:formula="of:=IF(rad^2-([.$A12]-y0)^2-([.P$1]-x0)^2&gt;0;SQRT(rad^2-([.$A12]-y0)^2-([.P$1]-x0)^2)+z0 ;0)" office:value-type="float" office:value="39.2820323027551" calcext:value-type="float">
            <text:p>39.28</text:p>
          </table:table-cell>
          <table:table-cell table:formula="of:=IF(rad^2-([.$A12]-y0)^2-([.Q$1]-x0)^2&gt;0;SQRT(rad^2-([.$A12]-y0)^2-([.Q$1]-x0)^2)+z0 ;0)" office:value-type="float" office:value="32.449979983984" calcext:value-type="float">
            <text:p>32.45</text:p>
          </table:table-cell>
          <table:table-cell table:formula="of:=IF(rad^2-([.$A12]-y0)^2-([.R$1]-x0)^2&gt;0;SQRT(rad^2-([.$A12]-y0)^2-([.R$1]-x0)^2)+z0 ;0)" office:value-type="float" office:value="22.9150262212918" calcext:value-type="float">
            <text:p>22.92</text:p>
          </table:table-cell>
          <table:table-cell table:formula="of:=IF(rad^2-([.$A12]-y0)^2-([.S$1]-x0)^2&gt;0;SQRT(rad^2-([.$A12]-y0)^2-([.S$1]-x0)^2)+z0 ;0)" office:value-type="float" office:value="8.72983346207417" calcext:value-type="float">
            <text:p>8.73</text:p>
          </table:table-cell>
          <table:table-cell table:formula="of:=IF(rad^2-([.$A12]-y0)^2-([.T$1]-x0)^2&gt;0;SQRT(rad^2-([.$A12]-y0)^2-([.T$1]-x0)^2)+z0 ;0)" office:value-type="float" office:value="0" calcext:value-type="float">
            <text:p>0.00</text:p>
          </table:table-cell>
          <table:table-cell table:formula="of:=IF(rad^2-([.$A12]-y0)^2-([.U$1]-x0)^2&gt;0;SQRT(rad^2-([.$A12]-y0)^2-([.U$1]-x0)^2)+z0 ;0)" office:value-type="float" office:value="0" calcext:value-type="float">
            <text:p>0.00</text:p>
          </table:table-cell>
          <table:table-cell table:formula="of:=IF(rad^2-([.$A12]-y0)^2-([.V$1]-x0)^2&gt;0;SQRT(rad^2-([.$A12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rad^2-([.$A13]-y0)^2-([.B$1]-x0)^2&gt;0;SQRT(rad^2-([.$A13]-y0)^2-([.B$1]-x0)^2)+z0 ;0)" office:value-type="float" office:value="0" calcext:value-type="float">
            <text:p>0.00</text:p>
          </table:table-cell>
          <table:table-cell table:formula="of:=IF(rad^2-([.$A13]-y0)^2-([.C$1]-x0)^2&gt;0;SQRT(rad^2-([.$A13]-y0)^2-([.C$1]-x0)^2)+z0 ;0)" office:value-type="float" office:value="0" calcext:value-type="float">
            <text:p>0.00</text:p>
          </table:table-cell>
          <table:table-cell table:formula="of:=IF(rad^2-([.$A13]-y0)^2-([.D$1]-x0)^2&gt;0;SQRT(rad^2-([.$A13]-y0)^2-([.D$1]-x0)^2)+z0 ;0)" office:value-type="float" office:value="0" calcext:value-type="float">
            <text:p>0.00</text:p>
          </table:table-cell>
          <table:table-cell table:formula="of:=IF(rad^2-([.$A13]-y0)^2-([.E$1]-x0)^2&gt;0;SQRT(rad^2-([.$A13]-y0)^2-([.E$1]-x0)^2)+z0 ;0)" office:value-type="float" office:value="7.41657386773942" calcext:value-type="float">
            <text:p>7.42</text:p>
          </table:table-cell>
          <table:table-cell table:formula="of:=IF(rad^2-([.$A13]-y0)^2-([.F$1]-x0)^2&gt;0;SQRT(rad^2-([.$A13]-y0)^2-([.F$1]-x0)^2)+z0 ;0)" office:value-type="float" office:value="21.9615242270663" calcext:value-type="float">
            <text:p>21.96</text:p>
          </table:table-cell>
          <table:table-cell table:formula="of:=IF(rad^2-([.$A13]-y0)^2-([.G$1]-x0)^2&gt;0;SQRT(rad^2-([.$A13]-y0)^2-([.G$1]-x0)^2)+z0 ;0)" office:value-type="float" office:value="31.6441400296898" calcext:value-type="float">
            <text:p>31.64</text:p>
          </table:table-cell>
          <table:table-cell table:formula="of:=IF(rad^2-([.$A13]-y0)^2-([.H$1]-x0)^2&gt;0;SQRT(rad^2-([.$A13]-y0)^2-([.H$1]-x0)^2)+z0 ;0)" office:value-type="float" office:value="38.5565460040104" calcext:value-type="float">
            <text:p>38.56</text:p>
          </table:table-cell>
          <table:table-cell table:formula="of:=IF(rad^2-([.$A13]-y0)^2-([.I$1]-x0)^2&gt;0;SQRT(rad^2-([.$A13]-y0)^2-([.I$1]-x0)^2)+z0 ;0)" office:value-type="float" office:value="43.4846922834953" calcext:value-type="float">
            <text:p>43.48</text:p>
          </table:table-cell>
          <table:table-cell table:formula="of:=IF(rad^2-([.$A13]-y0)^2-([.J$1]-x0)^2&gt;0;SQRT(rad^2-([.$A13]-y0)^2-([.J$1]-x0)^2)+z0 ;0)" office:value-type="float" office:value="46.8114574786861" calcext:value-type="float">
            <text:p>46.81</text:p>
          </table:table-cell>
          <table:table-cell table:formula="of:=IF(rad^2-([.$A13]-y0)^2-([.K$1]-x0)^2&gt;0;SQRT(rad^2-([.$A13]-y0)^2-([.K$1]-x0)^2)+z0 ;0)" office:value-type="float" office:value="48.7400787401181" calcext:value-type="float">
            <text:p>48.74</text:p>
          </table:table-cell>
          <table:table-cell table:formula="of:=IF(rad^2-([.$A13]-y0)^2-([.L$1]-x0)^2&gt;0;SQRT(rad^2-([.$A13]-y0)^2-([.L$1]-x0)^2)+z0 ;0)" office:value-type="float" office:value="49.3725393319377" calcext:value-type="float">
            <text:p>49.37</text:p>
          </table:table-cell>
          <table:table-cell table:formula="of:=IF(rad^2-([.$A13]-y0)^2-([.M$1]-x0)^2&gt;0;SQRT(rad^2-([.$A13]-y0)^2-([.M$1]-x0)^2)+z0 ;0)" office:value-type="float" office:value="48.7400787401181" calcext:value-type="float">
            <text:p>48.74</text:p>
          </table:table-cell>
          <table:table-cell table:formula="of:=IF(rad^2-([.$A13]-y0)^2-([.N$1]-x0)^2&gt;0;SQRT(rad^2-([.$A13]-y0)^2-([.N$1]-x0)^2)+z0 ;0)" office:value-type="float" office:value="46.8114574786861" calcext:value-type="float">
            <text:p>46.81</text:p>
          </table:table-cell>
          <table:table-cell table:formula="of:=IF(rad^2-([.$A13]-y0)^2-([.O$1]-x0)^2&gt;0;SQRT(rad^2-([.$A13]-y0)^2-([.O$1]-x0)^2)+z0 ;0)" office:value-type="float" office:value="43.4846922834953" calcext:value-type="float">
            <text:p>43.48</text:p>
          </table:table-cell>
          <table:table-cell table:formula="of:=IF(rad^2-([.$A13]-y0)^2-([.P$1]-x0)^2&gt;0;SQRT(rad^2-([.$A13]-y0)^2-([.P$1]-x0)^2)+z0 ;0)" office:value-type="float" office:value="38.5565460040104" calcext:value-type="float">
            <text:p>38.56</text:p>
          </table:table-cell>
          <table:table-cell table:formula="of:=IF(rad^2-([.$A13]-y0)^2-([.Q$1]-x0)^2&gt;0;SQRT(rad^2-([.$A13]-y0)^2-([.Q$1]-x0)^2)+z0 ;0)" office:value-type="float" office:value="31.6441400296898" calcext:value-type="float">
            <text:p>31.64</text:p>
          </table:table-cell>
          <table:table-cell table:formula="of:=IF(rad^2-([.$A13]-y0)^2-([.R$1]-x0)^2&gt;0;SQRT(rad^2-([.$A13]-y0)^2-([.R$1]-x0)^2)+z0 ;0)" office:value-type="float" office:value="21.9615242270663" calcext:value-type="float">
            <text:p>21.96</text:p>
          </table:table-cell>
          <table:table-cell table:formula="of:=IF(rad^2-([.$A13]-y0)^2-([.S$1]-x0)^2&gt;0;SQRT(rad^2-([.$A13]-y0)^2-([.S$1]-x0)^2)+z0 ;0)" office:value-type="float" office:value="7.41657386773942" calcext:value-type="float">
            <text:p>7.42</text:p>
          </table:table-cell>
          <table:table-cell table:formula="of:=IF(rad^2-([.$A13]-y0)^2-([.T$1]-x0)^2&gt;0;SQRT(rad^2-([.$A13]-y0)^2-([.T$1]-x0)^2)+z0 ;0)" office:value-type="float" office:value="0" calcext:value-type="float">
            <text:p>0.00</text:p>
          </table:table-cell>
          <table:table-cell table:formula="of:=IF(rad^2-([.$A13]-y0)^2-([.U$1]-x0)^2&gt;0;SQRT(rad^2-([.$A13]-y0)^2-([.U$1]-x0)^2)+z0 ;0)" office:value-type="float" office:value="0" calcext:value-type="float">
            <text:p>0.00</text:p>
          </table:table-cell>
          <table:table-cell table:formula="of:=IF(rad^2-([.$A13]-y0)^2-([.V$1]-x0)^2&gt;0;SQRT(rad^2-([.$A13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rad^2-([.$A14]-y0)^2-([.B$1]-x0)^2&gt;0;SQRT(rad^2-([.$A14]-y0)^2-([.B$1]-x0)^2)+z0 ;0)" office:value-type="float" office:value="0" calcext:value-type="float">
            <text:p>0.00</text:p>
          </table:table-cell>
          <table:table-cell table:formula="of:=IF(rad^2-([.$A14]-y0)^2-([.C$1]-x0)^2&gt;0;SQRT(rad^2-([.$A14]-y0)^2-([.C$1]-x0)^2)+z0 ;0)" office:value-type="float" office:value="0" calcext:value-type="float">
            <text:p>0.00</text:p>
          </table:table-cell>
          <table:table-cell table:formula="of:=IF(rad^2-([.$A14]-y0)^2-([.D$1]-x0)^2&gt;0;SQRT(rad^2-([.$A14]-y0)^2-([.D$1]-x0)^2)+z0 ;0)" office:value-type="float" office:value="0" calcext:value-type="float">
            <text:p>0.00</text:p>
          </table:table-cell>
          <table:table-cell table:formula="of:=IF(rad^2-([.$A14]-y0)^2-([.E$1]-x0)^2&gt;0;SQRT(rad^2-([.$A14]-y0)^2-([.E$1]-x0)^2)+z0 ;0)" office:value-type="float" office:value="3.166247903554" calcext:value-type="float">
            <text:p>3.17</text:p>
          </table:table-cell>
          <table:table-cell table:formula="of:=IF(rad^2-([.$A14]-y0)^2-([.F$1]-x0)^2&gt;0;SQRT(rad^2-([.$A14]-y0)^2-([.F$1]-x0)^2)+z0 ;0)" office:value-type="float" office:value="18.9897948556636" calcext:value-type="float">
            <text:p>18.99</text:p>
          </table:table-cell>
          <table:table-cell table:formula="of:=IF(rad^2-([.$A14]-y0)^2-([.G$1]-x0)^2&gt;0;SQRT(rad^2-([.$A14]-y0)^2-([.G$1]-x0)^2)+z0 ;0)" office:value-type="float" office:value="29.1607978309962" calcext:value-type="float">
            <text:p>29.16</text:p>
          </table:table-cell>
          <table:table-cell table:formula="of:=IF(rad^2-([.$A14]-y0)^2-([.H$1]-x0)^2&gt;0;SQRT(rad^2-([.$A14]-y0)^2-([.H$1]-x0)^2)+z0 ;0)" office:value-type="float" office:value="36.332495807108" calcext:value-type="float">
            <text:p>36.33</text:p>
          </table:table-cell>
          <table:table-cell table:formula="of:=IF(rad^2-([.$A14]-y0)^2-([.I$1]-x0)^2&gt;0;SQRT(rad^2-([.$A14]-y0)^2-([.I$1]-x0)^2)+z0 ;0)" office:value-type="float" office:value="41.4142842854285" calcext:value-type="float">
            <text:p>41.41</text:p>
          </table:table-cell>
          <table:table-cell table:formula="of:=IF(rad^2-([.$A14]-y0)^2-([.J$1]-x0)^2&gt;0;SQRT(rad^2-([.$A14]-y0)^2-([.J$1]-x0)^2)+z0 ;0)" office:value-type="float" office:value="44.8331477354788" calcext:value-type="float">
            <text:p>44.83</text:p>
          </table:table-cell>
          <table:table-cell table:formula="of:=IF(rad^2-([.$A14]-y0)^2-([.K$1]-x0)^2&gt;0;SQRT(rad^2-([.$A14]-y0)^2-([.K$1]-x0)^2)+z0 ;0)" office:value-type="float" office:value="46.8114574786861" calcext:value-type="float">
            <text:p>46.81</text:p>
          </table:table-cell>
          <table:table-cell table:formula="of:=IF(rad^2-([.$A14]-y0)^2-([.L$1]-x0)^2&gt;0;SQRT(rad^2-([.$A14]-y0)^2-([.L$1]-x0)^2)+z0 ;0)" office:value-type="float" office:value="47.4596669241483" calcext:value-type="float">
            <text:p>47.46</text:p>
          </table:table-cell>
          <table:table-cell table:formula="of:=IF(rad^2-([.$A14]-y0)^2-([.M$1]-x0)^2&gt;0;SQRT(rad^2-([.$A14]-y0)^2-([.M$1]-x0)^2)+z0 ;0)" office:value-type="float" office:value="46.8114574786861" calcext:value-type="float">
            <text:p>46.81</text:p>
          </table:table-cell>
          <table:table-cell table:formula="of:=IF(rad^2-([.$A14]-y0)^2-([.N$1]-x0)^2&gt;0;SQRT(rad^2-([.$A14]-y0)^2-([.N$1]-x0)^2)+z0 ;0)" office:value-type="float" office:value="44.8331477354788" calcext:value-type="float">
            <text:p>44.83</text:p>
          </table:table-cell>
          <table:table-cell table:formula="of:=IF(rad^2-([.$A14]-y0)^2-([.O$1]-x0)^2&gt;0;SQRT(rad^2-([.$A14]-y0)^2-([.O$1]-x0)^2)+z0 ;0)" office:value-type="float" office:value="41.4142842854285" calcext:value-type="float">
            <text:p>41.41</text:p>
          </table:table-cell>
          <table:table-cell table:formula="of:=IF(rad^2-([.$A14]-y0)^2-([.P$1]-x0)^2&gt;0;SQRT(rad^2-([.$A14]-y0)^2-([.P$1]-x0)^2)+z0 ;0)" office:value-type="float" office:value="36.332495807108" calcext:value-type="float">
            <text:p>36.33</text:p>
          </table:table-cell>
          <table:table-cell table:formula="of:=IF(rad^2-([.$A14]-y0)^2-([.Q$1]-x0)^2&gt;0;SQRT(rad^2-([.$A14]-y0)^2-([.Q$1]-x0)^2)+z0 ;0)" office:value-type="float" office:value="29.1607978309962" calcext:value-type="float">
            <text:p>29.16</text:p>
          </table:table-cell>
          <table:table-cell table:formula="of:=IF(rad^2-([.$A14]-y0)^2-([.R$1]-x0)^2&gt;0;SQRT(rad^2-([.$A14]-y0)^2-([.R$1]-x0)^2)+z0 ;0)" office:value-type="float" office:value="18.9897948556636" calcext:value-type="float">
            <text:p>18.99</text:p>
          </table:table-cell>
          <table:table-cell table:formula="of:=IF(rad^2-([.$A14]-y0)^2-([.S$1]-x0)^2&gt;0;SQRT(rad^2-([.$A14]-y0)^2-([.S$1]-x0)^2)+z0 ;0)" office:value-type="float" office:value="3.166247903554" calcext:value-type="float">
            <text:p>3.17</text:p>
          </table:table-cell>
          <table:table-cell table:formula="of:=IF(rad^2-([.$A14]-y0)^2-([.T$1]-x0)^2&gt;0;SQRT(rad^2-([.$A14]-y0)^2-([.T$1]-x0)^2)+z0 ;0)" office:value-type="float" office:value="0" calcext:value-type="float">
            <text:p>0.00</text:p>
          </table:table-cell>
          <table:table-cell table:formula="of:=IF(rad^2-([.$A14]-y0)^2-([.U$1]-x0)^2&gt;0;SQRT(rad^2-([.$A14]-y0)^2-([.U$1]-x0)^2)+z0 ;0)" office:value-type="float" office:value="0" calcext:value-type="float">
            <text:p>0.00</text:p>
          </table:table-cell>
          <table:table-cell table:formula="of:=IF(rad^2-([.$A14]-y0)^2-([.V$1]-x0)^2&gt;0;SQRT(rad^2-([.$A14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rad^2-([.$A15]-y0)^2-([.B$1]-x0)^2&gt;0;SQRT(rad^2-([.$A15]-y0)^2-([.B$1]-x0)^2)+z0 ;0)" office:value-type="float" office:value="0" calcext:value-type="float">
            <text:p>0.00</text:p>
          </table:table-cell>
          <table:table-cell table:formula="of:=IF(rad^2-([.$A15]-y0)^2-([.C$1]-x0)^2&gt;0;SQRT(rad^2-([.$A15]-y0)^2-([.C$1]-x0)^2)+z0 ;0)" office:value-type="float" office:value="0" calcext:value-type="float">
            <text:p>0.00</text:p>
          </table:table-cell>
          <table:table-cell table:formula="of:=IF(rad^2-([.$A15]-y0)^2-([.D$1]-x0)^2&gt;0;SQRT(rad^2-([.$A15]-y0)^2-([.D$1]-x0)^2)+z0 ;0)" office:value-type="float" office:value="0" calcext:value-type="float">
            <text:p>0.00</text:p>
          </table:table-cell>
          <table:table-cell table:formula="of:=IF(rad^2-([.$A15]-y0)^2-([.E$1]-x0)^2&gt;0;SQRT(rad^2-([.$A15]-y0)^2-([.E$1]-x0)^2)+z0 ;0)" office:value-type="float" office:value="-5.50510257216822" calcext:value-type="float">
            <text:p>-5.51</text:p>
          </table:table-cell>
          <table:table-cell table:formula="of:=IF(rad^2-([.$A15]-y0)^2-([.F$1]-x0)^2&gt;0;SQRT(rad^2-([.$A15]-y0)^2-([.F$1]-x0)^2)+z0 ;0)" office:value-type="float" office:value="13.5889894354067" calcext:value-type="float">
            <text:p>13.59</text:p>
          </table:table-cell>
          <table:table-cell table:formula="of:=IF(rad^2-([.$A15]-y0)^2-([.G$1]-x0)^2&gt;0;SQRT(rad^2-([.$A15]-y0)^2-([.G$1]-x0)^2)+z0 ;0)" office:value-type="float" office:value="24.7722557505166" calcext:value-type="float">
            <text:p>24.77</text:p>
          </table:table-cell>
          <table:table-cell table:formula="of:=IF(rad^2-([.$A15]-y0)^2-([.H$1]-x0)^2&gt;0;SQRT(rad^2-([.$A15]-y0)^2-([.H$1]-x0)^2)+z0 ;0)" office:value-type="float" office:value="32.449979983984" calcext:value-type="float">
            <text:p>32.45</text:p>
          </table:table-cell>
          <table:table-cell table:formula="of:=IF(rad^2-([.$A15]-y0)^2-([.I$1]-x0)^2&gt;0;SQRT(rad^2-([.$A15]-y0)^2-([.I$1]-x0)^2)+z0 ;0)" office:value-type="float" office:value="37.8232998312527" calcext:value-type="float">
            <text:p>37.82</text:p>
          </table:table-cell>
          <table:table-cell table:formula="of:=IF(rad^2-([.$A15]-y0)^2-([.J$1]-x0)^2&gt;0;SQRT(rad^2-([.$A15]-y0)^2-([.J$1]-x0)^2)+z0 ;0)" office:value-type="float" office:value="41.4142842854285" calcext:value-type="float">
            <text:p>41.41</text:p>
          </table:table-cell>
          <table:table-cell table:formula="of:=IF(rad^2-([.$A15]-y0)^2-([.K$1]-x0)^2&gt;0;SQRT(rad^2-([.$A15]-y0)^2-([.K$1]-x0)^2)+z0 ;0)" office:value-type="float" office:value="43.4846922834953" calcext:value-type="float">
            <text:p>43.48</text:p>
          </table:table-cell>
          <table:table-cell table:formula="of:=IF(rad^2-([.$A15]-y0)^2-([.L$1]-x0)^2&gt;0;SQRT(rad^2-([.$A15]-y0)^2-([.L$1]-x0)^2)+z0 ;0)" office:value-type="float" office:value="44.1619848709566" calcext:value-type="float">
            <text:p>44.16</text:p>
          </table:table-cell>
          <table:table-cell table:formula="of:=IF(rad^2-([.$A15]-y0)^2-([.M$1]-x0)^2&gt;0;SQRT(rad^2-([.$A15]-y0)^2-([.M$1]-x0)^2)+z0 ;0)" office:value-type="float" office:value="43.4846922834953" calcext:value-type="float">
            <text:p>43.48</text:p>
          </table:table-cell>
          <table:table-cell table:formula="of:=IF(rad^2-([.$A15]-y0)^2-([.N$1]-x0)^2&gt;0;SQRT(rad^2-([.$A15]-y0)^2-([.N$1]-x0)^2)+z0 ;0)" office:value-type="float" office:value="41.4142842854285" calcext:value-type="float">
            <text:p>41.41</text:p>
          </table:table-cell>
          <table:table-cell table:formula="of:=IF(rad^2-([.$A15]-y0)^2-([.O$1]-x0)^2&gt;0;SQRT(rad^2-([.$A15]-y0)^2-([.O$1]-x0)^2)+z0 ;0)" office:value-type="float" office:value="37.8232998312527" calcext:value-type="float">
            <text:p>37.82</text:p>
          </table:table-cell>
          <table:table-cell table:formula="of:=IF(rad^2-([.$A15]-y0)^2-([.P$1]-x0)^2&gt;0;SQRT(rad^2-([.$A15]-y0)^2-([.P$1]-x0)^2)+z0 ;0)" office:value-type="float" office:value="32.449979983984" calcext:value-type="float">
            <text:p>32.45</text:p>
          </table:table-cell>
          <table:table-cell table:formula="of:=IF(rad^2-([.$A15]-y0)^2-([.Q$1]-x0)^2&gt;0;SQRT(rad^2-([.$A15]-y0)^2-([.Q$1]-x0)^2)+z0 ;0)" office:value-type="float" office:value="24.7722557505166" calcext:value-type="float">
            <text:p>24.77</text:p>
          </table:table-cell>
          <table:table-cell table:formula="of:=IF(rad^2-([.$A15]-y0)^2-([.R$1]-x0)^2&gt;0;SQRT(rad^2-([.$A15]-y0)^2-([.R$1]-x0)^2)+z0 ;0)" office:value-type="float" office:value="13.5889894354067" calcext:value-type="float">
            <text:p>13.59</text:p>
          </table:table-cell>
          <table:table-cell table:formula="of:=IF(rad^2-([.$A15]-y0)^2-([.S$1]-x0)^2&gt;0;SQRT(rad^2-([.$A15]-y0)^2-([.S$1]-x0)^2)+z0 ;0)" office:value-type="float" office:value="-5.50510257216822" calcext:value-type="float">
            <text:p>-5.51</text:p>
          </table:table-cell>
          <table:table-cell table:formula="of:=IF(rad^2-([.$A15]-y0)^2-([.T$1]-x0)^2&gt;0;SQRT(rad^2-([.$A15]-y0)^2-([.T$1]-x0)^2)+z0 ;0)" office:value-type="float" office:value="0" calcext:value-type="float">
            <text:p>0.00</text:p>
          </table:table-cell>
          <table:table-cell table:formula="of:=IF(rad^2-([.$A15]-y0)^2-([.U$1]-x0)^2&gt;0;SQRT(rad^2-([.$A15]-y0)^2-([.U$1]-x0)^2)+z0 ;0)" office:value-type="float" office:value="0" calcext:value-type="float">
            <text:p>0.00</text:p>
          </table:table-cell>
          <table:table-cell table:formula="of:=IF(rad^2-([.$A15]-y0)^2-([.V$1]-x0)^2&gt;0;SQRT(rad^2-([.$A15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rad^2-([.$A16]-y0)^2-([.B$1]-x0)^2&gt;0;SQRT(rad^2-([.$A16]-y0)^2-([.B$1]-x0)^2)+z0 ;0)" office:value-type="float" office:value="0" calcext:value-type="float">
            <text:p>0.00</text:p>
          </table:table-cell>
          <table:table-cell table:formula="of:=IF(rad^2-([.$A16]-y0)^2-([.C$1]-x0)^2&gt;0;SQRT(rad^2-([.$A16]-y0)^2-([.C$1]-x0)^2)+z0 ;0)" office:value-type="float" office:value="0" calcext:value-type="float">
            <text:p>0.00</text:p>
          </table:table-cell>
          <table:table-cell table:formula="of:=IF(rad^2-([.$A16]-y0)^2-([.D$1]-x0)^2&gt;0;SQRT(rad^2-([.$A16]-y0)^2-([.D$1]-x0)^2)+z0 ;0)" office:value-type="float" office:value="0" calcext:value-type="float">
            <text:p>0.00</text:p>
          </table:table-cell>
          <table:table-cell table:formula="of:=IF(rad^2-([.$A16]-y0)^2-([.E$1]-x0)^2&gt;0;SQRT(rad^2-([.$A16]-y0)^2-([.E$1]-x0)^2)+z0 ;0)" office:value-type="float" office:value="0" calcext:value-type="float">
            <text:p>0.00</text:p>
          </table:table-cell>
          <table:table-cell table:formula="of:=IF(rad^2-([.$A16]-y0)^2-([.F$1]-x0)^2&gt;0;SQRT(rad^2-([.$A16]-y0)^2-([.F$1]-x0)^2)+z0 ;0)" office:value-type="float" office:value="4.64101615137755" calcext:value-type="float">
            <text:p>4.64</text:p>
          </table:table-cell>
          <table:table-cell table:formula="of:=IF(rad^2-([.$A16]-y0)^2-([.G$1]-x0)^2&gt;0;SQRT(rad^2-([.$A16]-y0)^2-([.G$1]-x0)^2)+z0 ;0)" office:value-type="float" office:value="17.9583152331272" calcext:value-type="float">
            <text:p>17.96</text:p>
          </table:table-cell>
          <table:table-cell table:formula="of:=IF(rad^2-([.$A16]-y0)^2-([.H$1]-x0)^2&gt;0;SQRT(rad^2-([.$A16]-y0)^2-([.H$1]-x0)^2)+z0 ;0)" office:value-type="float" office:value="26.5685424949238" calcext:value-type="float">
            <text:p>26.57</text:p>
          </table:table-cell>
          <table:table-cell table:formula="of:=IF(rad^2-([.$A16]-y0)^2-([.I$1]-x0)^2&gt;0;SQRT(rad^2-([.$A16]-y0)^2-([.I$1]-x0)^2)+z0 ;0)" office:value-type="float" office:value="32.449979983984" calcext:value-type="float">
            <text:p>32.45</text:p>
          </table:table-cell>
          <table:table-cell table:formula="of:=IF(rad^2-([.$A16]-y0)^2-([.J$1]-x0)^2&gt;0;SQRT(rad^2-([.$A16]-y0)^2-([.J$1]-x0)^2)+z0 ;0)" office:value-type="float" office:value="36.332495807108" calcext:value-type="float">
            <text:p>36.33</text:p>
          </table:table-cell>
          <table:table-cell table:formula="of:=IF(rad^2-([.$A16]-y0)^2-([.K$1]-x0)^2&gt;0;SQRT(rad^2-([.$A16]-y0)^2-([.K$1]-x0)^2)+z0 ;0)" office:value-type="float" office:value="38.5565460040104" calcext:value-type="float">
            <text:p>38.56</text:p>
          </table:table-cell>
          <table:table-cell table:formula="of:=IF(rad^2-([.$A16]-y0)^2-([.L$1]-x0)^2&gt;0;SQRT(rad^2-([.$A16]-y0)^2-([.L$1]-x0)^2)+z0 ;0)" office:value-type="float" office:value="39.2820323027551" calcext:value-type="float">
            <text:p>39.28</text:p>
          </table:table-cell>
          <table:table-cell table:formula="of:=IF(rad^2-([.$A16]-y0)^2-([.M$1]-x0)^2&gt;0;SQRT(rad^2-([.$A16]-y0)^2-([.M$1]-x0)^2)+z0 ;0)" office:value-type="float" office:value="38.5565460040104" calcext:value-type="float">
            <text:p>38.56</text:p>
          </table:table-cell>
          <table:table-cell table:formula="of:=IF(rad^2-([.$A16]-y0)^2-([.N$1]-x0)^2&gt;0;SQRT(rad^2-([.$A16]-y0)^2-([.N$1]-x0)^2)+z0 ;0)" office:value-type="float" office:value="36.332495807108" calcext:value-type="float">
            <text:p>36.33</text:p>
          </table:table-cell>
          <table:table-cell table:formula="of:=IF(rad^2-([.$A16]-y0)^2-([.O$1]-x0)^2&gt;0;SQRT(rad^2-([.$A16]-y0)^2-([.O$1]-x0)^2)+z0 ;0)" office:value-type="float" office:value="32.449979983984" calcext:value-type="float">
            <text:p>32.45</text:p>
          </table:table-cell>
          <table:table-cell table:formula="of:=IF(rad^2-([.$A16]-y0)^2-([.P$1]-x0)^2&gt;0;SQRT(rad^2-([.$A16]-y0)^2-([.P$1]-x0)^2)+z0 ;0)" office:value-type="float" office:value="26.5685424949238" calcext:value-type="float">
            <text:p>26.57</text:p>
          </table:table-cell>
          <table:table-cell table:formula="of:=IF(rad^2-([.$A16]-y0)^2-([.Q$1]-x0)^2&gt;0;SQRT(rad^2-([.$A16]-y0)^2-([.Q$1]-x0)^2)+z0 ;0)" office:value-type="float" office:value="17.9583152331272" calcext:value-type="float">
            <text:p>17.96</text:p>
          </table:table-cell>
          <table:table-cell table:formula="of:=IF(rad^2-([.$A16]-y0)^2-([.R$1]-x0)^2&gt;0;SQRT(rad^2-([.$A16]-y0)^2-([.R$1]-x0)^2)+z0 ;0)" office:value-type="float" office:value="4.64101615137755" calcext:value-type="float">
            <text:p>4.64</text:p>
          </table:table-cell>
          <table:table-cell table:formula="of:=IF(rad^2-([.$A16]-y0)^2-([.S$1]-x0)^2&gt;0;SQRT(rad^2-([.$A16]-y0)^2-([.S$1]-x0)^2)+z0 ;0)" office:value-type="float" office:value="0" calcext:value-type="float">
            <text:p>0.00</text:p>
          </table:table-cell>
          <table:table-cell table:formula="of:=IF(rad^2-([.$A16]-y0)^2-([.T$1]-x0)^2&gt;0;SQRT(rad^2-([.$A16]-y0)^2-([.T$1]-x0)^2)+z0 ;0)" office:value-type="float" office:value="0" calcext:value-type="float">
            <text:p>0.00</text:p>
          </table:table-cell>
          <table:table-cell table:formula="of:=IF(rad^2-([.$A16]-y0)^2-([.U$1]-x0)^2&gt;0;SQRT(rad^2-([.$A16]-y0)^2-([.U$1]-x0)^2)+z0 ;0)" office:value-type="float" office:value="0" calcext:value-type="float">
            <text:p>0.00</text:p>
          </table:table-cell>
          <table:table-cell table:formula="of:=IF(rad^2-([.$A16]-y0)^2-([.V$1]-x0)^2&gt;0;SQRT(rad^2-([.$A16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rad^2-([.$A17]-y0)^2-([.B$1]-x0)^2&gt;0;SQRT(rad^2-([.$A17]-y0)^2-([.B$1]-x0)^2)+z0 ;0)" office:value-type="float" office:value="0" calcext:value-type="float">
            <text:p>0.00</text:p>
          </table:table-cell>
          <table:table-cell table:formula="of:=IF(rad^2-([.$A17]-y0)^2-([.C$1]-x0)^2&gt;0;SQRT(rad^2-([.$A17]-y0)^2-([.C$1]-x0)^2)+z0 ;0)" office:value-type="float" office:value="0" calcext:value-type="float">
            <text:p>0.00</text:p>
          </table:table-cell>
          <table:table-cell table:formula="of:=IF(rad^2-([.$A17]-y0)^2-([.D$1]-x0)^2&gt;0;SQRT(rad^2-([.$A17]-y0)^2-([.D$1]-x0)^2)+z0 ;0)" office:value-type="float" office:value="0" calcext:value-type="float">
            <text:p>0.00</text:p>
          </table:table-cell>
          <table:table-cell table:formula="of:=IF(rad^2-([.$A17]-y0)^2-([.E$1]-x0)^2&gt;0;SQRT(rad^2-([.$A17]-y0)^2-([.E$1]-x0)^2)+z0 ;0)" office:value-type="float" office:value="0" calcext:value-type="float">
            <text:p>0.00</text:p>
          </table:table-cell>
          <table:table-cell table:formula="of:=IF(rad^2-([.$A17]-y0)^2-([.F$1]-x0)^2&gt;0;SQRT(rad^2-([.$A17]-y0)^2-([.F$1]-x0)^2)+z0 ;0)" office:value-type="float" office:value="-12.6794919243112" calcext:value-type="float">
            <text:p>-12.68</text:p>
          </table:table-cell>
          <table:table-cell table:formula="of:=IF(rad^2-([.$A17]-y0)^2-([.G$1]-x0)^2&gt;0;SQRT(rad^2-([.$A17]-y0)^2-([.G$1]-x0)^2)+z0 ;0)" office:value-type="float" office:value="7.41657386773942" calcext:value-type="float">
            <text:p>7.42</text:p>
          </table:table-cell>
          <table:table-cell table:formula="of:=IF(rad^2-([.$A17]-y0)^2-([.H$1]-x0)^2&gt;0;SQRT(rad^2-([.$A17]-y0)^2-([.H$1]-x0)^2)+z0 ;0)" office:value-type="float" office:value="17.9583152331272" calcext:value-type="float">
            <text:p>17.96</text:p>
          </table:table-cell>
          <table:table-cell table:formula="of:=IF(rad^2-([.$A17]-y0)^2-([.I$1]-x0)^2&gt;0;SQRT(rad^2-([.$A17]-y0)^2-([.I$1]-x0)^2)+z0 ;0)" office:value-type="float" office:value="24.7722557505166" calcext:value-type="float">
            <text:p>24.77</text:p>
          </table:table-cell>
          <table:table-cell table:formula="of:=IF(rad^2-([.$A17]-y0)^2-([.J$1]-x0)^2&gt;0;SQRT(rad^2-([.$A17]-y0)^2-([.J$1]-x0)^2)+z0 ;0)" office:value-type="float" office:value="29.1607978309962" calcext:value-type="float">
            <text:p>29.16</text:p>
          </table:table-cell>
          <table:table-cell table:formula="of:=IF(rad^2-([.$A17]-y0)^2-([.K$1]-x0)^2&gt;0;SQRT(rad^2-([.$A17]-y0)^2-([.K$1]-x0)^2)+z0 ;0)" office:value-type="float" office:value="31.6441400296898" calcext:value-type="float">
            <text:p>31.64</text:p>
          </table:table-cell>
          <table:table-cell table:formula="of:=IF(rad^2-([.$A17]-y0)^2-([.L$1]-x0)^2&gt;0;SQRT(rad^2-([.$A17]-y0)^2-([.L$1]-x0)^2)+z0 ;0)" office:value-type="float" office:value="32.449979983984" calcext:value-type="float">
            <text:p>32.45</text:p>
          </table:table-cell>
          <table:table-cell table:formula="of:=IF(rad^2-([.$A17]-y0)^2-([.M$1]-x0)^2&gt;0;SQRT(rad^2-([.$A17]-y0)^2-([.M$1]-x0)^2)+z0 ;0)" office:value-type="float" office:value="31.6441400296898" calcext:value-type="float">
            <text:p>31.64</text:p>
          </table:table-cell>
          <table:table-cell table:formula="of:=IF(rad^2-([.$A17]-y0)^2-([.N$1]-x0)^2&gt;0;SQRT(rad^2-([.$A17]-y0)^2-([.N$1]-x0)^2)+z0 ;0)" office:value-type="float" office:value="29.1607978309962" calcext:value-type="float">
            <text:p>29.16</text:p>
          </table:table-cell>
          <table:table-cell table:formula="of:=IF(rad^2-([.$A17]-y0)^2-([.O$1]-x0)^2&gt;0;SQRT(rad^2-([.$A17]-y0)^2-([.O$1]-x0)^2)+z0 ;0)" office:value-type="float" office:value="24.7722557505166" calcext:value-type="float">
            <text:p>24.77</text:p>
          </table:table-cell>
          <table:table-cell table:formula="of:=IF(rad^2-([.$A17]-y0)^2-([.P$1]-x0)^2&gt;0;SQRT(rad^2-([.$A17]-y0)^2-([.P$1]-x0)^2)+z0 ;0)" office:value-type="float" office:value="17.9583152331272" calcext:value-type="float">
            <text:p>17.96</text:p>
          </table:table-cell>
          <table:table-cell table:formula="of:=IF(rad^2-([.$A17]-y0)^2-([.Q$1]-x0)^2&gt;0;SQRT(rad^2-([.$A17]-y0)^2-([.Q$1]-x0)^2)+z0 ;0)" office:value-type="float" office:value="7.41657386773942" calcext:value-type="float">
            <text:p>7.42</text:p>
          </table:table-cell>
          <table:table-cell table:formula="of:=IF(rad^2-([.$A17]-y0)^2-([.R$1]-x0)^2&gt;0;SQRT(rad^2-([.$A17]-y0)^2-([.R$1]-x0)^2)+z0 ;0)" office:value-type="float" office:value="-12.6794919243112" calcext:value-type="float">
            <text:p>-12.68</text:p>
          </table:table-cell>
          <table:table-cell table:formula="of:=IF(rad^2-([.$A17]-y0)^2-([.S$1]-x0)^2&gt;0;SQRT(rad^2-([.$A17]-y0)^2-([.S$1]-x0)^2)+z0 ;0)" office:value-type="float" office:value="0" calcext:value-type="float">
            <text:p>0.00</text:p>
          </table:table-cell>
          <table:table-cell table:formula="of:=IF(rad^2-([.$A17]-y0)^2-([.T$1]-x0)^2&gt;0;SQRT(rad^2-([.$A17]-y0)^2-([.T$1]-x0)^2)+z0 ;0)" office:value-type="float" office:value="0" calcext:value-type="float">
            <text:p>0.00</text:p>
          </table:table-cell>
          <table:table-cell table:formula="of:=IF(rad^2-([.$A17]-y0)^2-([.U$1]-x0)^2&gt;0;SQRT(rad^2-([.$A17]-y0)^2-([.U$1]-x0)^2)+z0 ;0)" office:value-type="float" office:value="0" calcext:value-type="float">
            <text:p>0.00</text:p>
          </table:table-cell>
          <table:table-cell table:formula="of:=IF(rad^2-([.$A17]-y0)^2-([.V$1]-x0)^2&gt;0;SQRT(rad^2-([.$A17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rad^2-([.$A18]-y0)^2-([.B$1]-x0)^2&gt;0;SQRT(rad^2-([.$A18]-y0)^2-([.B$1]-x0)^2)+z0 ;0)" office:value-type="float" office:value="0" calcext:value-type="float">
            <text:p>0.00</text:p>
          </table:table-cell>
          <table:table-cell table:formula="of:=IF(rad^2-([.$A18]-y0)^2-([.C$1]-x0)^2&gt;0;SQRT(rad^2-([.$A18]-y0)^2-([.C$1]-x0)^2)+z0 ;0)" office:value-type="float" office:value="0" calcext:value-type="float">
            <text:p>0.00</text:p>
          </table:table-cell>
          <table:table-cell table:formula="of:=IF(rad^2-([.$A18]-y0)^2-([.D$1]-x0)^2&gt;0;SQRT(rad^2-([.$A18]-y0)^2-([.D$1]-x0)^2)+z0 ;0)" office:value-type="float" office:value="0" calcext:value-type="float">
            <text:p>0.00</text:p>
          </table:table-cell>
          <table:table-cell table:formula="of:=IF(rad^2-([.$A18]-y0)^2-([.E$1]-x0)^2&gt;0;SQRT(rad^2-([.$A18]-y0)^2-([.E$1]-x0)^2)+z0 ;0)" office:value-type="float" office:value="0" calcext:value-type="float">
            <text:p>0.00</text:p>
          </table:table-cell>
          <table:table-cell table:formula="of:=IF(rad^2-([.$A18]-y0)^2-([.F$1]-x0)^2&gt;0;SQRT(rad^2-([.$A18]-y0)^2-([.F$1]-x0)^2)+z0 ;0)" office:value-type="float" office:value="0" calcext:value-type="float">
            <text:p>0.00</text:p>
          </table:table-cell>
          <table:table-cell table:formula="of:=IF(rad^2-([.$A18]-y0)^2-([.G$1]-x0)^2&gt;0;SQRT(rad^2-([.$A18]-y0)^2-([.G$1]-x0)^2)+z0 ;0)" office:value-type="float" office:value="-12.6794919243112" calcext:value-type="float">
            <text:p>-12.68</text:p>
          </table:table-cell>
          <table:table-cell table:formula="of:=IF(rad^2-([.$A18]-y0)^2-([.H$1]-x0)^2&gt;0;SQRT(rad^2-([.$A18]-y0)^2-([.H$1]-x0)^2)+z0 ;0)" office:value-type="float" office:value="4.64101615137755" calcext:value-type="float">
            <text:p>4.64</text:p>
          </table:table-cell>
          <table:table-cell table:formula="of:=IF(rad^2-([.$A18]-y0)^2-([.I$1]-x0)^2&gt;0;SQRT(rad^2-([.$A18]-y0)^2-([.I$1]-x0)^2)+z0 ;0)" office:value-type="float" office:value="13.5889894354067" calcext:value-type="float">
            <text:p>13.59</text:p>
          </table:table-cell>
          <table:table-cell table:formula="of:=IF(rad^2-([.$A18]-y0)^2-([.J$1]-x0)^2&gt;0;SQRT(rad^2-([.$A18]-y0)^2-([.J$1]-x0)^2)+z0 ;0)" office:value-type="float" office:value="18.9897948556636" calcext:value-type="float">
            <text:p>18.99</text:p>
          </table:table-cell>
          <table:table-cell table:formula="of:=IF(rad^2-([.$A18]-y0)^2-([.K$1]-x0)^2&gt;0;SQRT(rad^2-([.$A18]-y0)^2-([.K$1]-x0)^2)+z0 ;0)" office:value-type="float" office:value="21.9615242270663" calcext:value-type="float">
            <text:p>21.96</text:p>
          </table:table-cell>
          <table:table-cell table:formula="of:=IF(rad^2-([.$A18]-y0)^2-([.L$1]-x0)^2&gt;0;SQRT(rad^2-([.$A18]-y0)^2-([.L$1]-x0)^2)+z0 ;0)" office:value-type="float" office:value="22.9150262212918" calcext:value-type="float">
            <text:p>22.92</text:p>
          </table:table-cell>
          <table:table-cell table:formula="of:=IF(rad^2-([.$A18]-y0)^2-([.M$1]-x0)^2&gt;0;SQRT(rad^2-([.$A18]-y0)^2-([.M$1]-x0)^2)+z0 ;0)" office:value-type="float" office:value="21.9615242270663" calcext:value-type="float">
            <text:p>21.96</text:p>
          </table:table-cell>
          <table:table-cell table:formula="of:=IF(rad^2-([.$A18]-y0)^2-([.N$1]-x0)^2&gt;0;SQRT(rad^2-([.$A18]-y0)^2-([.N$1]-x0)^2)+z0 ;0)" office:value-type="float" office:value="18.9897948556636" calcext:value-type="float">
            <text:p>18.99</text:p>
          </table:table-cell>
          <table:table-cell table:formula="of:=IF(rad^2-([.$A18]-y0)^2-([.O$1]-x0)^2&gt;0;SQRT(rad^2-([.$A18]-y0)^2-([.O$1]-x0)^2)+z0 ;0)" office:value-type="float" office:value="13.5889894354067" calcext:value-type="float">
            <text:p>13.59</text:p>
          </table:table-cell>
          <table:table-cell table:formula="of:=IF(rad^2-([.$A18]-y0)^2-([.P$1]-x0)^2&gt;0;SQRT(rad^2-([.$A18]-y0)^2-([.P$1]-x0)^2)+z0 ;0)" office:value-type="float" office:value="4.64101615137755" calcext:value-type="float">
            <text:p>4.64</text:p>
          </table:table-cell>
          <table:table-cell table:formula="of:=IF(rad^2-([.$A18]-y0)^2-([.Q$1]-x0)^2&gt;0;SQRT(rad^2-([.$A18]-y0)^2-([.Q$1]-x0)^2)+z0 ;0)" office:value-type="float" office:value="-12.6794919243112" calcext:value-type="float">
            <text:p>-12.68</text:p>
          </table:table-cell>
          <table:table-cell table:formula="of:=IF(rad^2-([.$A18]-y0)^2-([.R$1]-x0)^2&gt;0;SQRT(rad^2-([.$A18]-y0)^2-([.R$1]-x0)^2)+z0 ;0)" office:value-type="float" office:value="0" calcext:value-type="float">
            <text:p>0.00</text:p>
          </table:table-cell>
          <table:table-cell table:formula="of:=IF(rad^2-([.$A18]-y0)^2-([.S$1]-x0)^2&gt;0;SQRT(rad^2-([.$A18]-y0)^2-([.S$1]-x0)^2)+z0 ;0)" office:value-type="float" office:value="0" calcext:value-type="float">
            <text:p>0.00</text:p>
          </table:table-cell>
          <table:table-cell table:formula="of:=IF(rad^2-([.$A18]-y0)^2-([.T$1]-x0)^2&gt;0;SQRT(rad^2-([.$A18]-y0)^2-([.T$1]-x0)^2)+z0 ;0)" office:value-type="float" office:value="0" calcext:value-type="float">
            <text:p>0.00</text:p>
          </table:table-cell>
          <table:table-cell table:formula="of:=IF(rad^2-([.$A18]-y0)^2-([.U$1]-x0)^2&gt;0;SQRT(rad^2-([.$A18]-y0)^2-([.U$1]-x0)^2)+z0 ;0)" office:value-type="float" office:value="0" calcext:value-type="float">
            <text:p>0.00</text:p>
          </table:table-cell>
          <table:table-cell table:formula="of:=IF(rad^2-([.$A18]-y0)^2-([.V$1]-x0)^2&gt;0;SQRT(rad^2-([.$A18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rad^2-([.$A19]-y0)^2-([.B$1]-x0)^2&gt;0;SQRT(rad^2-([.$A19]-y0)^2-([.B$1]-x0)^2)+z0 ;0)" office:value-type="float" office:value="0" calcext:value-type="float">
            <text:p>0.00</text:p>
          </table:table-cell>
          <table:table-cell table:formula="of:=IF(rad^2-([.$A19]-y0)^2-([.C$1]-x0)^2&gt;0;SQRT(rad^2-([.$A19]-y0)^2-([.C$1]-x0)^2)+z0 ;0)" office:value-type="float" office:value="0" calcext:value-type="float">
            <text:p>0.00</text:p>
          </table:table-cell>
          <table:table-cell table:formula="of:=IF(rad^2-([.$A19]-y0)^2-([.D$1]-x0)^2&gt;0;SQRT(rad^2-([.$A19]-y0)^2-([.D$1]-x0)^2)+z0 ;0)" office:value-type="float" office:value="0" calcext:value-type="float">
            <text:p>0.00</text:p>
          </table:table-cell>
          <table:table-cell table:formula="of:=IF(rad^2-([.$A19]-y0)^2-([.E$1]-x0)^2&gt;0;SQRT(rad^2-([.$A19]-y0)^2-([.E$1]-x0)^2)+z0 ;0)" office:value-type="float" office:value="0" calcext:value-type="float">
            <text:p>0.00</text:p>
          </table:table-cell>
          <table:table-cell table:formula="of:=IF(rad^2-([.$A19]-y0)^2-([.F$1]-x0)^2&gt;0;SQRT(rad^2-([.$A19]-y0)^2-([.F$1]-x0)^2)+z0 ;0)" office:value-type="float" office:value="0" calcext:value-type="float">
            <text:p>0.00</text:p>
          </table:table-cell>
          <table:table-cell table:formula="of:=IF(rad^2-([.$A19]-y0)^2-([.G$1]-x0)^2&gt;0;SQRT(rad^2-([.$A19]-y0)^2-([.G$1]-x0)^2)+z0 ;0)" office:value-type="float" office:value="0" calcext:value-type="float">
            <text:p>0.00</text:p>
          </table:table-cell>
          <table:table-cell table:formula="of:=IF(rad^2-([.$A19]-y0)^2-([.H$1]-x0)^2&gt;0;SQRT(rad^2-([.$A19]-y0)^2-([.H$1]-x0)^2)+z0 ;0)" office:value-type="float" office:value="0" calcext:value-type="float">
            <text:p>0.00</text:p>
          </table:table-cell>
          <table:table-cell table:formula="of:=IF(rad^2-([.$A19]-y0)^2-([.I$1]-x0)^2&gt;0;SQRT(rad^2-([.$A19]-y0)^2-([.I$1]-x0)^2)+z0 ;0)" office:value-type="float" office:value="-5.50510257216822" calcext:value-type="float">
            <text:p>-5.51</text:p>
          </table:table-cell>
          <table:table-cell table:formula="of:=IF(rad^2-([.$A19]-y0)^2-([.J$1]-x0)^2&gt;0;SQRT(rad^2-([.$A19]-y0)^2-([.J$1]-x0)^2)+z0 ;0)" office:value-type="float" office:value="3.166247903554" calcext:value-type="float">
            <text:p>3.17</text:p>
          </table:table-cell>
          <table:table-cell table:formula="of:=IF(rad^2-([.$A19]-y0)^2-([.K$1]-x0)^2&gt;0;SQRT(rad^2-([.$A19]-y0)^2-([.K$1]-x0)^2)+z0 ;0)" office:value-type="float" office:value="7.41657386773942" calcext:value-type="float">
            <text:p>7.42</text:p>
          </table:table-cell>
          <table:table-cell table:formula="of:=IF(rad^2-([.$A19]-y0)^2-([.L$1]-x0)^2&gt;0;SQRT(rad^2-([.$A19]-y0)^2-([.L$1]-x0)^2)+z0 ;0)" office:value-type="float" office:value="8.72983346207417" calcext:value-type="float">
            <text:p>8.73</text:p>
          </table:table-cell>
          <table:table-cell table:formula="of:=IF(rad^2-([.$A19]-y0)^2-([.M$1]-x0)^2&gt;0;SQRT(rad^2-([.$A19]-y0)^2-([.M$1]-x0)^2)+z0 ;0)" office:value-type="float" office:value="7.41657386773942" calcext:value-type="float">
            <text:p>7.42</text:p>
          </table:table-cell>
          <table:table-cell table:formula="of:=IF(rad^2-([.$A19]-y0)^2-([.N$1]-x0)^2&gt;0;SQRT(rad^2-([.$A19]-y0)^2-([.N$1]-x0)^2)+z0 ;0)" office:value-type="float" office:value="3.166247903554" calcext:value-type="float">
            <text:p>3.17</text:p>
          </table:table-cell>
          <table:table-cell table:formula="of:=IF(rad^2-([.$A19]-y0)^2-([.O$1]-x0)^2&gt;0;SQRT(rad^2-([.$A19]-y0)^2-([.O$1]-x0)^2)+z0 ;0)" office:value-type="float" office:value="-5.50510257216822" calcext:value-type="float">
            <text:p>-5.51</text:p>
          </table:table-cell>
          <table:table-cell table:formula="of:=IF(rad^2-([.$A19]-y0)^2-([.P$1]-x0)^2&gt;0;SQRT(rad^2-([.$A19]-y0)^2-([.P$1]-x0)^2)+z0 ;0)" office:value-type="float" office:value="0" calcext:value-type="float">
            <text:p>0.00</text:p>
          </table:table-cell>
          <table:table-cell table:formula="of:=IF(rad^2-([.$A19]-y0)^2-([.Q$1]-x0)^2&gt;0;SQRT(rad^2-([.$A19]-y0)^2-([.Q$1]-x0)^2)+z0 ;0)" office:value-type="float" office:value="0" calcext:value-type="float">
            <text:p>0.00</text:p>
          </table:table-cell>
          <table:table-cell table:formula="of:=IF(rad^2-([.$A19]-y0)^2-([.R$1]-x0)^2&gt;0;SQRT(rad^2-([.$A19]-y0)^2-([.R$1]-x0)^2)+z0 ;0)" office:value-type="float" office:value="0" calcext:value-type="float">
            <text:p>0.00</text:p>
          </table:table-cell>
          <table:table-cell table:formula="of:=IF(rad^2-([.$A19]-y0)^2-([.S$1]-x0)^2&gt;0;SQRT(rad^2-([.$A19]-y0)^2-([.S$1]-x0)^2)+z0 ;0)" office:value-type="float" office:value="0" calcext:value-type="float">
            <text:p>0.00</text:p>
          </table:table-cell>
          <table:table-cell table:formula="of:=IF(rad^2-([.$A19]-y0)^2-([.T$1]-x0)^2&gt;0;SQRT(rad^2-([.$A19]-y0)^2-([.T$1]-x0)^2)+z0 ;0)" office:value-type="float" office:value="0" calcext:value-type="float">
            <text:p>0.00</text:p>
          </table:table-cell>
          <table:table-cell table:formula="of:=IF(rad^2-([.$A19]-y0)^2-([.U$1]-x0)^2&gt;0;SQRT(rad^2-([.$A19]-y0)^2-([.U$1]-x0)^2)+z0 ;0)" office:value-type="float" office:value="0" calcext:value-type="float">
            <text:p>0.00</text:p>
          </table:table-cell>
          <table:table-cell table:formula="of:=IF(rad^2-([.$A19]-y0)^2-([.V$1]-x0)^2&gt;0;SQRT(rad^2-([.$A19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rad^2-([.$A20]-y0)^2-([.B$1]-x0)^2&gt;0;SQRT(rad^2-([.$A20]-y0)^2-([.B$1]-x0)^2)+z0 ;0)" office:value-type="float" office:value="0" calcext:value-type="float">
            <text:p>0.00</text:p>
          </table:table-cell>
          <table:table-cell table:formula="of:=IF(rad^2-([.$A20]-y0)^2-([.C$1]-x0)^2&gt;0;SQRT(rad^2-([.$A20]-y0)^2-([.C$1]-x0)^2)+z0 ;0)" office:value-type="float" office:value="0" calcext:value-type="float">
            <text:p>0.00</text:p>
          </table:table-cell>
          <table:table-cell table:formula="of:=IF(rad^2-([.$A20]-y0)^2-([.D$1]-x0)^2&gt;0;SQRT(rad^2-([.$A20]-y0)^2-([.D$1]-x0)^2)+z0 ;0)" office:value-type="float" office:value="0" calcext:value-type="float">
            <text:p>0.00</text:p>
          </table:table-cell>
          <table:table-cell table:formula="of:=IF(rad^2-([.$A20]-y0)^2-([.E$1]-x0)^2&gt;0;SQRT(rad^2-([.$A20]-y0)^2-([.E$1]-x0)^2)+z0 ;0)" office:value-type="float" office:value="0" calcext:value-type="float">
            <text:p>0.00</text:p>
          </table:table-cell>
          <table:table-cell table:formula="of:=IF(rad^2-([.$A20]-y0)^2-([.F$1]-x0)^2&gt;0;SQRT(rad^2-([.$A20]-y0)^2-([.F$1]-x0)^2)+z0 ;0)" office:value-type="float" office:value="0" calcext:value-type="float">
            <text:p>0.00</text:p>
          </table:table-cell>
          <table:table-cell table:formula="of:=IF(rad^2-([.$A20]-y0)^2-([.G$1]-x0)^2&gt;0;SQRT(rad^2-([.$A20]-y0)^2-([.G$1]-x0)^2)+z0 ;0)" office:value-type="float" office:value="0" calcext:value-type="float">
            <text:p>0.00</text:p>
          </table:table-cell>
          <table:table-cell table:formula="of:=IF(rad^2-([.$A20]-y0)^2-([.H$1]-x0)^2&gt;0;SQRT(rad^2-([.$A20]-y0)^2-([.H$1]-x0)^2)+z0 ;0)" office:value-type="float" office:value="0" calcext:value-type="float">
            <text:p>0.00</text:p>
          </table:table-cell>
          <table:table-cell table:formula="of:=IF(rad^2-([.$A20]-y0)^2-([.I$1]-x0)^2&gt;0;SQRT(rad^2-([.$A20]-y0)^2-([.I$1]-x0)^2)+z0 ;0)" office:value-type="float" office:value="0" calcext:value-type="float">
            <text:p>0.00</text:p>
          </table:table-cell>
          <table:table-cell table:formula="of:=IF(rad^2-([.$A20]-y0)^2-([.J$1]-x0)^2&gt;0;SQRT(rad^2-([.$A20]-y0)^2-([.J$1]-x0)^2)+z0 ;0)" office:value-type="float" office:value="0" calcext:value-type="float">
            <text:p>0.00</text:p>
          </table:table-cell>
          <table:table-cell table:formula="of:=IF(rad^2-([.$A20]-y0)^2-([.K$1]-x0)^2&gt;0;SQRT(rad^2-([.$A20]-y0)^2-([.K$1]-x0)^2)+z0 ;0)" office:value-type="float" office:value="0" calcext:value-type="float">
            <text:p>0.00</text:p>
          </table:table-cell>
          <table:table-cell table:formula="of:=IF(rad^2-([.$A20]-y0)^2-([.L$1]-x0)^2&gt;0;SQRT(rad^2-([.$A20]-y0)^2-([.L$1]-x0)^2)+z0 ;0)" office:value-type="float" office:value="0" calcext:value-type="float">
            <text:p>0.00</text:p>
          </table:table-cell>
          <table:table-cell table:formula="of:=IF(rad^2-([.$A20]-y0)^2-([.M$1]-x0)^2&gt;0;SQRT(rad^2-([.$A20]-y0)^2-([.M$1]-x0)^2)+z0 ;0)" office:value-type="float" office:value="0" calcext:value-type="float">
            <text:p>0.00</text:p>
          </table:table-cell>
          <table:table-cell table:formula="of:=IF(rad^2-([.$A20]-y0)^2-([.N$1]-x0)^2&gt;0;SQRT(rad^2-([.$A20]-y0)^2-([.N$1]-x0)^2)+z0 ;0)" office:value-type="float" office:value="0" calcext:value-type="float">
            <text:p>0.00</text:p>
          </table:table-cell>
          <table:table-cell table:formula="of:=IF(rad^2-([.$A20]-y0)^2-([.O$1]-x0)^2&gt;0;SQRT(rad^2-([.$A20]-y0)^2-([.O$1]-x0)^2)+z0 ;0)" office:value-type="float" office:value="0" calcext:value-type="float">
            <text:p>0.00</text:p>
          </table:table-cell>
          <table:table-cell table:formula="of:=IF(rad^2-([.$A20]-y0)^2-([.P$1]-x0)^2&gt;0;SQRT(rad^2-([.$A20]-y0)^2-([.P$1]-x0)^2)+z0 ;0)" office:value-type="float" office:value="0" calcext:value-type="float">
            <text:p>0.00</text:p>
          </table:table-cell>
          <table:table-cell table:formula="of:=IF(rad^2-([.$A20]-y0)^2-([.Q$1]-x0)^2&gt;0;SQRT(rad^2-([.$A20]-y0)^2-([.Q$1]-x0)^2)+z0 ;0)" office:value-type="float" office:value="0" calcext:value-type="float">
            <text:p>0.00</text:p>
          </table:table-cell>
          <table:table-cell table:formula="of:=IF(rad^2-([.$A20]-y0)^2-([.R$1]-x0)^2&gt;0;SQRT(rad^2-([.$A20]-y0)^2-([.R$1]-x0)^2)+z0 ;0)" office:value-type="float" office:value="0" calcext:value-type="float">
            <text:p>0.00</text:p>
          </table:table-cell>
          <table:table-cell table:formula="of:=IF(rad^2-([.$A20]-y0)^2-([.S$1]-x0)^2&gt;0;SQRT(rad^2-([.$A20]-y0)^2-([.S$1]-x0)^2)+z0 ;0)" office:value-type="float" office:value="0" calcext:value-type="float">
            <text:p>0.00</text:p>
          </table:table-cell>
          <table:table-cell table:formula="of:=IF(rad^2-([.$A20]-y0)^2-([.T$1]-x0)^2&gt;0;SQRT(rad^2-([.$A20]-y0)^2-([.T$1]-x0)^2)+z0 ;0)" office:value-type="float" office:value="0" calcext:value-type="float">
            <text:p>0.00</text:p>
          </table:table-cell>
          <table:table-cell table:formula="of:=IF(rad^2-([.$A20]-y0)^2-([.U$1]-x0)^2&gt;0;SQRT(rad^2-([.$A20]-y0)^2-([.U$1]-x0)^2)+z0 ;0)" office:value-type="float" office:value="0" calcext:value-type="float">
            <text:p>0.00</text:p>
          </table:table-cell>
          <table:table-cell table:formula="of:=IF(rad^2-([.$A20]-y0)^2-([.V$1]-x0)^2&gt;0;SQRT(rad^2-([.$A20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rad^2-([.$A21]-y0)^2-([.B$1]-x0)^2&gt;0;SQRT(rad^2-([.$A21]-y0)^2-([.B$1]-x0)^2)+z0 ;0)" office:value-type="float" office:value="0" calcext:value-type="float">
            <text:p>0.00</text:p>
          </table:table-cell>
          <table:table-cell table:formula="of:=IF(rad^2-([.$A21]-y0)^2-([.C$1]-x0)^2&gt;0;SQRT(rad^2-([.$A21]-y0)^2-([.C$1]-x0)^2)+z0 ;0)" office:value-type="float" office:value="0" calcext:value-type="float">
            <text:p>0.00</text:p>
          </table:table-cell>
          <table:table-cell table:formula="of:=IF(rad^2-([.$A21]-y0)^2-([.D$1]-x0)^2&gt;0;SQRT(rad^2-([.$A21]-y0)^2-([.D$1]-x0)^2)+z0 ;0)" office:value-type="float" office:value="0" calcext:value-type="float">
            <text:p>0.00</text:p>
          </table:table-cell>
          <table:table-cell table:formula="of:=IF(rad^2-([.$A21]-y0)^2-([.E$1]-x0)^2&gt;0;SQRT(rad^2-([.$A21]-y0)^2-([.E$1]-x0)^2)+z0 ;0)" office:value-type="float" office:value="0" calcext:value-type="float">
            <text:p>0.00</text:p>
          </table:table-cell>
          <table:table-cell table:formula="of:=IF(rad^2-([.$A21]-y0)^2-([.F$1]-x0)^2&gt;0;SQRT(rad^2-([.$A21]-y0)^2-([.F$1]-x0)^2)+z0 ;0)" office:value-type="float" office:value="0" calcext:value-type="float">
            <text:p>0.00</text:p>
          </table:table-cell>
          <table:table-cell table:formula="of:=IF(rad^2-([.$A21]-y0)^2-([.G$1]-x0)^2&gt;0;SQRT(rad^2-([.$A21]-y0)^2-([.G$1]-x0)^2)+z0 ;0)" office:value-type="float" office:value="0" calcext:value-type="float">
            <text:p>0.00</text:p>
          </table:table-cell>
          <table:table-cell table:formula="of:=IF(rad^2-([.$A21]-y0)^2-([.H$1]-x0)^2&gt;0;SQRT(rad^2-([.$A21]-y0)^2-([.H$1]-x0)^2)+z0 ;0)" office:value-type="float" office:value="0" calcext:value-type="float">
            <text:p>0.00</text:p>
          </table:table-cell>
          <table:table-cell table:formula="of:=IF(rad^2-([.$A21]-y0)^2-([.I$1]-x0)^2&gt;0;SQRT(rad^2-([.$A21]-y0)^2-([.I$1]-x0)^2)+z0 ;0)" office:value-type="float" office:value="0" calcext:value-type="float">
            <text:p>0.00</text:p>
          </table:table-cell>
          <table:table-cell table:formula="of:=IF(rad^2-([.$A21]-y0)^2-([.J$1]-x0)^2&gt;0;SQRT(rad^2-([.$A21]-y0)^2-([.J$1]-x0)^2)+z0 ;0)" office:value-type="float" office:value="0" calcext:value-type="float">
            <text:p>0.00</text:p>
          </table:table-cell>
          <table:table-cell table:formula="of:=IF(rad^2-([.$A21]-y0)^2-([.K$1]-x0)^2&gt;0;SQRT(rad^2-([.$A21]-y0)^2-([.K$1]-x0)^2)+z0 ;0)" office:value-type="float" office:value="0" calcext:value-type="float">
            <text:p>0.00</text:p>
          </table:table-cell>
          <table:table-cell table:formula="of:=IF(rad^2-([.$A21]-y0)^2-([.L$1]-x0)^2&gt;0;SQRT(rad^2-([.$A21]-y0)^2-([.L$1]-x0)^2)+z0 ;0)" office:value-type="float" office:value="0" calcext:value-type="float">
            <text:p>0.00</text:p>
          </table:table-cell>
          <table:table-cell table:formula="of:=IF(rad^2-([.$A21]-y0)^2-([.M$1]-x0)^2&gt;0;SQRT(rad^2-([.$A21]-y0)^2-([.M$1]-x0)^2)+z0 ;0)" office:value-type="float" office:value="0" calcext:value-type="float">
            <text:p>0.00</text:p>
          </table:table-cell>
          <table:table-cell table:formula="of:=IF(rad^2-([.$A21]-y0)^2-([.N$1]-x0)^2&gt;0;SQRT(rad^2-([.$A21]-y0)^2-([.N$1]-x0)^2)+z0 ;0)" office:value-type="float" office:value="0" calcext:value-type="float">
            <text:p>0.00</text:p>
          </table:table-cell>
          <table:table-cell table:formula="of:=IF(rad^2-([.$A21]-y0)^2-([.O$1]-x0)^2&gt;0;SQRT(rad^2-([.$A21]-y0)^2-([.O$1]-x0)^2)+z0 ;0)" office:value-type="float" office:value="0" calcext:value-type="float">
            <text:p>0.00</text:p>
          </table:table-cell>
          <table:table-cell table:formula="of:=IF(rad^2-([.$A21]-y0)^2-([.P$1]-x0)^2&gt;0;SQRT(rad^2-([.$A21]-y0)^2-([.P$1]-x0)^2)+z0 ;0)" office:value-type="float" office:value="0" calcext:value-type="float">
            <text:p>0.00</text:p>
          </table:table-cell>
          <table:table-cell table:formula="of:=IF(rad^2-([.$A21]-y0)^2-([.Q$1]-x0)^2&gt;0;SQRT(rad^2-([.$A21]-y0)^2-([.Q$1]-x0)^2)+z0 ;0)" office:value-type="float" office:value="0" calcext:value-type="float">
            <text:p>0.00</text:p>
          </table:table-cell>
          <table:table-cell table:formula="of:=IF(rad^2-([.$A21]-y0)^2-([.R$1]-x0)^2&gt;0;SQRT(rad^2-([.$A21]-y0)^2-([.R$1]-x0)^2)+z0 ;0)" office:value-type="float" office:value="0" calcext:value-type="float">
            <text:p>0.00</text:p>
          </table:table-cell>
          <table:table-cell table:formula="of:=IF(rad^2-([.$A21]-y0)^2-([.S$1]-x0)^2&gt;0;SQRT(rad^2-([.$A21]-y0)^2-([.S$1]-x0)^2)+z0 ;0)" office:value-type="float" office:value="0" calcext:value-type="float">
            <text:p>0.00</text:p>
          </table:table-cell>
          <table:table-cell table:formula="of:=IF(rad^2-([.$A21]-y0)^2-([.T$1]-x0)^2&gt;0;SQRT(rad^2-([.$A21]-y0)^2-([.T$1]-x0)^2)+z0 ;0)" office:value-type="float" office:value="0" calcext:value-type="float">
            <text:p>0.00</text:p>
          </table:table-cell>
          <table:table-cell table:formula="of:=IF(rad^2-([.$A21]-y0)^2-([.U$1]-x0)^2&gt;0;SQRT(rad^2-([.$A21]-y0)^2-([.U$1]-x0)^2)+z0 ;0)" office:value-type="float" office:value="0" calcext:value-type="float">
            <text:p>0.00</text:p>
          </table:table-cell>
          <table:table-cell table:formula="of:=IF(rad^2-([.$A21]-y0)^2-([.V$1]-x0)^2&gt;0;SQRT(rad^2-([.$A21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rad^2-([.$A22]-y0)^2-([.B$1]-x0)^2&gt;0;SQRT(rad^2-([.$A22]-y0)^2-([.B$1]-x0)^2)+z0 ;0)" office:value-type="float" office:value="0" calcext:value-type="float">
            <text:p>0.00</text:p>
          </table:table-cell>
          <table:table-cell table:formula="of:=IF(rad^2-([.$A22]-y0)^2-([.C$1]-x0)^2&gt;0;SQRT(rad^2-([.$A22]-y0)^2-([.C$1]-x0)^2)+z0 ;0)" office:value-type="float" office:value="0" calcext:value-type="float">
            <text:p>0.00</text:p>
          </table:table-cell>
          <table:table-cell table:formula="of:=IF(rad^2-([.$A22]-y0)^2-([.D$1]-x0)^2&gt;0;SQRT(rad^2-([.$A22]-y0)^2-([.D$1]-x0)^2)+z0 ;0)" office:value-type="float" office:value="0" calcext:value-type="float">
            <text:p>0.00</text:p>
          </table:table-cell>
          <table:table-cell table:formula="of:=IF(rad^2-([.$A22]-y0)^2-([.E$1]-x0)^2&gt;0;SQRT(rad^2-([.$A22]-y0)^2-([.E$1]-x0)^2)+z0 ;0)" office:value-type="float" office:value="0" calcext:value-type="float">
            <text:p>0.00</text:p>
          </table:table-cell>
          <table:table-cell table:formula="of:=IF(rad^2-([.$A22]-y0)^2-([.F$1]-x0)^2&gt;0;SQRT(rad^2-([.$A22]-y0)^2-([.F$1]-x0)^2)+z0 ;0)" office:value-type="float" office:value="0" calcext:value-type="float">
            <text:p>0.00</text:p>
          </table:table-cell>
          <table:table-cell table:formula="of:=IF(rad^2-([.$A22]-y0)^2-([.G$1]-x0)^2&gt;0;SQRT(rad^2-([.$A22]-y0)^2-([.G$1]-x0)^2)+z0 ;0)" office:value-type="float" office:value="0" calcext:value-type="float">
            <text:p>0.00</text:p>
          </table:table-cell>
          <table:table-cell table:formula="of:=IF(rad^2-([.$A22]-y0)^2-([.H$1]-x0)^2&gt;0;SQRT(rad^2-([.$A22]-y0)^2-([.H$1]-x0)^2)+z0 ;0)" office:value-type="float" office:value="0" calcext:value-type="float">
            <text:p>0.00</text:p>
          </table:table-cell>
          <table:table-cell table:formula="of:=IF(rad^2-([.$A22]-y0)^2-([.I$1]-x0)^2&gt;0;SQRT(rad^2-([.$A22]-y0)^2-([.I$1]-x0)^2)+z0 ;0)" office:value-type="float" office:value="0" calcext:value-type="float">
            <text:p>0.00</text:p>
          </table:table-cell>
          <table:table-cell table:formula="of:=IF(rad^2-([.$A22]-y0)^2-([.J$1]-x0)^2&gt;0;SQRT(rad^2-([.$A22]-y0)^2-([.J$1]-x0)^2)+z0 ;0)" office:value-type="float" office:value="0" calcext:value-type="float">
            <text:p>0.00</text:p>
          </table:table-cell>
          <table:table-cell table:formula="of:=IF(rad^2-([.$A22]-y0)^2-([.K$1]-x0)^2&gt;0;SQRT(rad^2-([.$A22]-y0)^2-([.K$1]-x0)^2)+z0 ;0)" office:value-type="float" office:value="0" calcext:value-type="float">
            <text:p>0.00</text:p>
          </table:table-cell>
          <table:table-cell table:formula="of:=IF(rad^2-([.$A22]-y0)^2-([.L$1]-x0)^2&gt;0;SQRT(rad^2-([.$A22]-y0)^2-([.L$1]-x0)^2)+z0 ;0)" office:value-type="float" office:value="0" calcext:value-type="float">
            <text:p>0.00</text:p>
          </table:table-cell>
          <table:table-cell table:formula="of:=IF(rad^2-([.$A22]-y0)^2-([.M$1]-x0)^2&gt;0;SQRT(rad^2-([.$A22]-y0)^2-([.M$1]-x0)^2)+z0 ;0)" office:value-type="float" office:value="0" calcext:value-type="float">
            <text:p>0.00</text:p>
          </table:table-cell>
          <table:table-cell table:formula="of:=IF(rad^2-([.$A22]-y0)^2-([.N$1]-x0)^2&gt;0;SQRT(rad^2-([.$A22]-y0)^2-([.N$1]-x0)^2)+z0 ;0)" office:value-type="float" office:value="0" calcext:value-type="float">
            <text:p>0.00</text:p>
          </table:table-cell>
          <table:table-cell table:formula="of:=IF(rad^2-([.$A22]-y0)^2-([.O$1]-x0)^2&gt;0;SQRT(rad^2-([.$A22]-y0)^2-([.O$1]-x0)^2)+z0 ;0)" office:value-type="float" office:value="0" calcext:value-type="float">
            <text:p>0.00</text:p>
          </table:table-cell>
          <table:table-cell table:formula="of:=IF(rad^2-([.$A22]-y0)^2-([.P$1]-x0)^2&gt;0;SQRT(rad^2-([.$A22]-y0)^2-([.P$1]-x0)^2)+z0 ;0)" office:value-type="float" office:value="0" calcext:value-type="float">
            <text:p>0.00</text:p>
          </table:table-cell>
          <table:table-cell table:formula="of:=IF(rad^2-([.$A22]-y0)^2-([.Q$1]-x0)^2&gt;0;SQRT(rad^2-([.$A22]-y0)^2-([.Q$1]-x0)^2)+z0 ;0)" office:value-type="float" office:value="0" calcext:value-type="float">
            <text:p>0.00</text:p>
          </table:table-cell>
          <table:table-cell table:formula="of:=IF(rad^2-([.$A22]-y0)^2-([.R$1]-x0)^2&gt;0;SQRT(rad^2-([.$A22]-y0)^2-([.R$1]-x0)^2)+z0 ;0)" office:value-type="float" office:value="0" calcext:value-type="float">
            <text:p>0.00</text:p>
          </table:table-cell>
          <table:table-cell table:formula="of:=IF(rad^2-([.$A22]-y0)^2-([.S$1]-x0)^2&gt;0;SQRT(rad^2-([.$A22]-y0)^2-([.S$1]-x0)^2)+z0 ;0)" office:value-type="float" office:value="0" calcext:value-type="float">
            <text:p>0.00</text:p>
          </table:table-cell>
          <table:table-cell table:formula="of:=IF(rad^2-([.$A22]-y0)^2-([.T$1]-x0)^2&gt;0;SQRT(rad^2-([.$A22]-y0)^2-([.T$1]-x0)^2)+z0 ;0)" office:value-type="float" office:value="0" calcext:value-type="float">
            <text:p>0.00</text:p>
          </table:table-cell>
          <table:table-cell table:formula="of:=IF(rad^2-([.$A22]-y0)^2-([.U$1]-x0)^2&gt;0;SQRT(rad^2-([.$A22]-y0)^2-([.U$1]-x0)^2)+z0 ;0)" office:value-type="float" office:value="0" calcext:value-type="float">
            <text:p>0.00</text:p>
          </table:table-cell>
          <table:table-cell table:formula="of:=IF(rad^2-([.$A22]-y0)^2-([.V$1]-x0)^2&gt;0;SQRT(rad^2-([.$A22]-y0)^2-([.V$1]-x0)^2)+z0 ;0)" office:value-type="float" office:value="0" calcext:value-type="float">
            <text:p>0.00</text:p>
          </table:table-cell>
          <table:table-cell table:number-columns-repeated="1002"/>
        </table:table-row>
        <table:table-row table:style-name="ro1" table:number-rows-repeated="3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 office:value-type="string" calcext:value-type="string">
            <text:p>rad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table:number-columns-repeated="20"/>
          <table:table-cell table:number-columns-repeated="1002"/>
        </table:table-row>
        <table:table-row table:style-name="ro1">
          <table:table-cell office:value-type="string" calcext:value-type="string">
            <text:p>x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0"/>
          <table:table-cell table:number-columns-repeated="1002"/>
        </table:table-row>
        <table:table-row table:style-name="ro1">
          <table:table-cell office:value-type="string" calcext:value-type="string">
            <text:p>y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0"/>
          <table:table-cell table:number-columns-repeated="1002"/>
        </table:table-row>
        <table:table-row table:style-name="ro1">
          <table:table-cell office:value-type="string" calcext:value-type="string">
            <text:p>z0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table:number-columns-repeated="20"/>
          <table:table-cell table:number-columns-repeated="1002"/>
        </table:table-row>
        <table:named-expressions>
          <table:named-range table:name="rad" table:base-cell-address="$sphere.$B$1" table:cell-range-address="$sphere.$B$26"/>
          <table:named-range table:name="x0" table:base-cell-address="$sphere.$B$2" table:cell-range-address="$sphere.$B$27"/>
          <table:named-range table:name="y0" table:base-cell-address="$sphere.$B$3" table:cell-range-address="$sphere.$B$28"/>
          <table:named-range table:name="z0" table:base-cell-address="$sphere.$B$4" table:cell-range-address="$sphere.$B$29"/>
        </table:named-expressions>
      </table:table>
      <table:table table:name="output" table:style-name="ta1">
        <table:table-column table:style-name="co2" table:default-cell-style-name="ce1"/>
        <table:table-row table:style-name="ro1">
          <table:table-cell office:value-type="float" office:value="-100" calcext:value-type="float">
            <text:p>-100.00</text:p>
          </table:table-cell>
        </table:table-row>
        <table:table-row table:style-name="ro1">
          <table:table-cell office:value-type="float" office:value="-90" calcext:value-type="float">
            <text:p>-90.00</text:p>
          </table:table-cell>
        </table:table-row>
        <table:table-row table:style-name="ro1">
          <table:table-cell office:value-type="float" office:value="-80" calcext:value-type="float">
            <text:p>-80.00</text:p>
          </table:table-cell>
        </table:table-row>
        <table:table-row table:style-name="ro1">
          <table:table-cell office:value-type="float" office:value="-70" calcext:value-type="float">
            <text:p>-70.00</text:p>
          </table:table-cell>
        </table:table-row>
        <table:table-row table:style-name="ro1">
          <table:table-cell office:value-type="float" office:value="-60" calcext:value-type="float">
            <text:p>-60.00</text:p>
          </table:table-cell>
        </table:table-row>
        <table:table-row table:style-name="ro1">
          <table:table-cell office:value-type="float" office:value="-50" calcext:value-type="float">
            <text:p>-50.00</text:p>
          </table:table-cell>
        </table:table-row>
        <table:table-row table:style-name="ro1">
          <table:table-cell office:value-type="float" office:value="-40" calcext:value-type="float">
            <text:p>-40.00</text:p>
          </table:table-cell>
        </table:table-row>
        <table:table-row table:style-name="ro1">
          <table:table-cell office:value-type="float" office:value="-30" calcext:value-type="float">
            <text:p>-30.00</text:p>
          </table:table-cell>
        </table:table-row>
        <table:table-row table:style-name="ro1">
          <table:table-cell office:value-type="float" office:value="-20" calcext:value-type="float">
            <text:p>-20.00</text:p>
          </table:table-cell>
        </table:table-row>
        <table:table-row table:style-name="ro1">
          <table:table-cell office:value-type="float" office:value="-10" calcext:value-type="float">
            <text:p>-1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0" calcext:value-type="float">
            <text:p>10.00</text:p>
          </table:table-cell>
        </table:table-row>
        <table:table-row table:style-name="ro1">
          <table:table-cell office:value-type="float" office:value="20" calcext:value-type="float">
            <text:p>20.00</text:p>
          </table:table-cell>
        </table:table-row>
        <table:table-row table:style-name="ro1">
          <table:table-cell office:value-type="float" office:value="30" calcext:value-type="float">
            <text:p>30.00</text:p>
          </table:table-cell>
        </table:table-row>
        <table:table-row table:style-name="ro1">
          <table:table-cell office:value-type="float" office:value="40" calcext:value-type="float">
            <text:p>40.00</text:p>
          </table:table-cell>
        </table:table-row>
        <table:table-row table:style-name="ro1">
          <table:table-cell office:value-type="float" office:value="50" calcext:value-type="float">
            <text:p>50.00</text:p>
          </table:table-cell>
        </table:table-row>
        <table:table-row table:style-name="ro1">
          <table:table-cell office:value-type="float" office:value="60" calcext:value-type="float">
            <text:p>60.00</text:p>
          </table:table-cell>
        </table:table-row>
        <table:table-row table:style-name="ro1">
          <table:table-cell office:value-type="float" office:value="70" calcext:value-type="float">
            <text:p>70.00</text:p>
          </table:table-cell>
        </table:table-row>
        <table:table-row table:style-name="ro1">
          <table:table-cell office:value-type="float" office:value="80" calcext:value-type="float">
            <text:p>80.00</text:p>
          </table:table-cell>
        </table:table-row>
        <table:table-row table:style-name="ro1">
          <table:table-cell office:value-type="float" office:value="90" calcext:value-type="float">
            <text:p>90.00</text:p>
          </table:table-cell>
        </table:table-row>
        <table:table-row table:style-name="ro1">
          <table:table-cell office:value-type="float" office:value="100" calcext:value-type="float">
            <text:p>10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5.50510257216822" calcext:value-type="float">
            <text:p>-5.51</text:p>
          </table:table-cell>
        </table:table-row>
        <table:table-row table:style-name="ro1">
          <table:table-cell office:value-type="float" office:value="3.166247903554" calcext:value-type="float">
            <text:p>3.17</text:p>
          </table:table-cell>
        </table:table-row>
        <table:table-row table:style-name="ro1">
          <table:table-cell office:value-type="float" office:value="7.41657386773942" calcext:value-type="float">
            <text:p>7.42</text:p>
          </table:table-cell>
        </table:table-row>
        <table:table-row table:style-name="ro1">
          <table:table-cell office:value-type="float" office:value="8.72983346207417" calcext:value-type="float">
            <text:p>8.73</text:p>
          </table:table-cell>
        </table:table-row>
        <table:table-row table:style-name="ro1">
          <table:table-cell office:value-type="float" office:value="7.41657386773942" calcext:value-type="float">
            <text:p>7.42</text:p>
          </table:table-cell>
        </table:table-row>
        <table:table-row table:style-name="ro1">
          <table:table-cell office:value-type="float" office:value="3.166247903554" calcext:value-type="float">
            <text:p>3.17</text:p>
          </table:table-cell>
        </table:table-row>
        <table:table-row table:style-name="ro1">
          <table:table-cell office:value-type="float" office:value="-5.50510257216822" calcext:value-type="float">
            <text:p>-5.51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2.6794919243112" calcext:value-type="float">
            <text:p>-12.68</text:p>
          </table:table-cell>
        </table:table-row>
        <table:table-row table:style-name="ro1">
          <table:table-cell office:value-type="float" office:value="4.64101615137755" calcext:value-type="float">
            <text:p>4.64</text:p>
          </table:table-cell>
        </table:table-row>
        <table:table-row table:style-name="ro1">
          <table:table-cell office:value-type="float" office:value="13.5889894354067" calcext:value-type="float">
            <text:p>13.59</text:p>
          </table:table-cell>
        </table:table-row>
        <table:table-row table:style-name="ro1">
          <table:table-cell office:value-type="float" office:value="18.9897948556636" calcext:value-type="float">
            <text:p>18.99</text:p>
          </table:table-cell>
        </table:table-row>
        <table:table-row table:style-name="ro1">
          <table:table-cell office:value-type="float" office:value="21.9615242270663" calcext:value-type="float">
            <text:p>21.96</text:p>
          </table:table-cell>
        </table:table-row>
        <table:table-row table:style-name="ro1">
          <table:table-cell office:value-type="float" office:value="22.9150262212918" calcext:value-type="float">
            <text:p>22.92</text:p>
          </table:table-cell>
        </table:table-row>
        <table:table-row table:style-name="ro1">
          <table:table-cell office:value-type="float" office:value="21.9615242270663" calcext:value-type="float">
            <text:p>21.96</text:p>
          </table:table-cell>
        </table:table-row>
        <table:table-row table:style-name="ro1">
          <table:table-cell office:value-type="float" office:value="18.9897948556636" calcext:value-type="float">
            <text:p>18.99</text:p>
          </table:table-cell>
        </table:table-row>
        <table:table-row table:style-name="ro1">
          <table:table-cell office:value-type="float" office:value="13.5889894354067" calcext:value-type="float">
            <text:p>13.59</text:p>
          </table:table-cell>
        </table:table-row>
        <table:table-row table:style-name="ro1">
          <table:table-cell office:value-type="float" office:value="4.64101615137755" calcext:value-type="float">
            <text:p>4.64</text:p>
          </table:table-cell>
        </table:table-row>
        <table:table-row table:style-name="ro1">
          <table:table-cell office:value-type="float" office:value="-12.6794919243112" calcext:value-type="float">
            <text:p>-12.68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2.6794919243112" calcext:value-type="float">
            <text:p>-12.68</text:p>
          </table:table-cell>
        </table:table-row>
        <table:table-row table:style-name="ro1">
          <table:table-cell office:value-type="float" office:value="7.41657386773942" calcext:value-type="float">
            <text:p>7.42</text:p>
          </table:table-cell>
        </table:table-row>
        <table:table-row table:style-name="ro1">
          <table:table-cell office:value-type="float" office:value="17.9583152331272" calcext:value-type="float">
            <text:p>17.96</text:p>
          </table:table-cell>
        </table:table-row>
        <table:table-row table:style-name="ro1">
          <table:table-cell office:value-type="float" office:value="24.7722557505166" calcext:value-type="float">
            <text:p>24.77</text:p>
          </table:table-cell>
        </table:table-row>
        <table:table-row table:style-name="ro1">
          <table:table-cell office:value-type="float" office:value="29.1607978309962" calcext:value-type="float">
            <text:p>29.16</text:p>
          </table:table-cell>
        </table:table-row>
        <table:table-row table:style-name="ro1">
          <table:table-cell office:value-type="float" office:value="31.6441400296898" calcext:value-type="float">
            <text:p>31.64</text:p>
          </table:table-cell>
        </table:table-row>
        <table:table-row table:style-name="ro1">
          <table:table-cell office:value-type="float" office:value="32.449979983984" calcext:value-type="float">
            <text:p>32.45</text:p>
          </table:table-cell>
        </table:table-row>
        <table:table-row table:style-name="ro1">
          <table:table-cell office:value-type="float" office:value="31.6441400296898" calcext:value-type="float">
            <text:p>31.64</text:p>
          </table:table-cell>
        </table:table-row>
        <table:table-row table:style-name="ro1">
          <table:table-cell office:value-type="float" office:value="29.1607978309962" calcext:value-type="float">
            <text:p>29.16</text:p>
          </table:table-cell>
        </table:table-row>
        <table:table-row table:style-name="ro1">
          <table:table-cell office:value-type="float" office:value="24.7722557505166" calcext:value-type="float">
            <text:p>24.77</text:p>
          </table:table-cell>
        </table:table-row>
        <table:table-row table:style-name="ro1">
          <table:table-cell office:value-type="float" office:value="17.9583152331272" calcext:value-type="float">
            <text:p>17.96</text:p>
          </table:table-cell>
        </table:table-row>
        <table:table-row table:style-name="ro1">
          <table:table-cell office:value-type="float" office:value="7.41657386773942" calcext:value-type="float">
            <text:p>7.42</text:p>
          </table:table-cell>
        </table:table-row>
        <table:table-row table:style-name="ro1">
          <table:table-cell office:value-type="float" office:value="-12.6794919243112" calcext:value-type="float">
            <text:p>-12.68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.64101615137755" calcext:value-type="float">
            <text:p>4.64</text:p>
          </table:table-cell>
        </table:table-row>
        <table:table-row table:style-name="ro1">
          <table:table-cell office:value-type="float" office:value="17.9583152331272" calcext:value-type="float">
            <text:p>17.96</text:p>
          </table:table-cell>
        </table:table-row>
        <table:table-row table:style-name="ro1">
          <table:table-cell office:value-type="float" office:value="26.5685424949238" calcext:value-type="float">
            <text:p>26.57</text:p>
          </table:table-cell>
        </table:table-row>
        <table:table-row table:style-name="ro1">
          <table:table-cell office:value-type="float" office:value="32.449979983984" calcext:value-type="float">
            <text:p>32.45</text:p>
          </table:table-cell>
        </table:table-row>
        <table:table-row table:style-name="ro1">
          <table:table-cell office:value-type="float" office:value="36.332495807108" calcext:value-type="float">
            <text:p>36.33</text:p>
          </table:table-cell>
        </table:table-row>
        <table:table-row table:style-name="ro1">
          <table:table-cell office:value-type="float" office:value="38.5565460040104" calcext:value-type="float">
            <text:p>38.56</text:p>
          </table:table-cell>
        </table:table-row>
        <table:table-row table:style-name="ro1">
          <table:table-cell office:value-type="float" office:value="39.2820323027551" calcext:value-type="float">
            <text:p>39.28</text:p>
          </table:table-cell>
        </table:table-row>
        <table:table-row table:style-name="ro1">
          <table:table-cell office:value-type="float" office:value="38.5565460040104" calcext:value-type="float">
            <text:p>38.56</text:p>
          </table:table-cell>
        </table:table-row>
        <table:table-row table:style-name="ro1">
          <table:table-cell office:value-type="float" office:value="36.332495807108" calcext:value-type="float">
            <text:p>36.33</text:p>
          </table:table-cell>
        </table:table-row>
        <table:table-row table:style-name="ro1">
          <table:table-cell office:value-type="float" office:value="32.449979983984" calcext:value-type="float">
            <text:p>32.45</text:p>
          </table:table-cell>
        </table:table-row>
        <table:table-row table:style-name="ro1">
          <table:table-cell office:value-type="float" office:value="26.5685424949238" calcext:value-type="float">
            <text:p>26.57</text:p>
          </table:table-cell>
        </table:table-row>
        <table:table-row table:style-name="ro1">
          <table:table-cell office:value-type="float" office:value="17.9583152331272" calcext:value-type="float">
            <text:p>17.96</text:p>
          </table:table-cell>
        </table:table-row>
        <table:table-row table:style-name="ro1">
          <table:table-cell office:value-type="float" office:value="4.64101615137755" calcext:value-type="float">
            <text:p>4.64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5.50510257216822" calcext:value-type="float">
            <text:p>-5.51</text:p>
          </table:table-cell>
        </table:table-row>
        <table:table-row table:style-name="ro1">
          <table:table-cell office:value-type="float" office:value="13.5889894354067" calcext:value-type="float">
            <text:p>13.59</text:p>
          </table:table-cell>
        </table:table-row>
        <table:table-row table:style-name="ro1">
          <table:table-cell office:value-type="float" office:value="24.7722557505166" calcext:value-type="float">
            <text:p>24.77</text:p>
          </table:table-cell>
        </table:table-row>
        <table:table-row table:style-name="ro1">
          <table:table-cell office:value-type="float" office:value="32.449979983984" calcext:value-type="float">
            <text:p>32.45</text:p>
          </table:table-cell>
        </table:table-row>
        <table:table-row table:style-name="ro1">
          <table:table-cell office:value-type="float" office:value="37.8232998312527" calcext:value-type="float">
            <text:p>37.82</text:p>
          </table:table-cell>
        </table:table-row>
        <table:table-row table:style-name="ro1">
          <table:table-cell office:value-type="float" office:value="41.4142842854285" calcext:value-type="float">
            <text:p>41.41</text:p>
          </table:table-cell>
        </table:table-row>
        <table:table-row table:style-name="ro1">
          <table:table-cell office:value-type="float" office:value="43.4846922834953" calcext:value-type="float">
            <text:p>43.48</text:p>
          </table:table-cell>
        </table:table-row>
        <table:table-row table:style-name="ro1">
          <table:table-cell office:value-type="float" office:value="44.1619848709566" calcext:value-type="float">
            <text:p>44.16</text:p>
          </table:table-cell>
        </table:table-row>
        <table:table-row table:style-name="ro1">
          <table:table-cell office:value-type="float" office:value="43.4846922834953" calcext:value-type="float">
            <text:p>43.48</text:p>
          </table:table-cell>
        </table:table-row>
        <table:table-row table:style-name="ro1">
          <table:table-cell office:value-type="float" office:value="41.4142842854285" calcext:value-type="float">
            <text:p>41.41</text:p>
          </table:table-cell>
        </table:table-row>
        <table:table-row table:style-name="ro1">
          <table:table-cell office:value-type="float" office:value="37.8232998312527" calcext:value-type="float">
            <text:p>37.82</text:p>
          </table:table-cell>
        </table:table-row>
        <table:table-row table:style-name="ro1">
          <table:table-cell office:value-type="float" office:value="32.449979983984" calcext:value-type="float">
            <text:p>32.45</text:p>
          </table:table-cell>
        </table:table-row>
        <table:table-row table:style-name="ro1">
          <table:table-cell office:value-type="float" office:value="24.7722557505166" calcext:value-type="float">
            <text:p>24.77</text:p>
          </table:table-cell>
        </table:table-row>
        <table:table-row table:style-name="ro1">
          <table:table-cell office:value-type="float" office:value="13.5889894354067" calcext:value-type="float">
            <text:p>13.59</text:p>
          </table:table-cell>
        </table:table-row>
        <table:table-row table:style-name="ro1">
          <table:table-cell office:value-type="float" office:value="-5.50510257216822" calcext:value-type="float">
            <text:p>-5.51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.166247903554" calcext:value-type="float">
            <text:p>3.17</text:p>
          </table:table-cell>
        </table:table-row>
        <table:table-row table:style-name="ro1">
          <table:table-cell office:value-type="float" office:value="18.9897948556636" calcext:value-type="float">
            <text:p>18.99</text:p>
          </table:table-cell>
        </table:table-row>
        <table:table-row table:style-name="ro1">
          <table:table-cell office:value-type="float" office:value="29.1607978309962" calcext:value-type="float">
            <text:p>29.16</text:p>
          </table:table-cell>
        </table:table-row>
        <table:table-row table:style-name="ro1">
          <table:table-cell office:value-type="float" office:value="36.332495807108" calcext:value-type="float">
            <text:p>36.33</text:p>
          </table:table-cell>
        </table:table-row>
        <table:table-row table:style-name="ro1">
          <table:table-cell office:value-type="float" office:value="41.4142842854285" calcext:value-type="float">
            <text:p>41.41</text:p>
          </table:table-cell>
        </table:table-row>
        <table:table-row table:style-name="ro1">
          <table:table-cell office:value-type="float" office:value="44.8331477354788" calcext:value-type="float">
            <text:p>44.83</text:p>
          </table:table-cell>
        </table:table-row>
        <table:table-row table:style-name="ro1">
          <table:table-cell office:value-type="float" office:value="46.8114574786861" calcext:value-type="float">
            <text:p>46.81</text:p>
          </table:table-cell>
        </table:table-row>
        <table:table-row table:style-name="ro1">
          <table:table-cell office:value-type="float" office:value="47.4596669241483" calcext:value-type="float">
            <text:p>47.46</text:p>
          </table:table-cell>
        </table:table-row>
        <table:table-row table:style-name="ro1">
          <table:table-cell office:value-type="float" office:value="46.8114574786861" calcext:value-type="float">
            <text:p>46.81</text:p>
          </table:table-cell>
        </table:table-row>
        <table:table-row table:style-name="ro1">
          <table:table-cell office:value-type="float" office:value="44.8331477354788" calcext:value-type="float">
            <text:p>44.83</text:p>
          </table:table-cell>
        </table:table-row>
        <table:table-row table:style-name="ro1">
          <table:table-cell office:value-type="float" office:value="41.4142842854285" calcext:value-type="float">
            <text:p>41.41</text:p>
          </table:table-cell>
        </table:table-row>
        <table:table-row table:style-name="ro1">
          <table:table-cell office:value-type="float" office:value="36.332495807108" calcext:value-type="float">
            <text:p>36.33</text:p>
          </table:table-cell>
        </table:table-row>
        <table:table-row table:style-name="ro1">
          <table:table-cell office:value-type="float" office:value="29.1607978309962" calcext:value-type="float">
            <text:p>29.16</text:p>
          </table:table-cell>
        </table:table-row>
        <table:table-row table:style-name="ro1">
          <table:table-cell office:value-type="float" office:value="18.9897948556636" calcext:value-type="float">
            <text:p>18.99</text:p>
          </table:table-cell>
        </table:table-row>
        <table:table-row table:style-name="ro1">
          <table:table-cell office:value-type="float" office:value="3.166247903554" calcext:value-type="float">
            <text:p>3.17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.41657386773942" calcext:value-type="float">
            <text:p>7.42</text:p>
          </table:table-cell>
        </table:table-row>
        <table:table-row table:style-name="ro1">
          <table:table-cell office:value-type="float" office:value="21.9615242270663" calcext:value-type="float">
            <text:p>21.96</text:p>
          </table:table-cell>
        </table:table-row>
        <table:table-row table:style-name="ro1">
          <table:table-cell office:value-type="float" office:value="31.6441400296898" calcext:value-type="float">
            <text:p>31.64</text:p>
          </table:table-cell>
        </table:table-row>
        <table:table-row table:style-name="ro1">
          <table:table-cell office:value-type="float" office:value="38.5565460040104" calcext:value-type="float">
            <text:p>38.56</text:p>
          </table:table-cell>
        </table:table-row>
        <table:table-row table:style-name="ro1">
          <table:table-cell office:value-type="float" office:value="43.4846922834953" calcext:value-type="float">
            <text:p>43.48</text:p>
          </table:table-cell>
        </table:table-row>
        <table:table-row table:style-name="ro1">
          <table:table-cell office:value-type="float" office:value="46.8114574786861" calcext:value-type="float">
            <text:p>46.81</text:p>
          </table:table-cell>
        </table:table-row>
        <table:table-row table:style-name="ro1">
          <table:table-cell office:value-type="float" office:value="48.7400787401181" calcext:value-type="float">
            <text:p>48.74</text:p>
          </table:table-cell>
        </table:table-row>
        <table:table-row table:style-name="ro1">
          <table:table-cell office:value-type="float" office:value="49.3725393319377" calcext:value-type="float">
            <text:p>49.37</text:p>
          </table:table-cell>
        </table:table-row>
        <table:table-row table:style-name="ro1">
          <table:table-cell office:value-type="float" office:value="48.7400787401181" calcext:value-type="float">
            <text:p>48.74</text:p>
          </table:table-cell>
        </table:table-row>
        <table:table-row table:style-name="ro1">
          <table:table-cell office:value-type="float" office:value="46.8114574786861" calcext:value-type="float">
            <text:p>46.81</text:p>
          </table:table-cell>
        </table:table-row>
        <table:table-row table:style-name="ro1">
          <table:table-cell office:value-type="float" office:value="43.4846922834953" calcext:value-type="float">
            <text:p>43.48</text:p>
          </table:table-cell>
        </table:table-row>
        <table:table-row table:style-name="ro1">
          <table:table-cell office:value-type="float" office:value="38.5565460040104" calcext:value-type="float">
            <text:p>38.56</text:p>
          </table:table-cell>
        </table:table-row>
        <table:table-row table:style-name="ro1">
          <table:table-cell office:value-type="float" office:value="31.6441400296898" calcext:value-type="float">
            <text:p>31.64</text:p>
          </table:table-cell>
        </table:table-row>
        <table:table-row table:style-name="ro1">
          <table:table-cell office:value-type="float" office:value="21.9615242270663" calcext:value-type="float">
            <text:p>21.96</text:p>
          </table:table-cell>
        </table:table-row>
        <table:table-row table:style-name="ro1">
          <table:table-cell office:value-type="float" office:value="7.41657386773942" calcext:value-type="float">
            <text:p>7.42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8.72983346207417" calcext:value-type="float">
            <text:p>8.73</text:p>
          </table:table-cell>
        </table:table-row>
        <table:table-row table:style-name="ro1">
          <table:table-cell office:value-type="float" office:value="22.9150262212918" calcext:value-type="float">
            <text:p>22.92</text:p>
          </table:table-cell>
        </table:table-row>
        <table:table-row table:style-name="ro1">
          <table:table-cell office:value-type="float" office:value="32.449979983984" calcext:value-type="float">
            <text:p>32.45</text:p>
          </table:table-cell>
        </table:table-row>
        <table:table-row table:style-name="ro1">
          <table:table-cell office:value-type="float" office:value="39.2820323027551" calcext:value-type="float">
            <text:p>39.28</text:p>
          </table:table-cell>
        </table:table-row>
        <table:table-row table:style-name="ro1">
          <table:table-cell office:value-type="float" office:value="44.1619848709566" calcext:value-type="float">
            <text:p>44.16</text:p>
          </table:table-cell>
        </table:table-row>
        <table:table-row table:style-name="ro1">
          <table:table-cell office:value-type="float" office:value="47.4596669241483" calcext:value-type="float">
            <text:p>47.46</text:p>
          </table:table-cell>
        </table:table-row>
        <table:table-row table:style-name="ro1">
          <table:table-cell office:value-type="float" office:value="49.3725393319377" calcext:value-type="float">
            <text:p>49.37</text:p>
          </table:table-cell>
        </table:table-row>
        <table:table-row table:style-name="ro1">
          <table:table-cell office:value-type="float" office:value="50" calcext:value-type="float">
            <text:p>50.00</text:p>
          </table:table-cell>
        </table:table-row>
        <table:table-row table:style-name="ro1">
          <table:table-cell office:value-type="float" office:value="49.3725393319377" calcext:value-type="float">
            <text:p>49.37</text:p>
          </table:table-cell>
        </table:table-row>
        <table:table-row table:style-name="ro1">
          <table:table-cell office:value-type="float" office:value="47.4596669241483" calcext:value-type="float">
            <text:p>47.46</text:p>
          </table:table-cell>
        </table:table-row>
        <table:table-row table:style-name="ro1">
          <table:table-cell office:value-type="float" office:value="44.1619848709566" calcext:value-type="float">
            <text:p>44.16</text:p>
          </table:table-cell>
        </table:table-row>
        <table:table-row table:style-name="ro1">
          <table:table-cell office:value-type="float" office:value="39.2820323027551" calcext:value-type="float">
            <text:p>39.28</text:p>
          </table:table-cell>
        </table:table-row>
        <table:table-row table:style-name="ro1">
          <table:table-cell office:value-type="float" office:value="32.449979983984" calcext:value-type="float">
            <text:p>32.45</text:p>
          </table:table-cell>
        </table:table-row>
        <table:table-row table:style-name="ro1">
          <table:table-cell office:value-type="float" office:value="22.9150262212918" calcext:value-type="float">
            <text:p>22.92</text:p>
          </table:table-cell>
        </table:table-row>
        <table:table-row table:style-name="ro1">
          <table:table-cell office:value-type="float" office:value="8.72983346207417" calcext:value-type="float">
            <text:p>8.73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.41657386773942" calcext:value-type="float">
            <text:p>7.42</text:p>
          </table:table-cell>
        </table:table-row>
        <table:table-row table:style-name="ro1">
          <table:table-cell office:value-type="float" office:value="21.9615242270663" calcext:value-type="float">
            <text:p>21.96</text:p>
          </table:table-cell>
        </table:table-row>
        <table:table-row table:style-name="ro1">
          <table:table-cell office:value-type="float" office:value="31.6441400296898" calcext:value-type="float">
            <text:p>31.64</text:p>
          </table:table-cell>
        </table:table-row>
        <table:table-row table:style-name="ro1">
          <table:table-cell office:value-type="float" office:value="38.5565460040104" calcext:value-type="float">
            <text:p>38.56</text:p>
          </table:table-cell>
        </table:table-row>
        <table:table-row table:style-name="ro1">
          <table:table-cell office:value-type="float" office:value="43.4846922834953" calcext:value-type="float">
            <text:p>43.48</text:p>
          </table:table-cell>
        </table:table-row>
        <table:table-row table:style-name="ro1">
          <table:table-cell office:value-type="float" office:value="46.8114574786861" calcext:value-type="float">
            <text:p>46.81</text:p>
          </table:table-cell>
        </table:table-row>
        <table:table-row table:style-name="ro1">
          <table:table-cell office:value-type="float" office:value="48.7400787401181" calcext:value-type="float">
            <text:p>48.74</text:p>
          </table:table-cell>
        </table:table-row>
        <table:table-row table:style-name="ro1">
          <table:table-cell office:value-type="float" office:value="49.3725393319377" calcext:value-type="float">
            <text:p>49.37</text:p>
          </table:table-cell>
        </table:table-row>
        <table:table-row table:style-name="ro1">
          <table:table-cell office:value-type="float" office:value="48.7400787401181" calcext:value-type="float">
            <text:p>48.74</text:p>
          </table:table-cell>
        </table:table-row>
        <table:table-row table:style-name="ro1">
          <table:table-cell office:value-type="float" office:value="46.8114574786861" calcext:value-type="float">
            <text:p>46.81</text:p>
          </table:table-cell>
        </table:table-row>
        <table:table-row table:style-name="ro1">
          <table:table-cell office:value-type="float" office:value="43.4846922834953" calcext:value-type="float">
            <text:p>43.48</text:p>
          </table:table-cell>
        </table:table-row>
        <table:table-row table:style-name="ro1">
          <table:table-cell office:value-type="float" office:value="38.5565460040104" calcext:value-type="float">
            <text:p>38.56</text:p>
          </table:table-cell>
        </table:table-row>
        <table:table-row table:style-name="ro1">
          <table:table-cell office:value-type="float" office:value="31.6441400296898" calcext:value-type="float">
            <text:p>31.64</text:p>
          </table:table-cell>
        </table:table-row>
        <table:table-row table:style-name="ro1">
          <table:table-cell office:value-type="float" office:value="21.9615242270663" calcext:value-type="float">
            <text:p>21.96</text:p>
          </table:table-cell>
        </table:table-row>
        <table:table-row table:style-name="ro1">
          <table:table-cell office:value-type="float" office:value="7.41657386773942" calcext:value-type="float">
            <text:p>7.42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.166247903554" calcext:value-type="float">
            <text:p>3.17</text:p>
          </table:table-cell>
        </table:table-row>
        <table:table-row table:style-name="ro1">
          <table:table-cell office:value-type="float" office:value="18.9897948556636" calcext:value-type="float">
            <text:p>18.99</text:p>
          </table:table-cell>
        </table:table-row>
        <table:table-row table:style-name="ro1">
          <table:table-cell office:value-type="float" office:value="29.1607978309962" calcext:value-type="float">
            <text:p>29.16</text:p>
          </table:table-cell>
        </table:table-row>
        <table:table-row table:style-name="ro1">
          <table:table-cell office:value-type="float" office:value="36.332495807108" calcext:value-type="float">
            <text:p>36.33</text:p>
          </table:table-cell>
        </table:table-row>
        <table:table-row table:style-name="ro1">
          <table:table-cell office:value-type="float" office:value="41.4142842854285" calcext:value-type="float">
            <text:p>41.41</text:p>
          </table:table-cell>
        </table:table-row>
        <table:table-row table:style-name="ro1">
          <table:table-cell office:value-type="float" office:value="44.8331477354788" calcext:value-type="float">
            <text:p>44.83</text:p>
          </table:table-cell>
        </table:table-row>
        <table:table-row table:style-name="ro1">
          <table:table-cell office:value-type="float" office:value="46.8114574786861" calcext:value-type="float">
            <text:p>46.81</text:p>
          </table:table-cell>
        </table:table-row>
        <table:table-row table:style-name="ro1">
          <table:table-cell office:value-type="float" office:value="47.4596669241483" calcext:value-type="float">
            <text:p>47.46</text:p>
          </table:table-cell>
        </table:table-row>
        <table:table-row table:style-name="ro1">
          <table:table-cell office:value-type="float" office:value="46.8114574786861" calcext:value-type="float">
            <text:p>46.81</text:p>
          </table:table-cell>
        </table:table-row>
        <table:table-row table:style-name="ro1">
          <table:table-cell office:value-type="float" office:value="44.8331477354788" calcext:value-type="float">
            <text:p>44.83</text:p>
          </table:table-cell>
        </table:table-row>
        <table:table-row table:style-name="ro1">
          <table:table-cell office:value-type="float" office:value="41.4142842854285" calcext:value-type="float">
            <text:p>41.41</text:p>
          </table:table-cell>
        </table:table-row>
        <table:table-row table:style-name="ro1">
          <table:table-cell office:value-type="float" office:value="36.332495807108" calcext:value-type="float">
            <text:p>36.33</text:p>
          </table:table-cell>
        </table:table-row>
        <table:table-row table:style-name="ro1">
          <table:table-cell office:value-type="float" office:value="29.1607978309962" calcext:value-type="float">
            <text:p>29.16</text:p>
          </table:table-cell>
        </table:table-row>
        <table:table-row table:style-name="ro1">
          <table:table-cell office:value-type="float" office:value="18.9897948556636" calcext:value-type="float">
            <text:p>18.99</text:p>
          </table:table-cell>
        </table:table-row>
        <table:table-row table:style-name="ro1">
          <table:table-cell office:value-type="float" office:value="3.166247903554" calcext:value-type="float">
            <text:p>3.17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5.50510257216822" calcext:value-type="float">
            <text:p>-5.51</text:p>
          </table:table-cell>
        </table:table-row>
        <table:table-row table:style-name="ro1">
          <table:table-cell office:value-type="float" office:value="13.5889894354067" calcext:value-type="float">
            <text:p>13.59</text:p>
          </table:table-cell>
        </table:table-row>
        <table:table-row table:style-name="ro1">
          <table:table-cell office:value-type="float" office:value="24.7722557505166" calcext:value-type="float">
            <text:p>24.77</text:p>
          </table:table-cell>
        </table:table-row>
        <table:table-row table:style-name="ro1">
          <table:table-cell office:value-type="float" office:value="32.449979983984" calcext:value-type="float">
            <text:p>32.45</text:p>
          </table:table-cell>
        </table:table-row>
        <table:table-row table:style-name="ro1">
          <table:table-cell office:value-type="float" office:value="37.8232998312527" calcext:value-type="float">
            <text:p>37.82</text:p>
          </table:table-cell>
        </table:table-row>
        <table:table-row table:style-name="ro1">
          <table:table-cell office:value-type="float" office:value="41.4142842854285" calcext:value-type="float">
            <text:p>41.41</text:p>
          </table:table-cell>
        </table:table-row>
        <table:table-row table:style-name="ro1">
          <table:table-cell office:value-type="float" office:value="43.4846922834953" calcext:value-type="float">
            <text:p>43.48</text:p>
          </table:table-cell>
        </table:table-row>
        <table:table-row table:style-name="ro1">
          <table:table-cell office:value-type="float" office:value="44.1619848709566" calcext:value-type="float">
            <text:p>44.16</text:p>
          </table:table-cell>
        </table:table-row>
        <table:table-row table:style-name="ro1">
          <table:table-cell office:value-type="float" office:value="43.4846922834953" calcext:value-type="float">
            <text:p>43.48</text:p>
          </table:table-cell>
        </table:table-row>
        <table:table-row table:style-name="ro1">
          <table:table-cell office:value-type="float" office:value="41.4142842854285" calcext:value-type="float">
            <text:p>41.41</text:p>
          </table:table-cell>
        </table:table-row>
        <table:table-row table:style-name="ro1">
          <table:table-cell office:value-type="float" office:value="37.8232998312527" calcext:value-type="float">
            <text:p>37.82</text:p>
          </table:table-cell>
        </table:table-row>
        <table:table-row table:style-name="ro1">
          <table:table-cell office:value-type="float" office:value="32.449979983984" calcext:value-type="float">
            <text:p>32.45</text:p>
          </table:table-cell>
        </table:table-row>
        <table:table-row table:style-name="ro1">
          <table:table-cell office:value-type="float" office:value="24.7722557505166" calcext:value-type="float">
            <text:p>24.77</text:p>
          </table:table-cell>
        </table:table-row>
        <table:table-row table:style-name="ro1">
          <table:table-cell office:value-type="float" office:value="13.5889894354067" calcext:value-type="float">
            <text:p>13.59</text:p>
          </table:table-cell>
        </table:table-row>
        <table:table-row table:style-name="ro1">
          <table:table-cell office:value-type="float" office:value="-5.50510257216822" calcext:value-type="float">
            <text:p>-5.51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.64101615137755" calcext:value-type="float">
            <text:p>4.64</text:p>
          </table:table-cell>
        </table:table-row>
        <table:table-row table:style-name="ro1">
          <table:table-cell office:value-type="float" office:value="17.9583152331272" calcext:value-type="float">
            <text:p>17.96</text:p>
          </table:table-cell>
        </table:table-row>
        <table:table-row table:style-name="ro1">
          <table:table-cell office:value-type="float" office:value="26.5685424949238" calcext:value-type="float">
            <text:p>26.57</text:p>
          </table:table-cell>
        </table:table-row>
        <table:table-row table:style-name="ro1">
          <table:table-cell office:value-type="float" office:value="32.449979983984" calcext:value-type="float">
            <text:p>32.45</text:p>
          </table:table-cell>
        </table:table-row>
        <table:table-row table:style-name="ro1">
          <table:table-cell office:value-type="float" office:value="36.332495807108" calcext:value-type="float">
            <text:p>36.33</text:p>
          </table:table-cell>
        </table:table-row>
        <table:table-row table:style-name="ro1">
          <table:table-cell office:value-type="float" office:value="38.5565460040104" calcext:value-type="float">
            <text:p>38.56</text:p>
          </table:table-cell>
        </table:table-row>
        <table:table-row table:style-name="ro1">
          <table:table-cell office:value-type="float" office:value="39.2820323027551" calcext:value-type="float">
            <text:p>39.28</text:p>
          </table:table-cell>
        </table:table-row>
        <table:table-row table:style-name="ro1">
          <table:table-cell office:value-type="float" office:value="38.5565460040104" calcext:value-type="float">
            <text:p>38.56</text:p>
          </table:table-cell>
        </table:table-row>
        <table:table-row table:style-name="ro1">
          <table:table-cell office:value-type="float" office:value="36.332495807108" calcext:value-type="float">
            <text:p>36.33</text:p>
          </table:table-cell>
        </table:table-row>
        <table:table-row table:style-name="ro1">
          <table:table-cell office:value-type="float" office:value="32.449979983984" calcext:value-type="float">
            <text:p>32.45</text:p>
          </table:table-cell>
        </table:table-row>
        <table:table-row table:style-name="ro1">
          <table:table-cell office:value-type="float" office:value="26.5685424949238" calcext:value-type="float">
            <text:p>26.57</text:p>
          </table:table-cell>
        </table:table-row>
        <table:table-row table:style-name="ro1">
          <table:table-cell office:value-type="float" office:value="17.9583152331272" calcext:value-type="float">
            <text:p>17.96</text:p>
          </table:table-cell>
        </table:table-row>
        <table:table-row table:style-name="ro1">
          <table:table-cell office:value-type="float" office:value="4.64101615137755" calcext:value-type="float">
            <text:p>4.64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2.6794919243112" calcext:value-type="float">
            <text:p>-12.68</text:p>
          </table:table-cell>
        </table:table-row>
        <table:table-row table:style-name="ro1">
          <table:table-cell office:value-type="float" office:value="7.41657386773942" calcext:value-type="float">
            <text:p>7.42</text:p>
          </table:table-cell>
        </table:table-row>
        <table:table-row table:style-name="ro1">
          <table:table-cell office:value-type="float" office:value="17.9583152331272" calcext:value-type="float">
            <text:p>17.96</text:p>
          </table:table-cell>
        </table:table-row>
        <table:table-row table:style-name="ro1">
          <table:table-cell office:value-type="float" office:value="24.7722557505166" calcext:value-type="float">
            <text:p>24.77</text:p>
          </table:table-cell>
        </table:table-row>
        <table:table-row table:style-name="ro1">
          <table:table-cell office:value-type="float" office:value="29.1607978309962" calcext:value-type="float">
            <text:p>29.16</text:p>
          </table:table-cell>
        </table:table-row>
        <table:table-row table:style-name="ro1">
          <table:table-cell office:value-type="float" office:value="31.6441400296898" calcext:value-type="float">
            <text:p>31.64</text:p>
          </table:table-cell>
        </table:table-row>
        <table:table-row table:style-name="ro1">
          <table:table-cell office:value-type="float" office:value="32.449979983984" calcext:value-type="float">
            <text:p>32.45</text:p>
          </table:table-cell>
        </table:table-row>
        <table:table-row table:style-name="ro1">
          <table:table-cell office:value-type="float" office:value="31.6441400296898" calcext:value-type="float">
            <text:p>31.64</text:p>
          </table:table-cell>
        </table:table-row>
        <table:table-row table:style-name="ro1">
          <table:table-cell office:value-type="float" office:value="29.1607978309962" calcext:value-type="float">
            <text:p>29.16</text:p>
          </table:table-cell>
        </table:table-row>
        <table:table-row table:style-name="ro1">
          <table:table-cell office:value-type="float" office:value="24.7722557505166" calcext:value-type="float">
            <text:p>24.77</text:p>
          </table:table-cell>
        </table:table-row>
        <table:table-row table:style-name="ro1">
          <table:table-cell office:value-type="float" office:value="17.9583152331272" calcext:value-type="float">
            <text:p>17.96</text:p>
          </table:table-cell>
        </table:table-row>
        <table:table-row table:style-name="ro1">
          <table:table-cell office:value-type="float" office:value="7.41657386773942" calcext:value-type="float">
            <text:p>7.42</text:p>
          </table:table-cell>
        </table:table-row>
        <table:table-row table:style-name="ro1">
          <table:table-cell office:value-type="float" office:value="-12.6794919243112" calcext:value-type="float">
            <text:p>-12.68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12.6794919243112" calcext:value-type="float">
            <text:p>-12.68</text:p>
          </table:table-cell>
        </table:table-row>
        <table:table-row table:style-name="ro1">
          <table:table-cell office:value-type="float" office:value="4.64101615137755" calcext:value-type="float">
            <text:p>4.64</text:p>
          </table:table-cell>
        </table:table-row>
        <table:table-row table:style-name="ro1">
          <table:table-cell office:value-type="float" office:value="13.5889894354067" calcext:value-type="float">
            <text:p>13.59</text:p>
          </table:table-cell>
        </table:table-row>
        <table:table-row table:style-name="ro1">
          <table:table-cell office:value-type="float" office:value="18.9897948556636" calcext:value-type="float">
            <text:p>18.99</text:p>
          </table:table-cell>
        </table:table-row>
        <table:table-row table:style-name="ro1">
          <table:table-cell office:value-type="float" office:value="21.9615242270663" calcext:value-type="float">
            <text:p>21.96</text:p>
          </table:table-cell>
        </table:table-row>
        <table:table-row table:style-name="ro1">
          <table:table-cell office:value-type="float" office:value="22.9150262212918" calcext:value-type="float">
            <text:p>22.92</text:p>
          </table:table-cell>
        </table:table-row>
        <table:table-row table:style-name="ro1">
          <table:table-cell office:value-type="float" office:value="21.9615242270663" calcext:value-type="float">
            <text:p>21.96</text:p>
          </table:table-cell>
        </table:table-row>
        <table:table-row table:style-name="ro1">
          <table:table-cell office:value-type="float" office:value="18.9897948556636" calcext:value-type="float">
            <text:p>18.99</text:p>
          </table:table-cell>
        </table:table-row>
        <table:table-row table:style-name="ro1">
          <table:table-cell office:value-type="float" office:value="13.5889894354067" calcext:value-type="float">
            <text:p>13.59</text:p>
          </table:table-cell>
        </table:table-row>
        <table:table-row table:style-name="ro1">
          <table:table-cell office:value-type="float" office:value="4.64101615137755" calcext:value-type="float">
            <text:p>4.64</text:p>
          </table:table-cell>
        </table:table-row>
        <table:table-row table:style-name="ro1">
          <table:table-cell office:value-type="float" office:value="-12.6794919243112" calcext:value-type="float">
            <text:p>-12.68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-5.50510257216822" calcext:value-type="float">
            <text:p>-5.51</text:p>
          </table:table-cell>
        </table:table-row>
        <table:table-row table:style-name="ro1">
          <table:table-cell office:value-type="float" office:value="3.166247903554" calcext:value-type="float">
            <text:p>3.17</text:p>
          </table:table-cell>
        </table:table-row>
        <table:table-row table:style-name="ro1">
          <table:table-cell office:value-type="float" office:value="7.41657386773942" calcext:value-type="float">
            <text:p>7.42</text:p>
          </table:table-cell>
        </table:table-row>
        <table:table-row table:style-name="ro1">
          <table:table-cell office:value-type="float" office:value="8.72983346207417" calcext:value-type="float">
            <text:p>8.73</text:p>
          </table:table-cell>
        </table:table-row>
        <table:table-row table:style-name="ro1">
          <table:table-cell office:value-type="float" office:value="7.41657386773942" calcext:value-type="float">
            <text:p>7.42</text:p>
          </table:table-cell>
        </table:table-row>
        <table:table-row table:style-name="ro1">
          <table:table-cell office:value-type="float" office:value="3.166247903554" calcext:value-type="float">
            <text:p>3.17</text:p>
          </table:table-cell>
        </table:table-row>
        <table:table-row table:style-name="ro1">
          <table:table-cell office:value-type="float" office:value="-5.50510257216822" calcext:value-type="float">
            <text:p>-5.51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</table:table-row>
        <table:table-row table:style-name="ro1" table:number-rows-repeated="1048134">
          <table:table-cell/>
        </table:table-row>
        <table:table-row table:style-name="ro1">
          <table:table-cell/>
        </table:table-row>
      </table:table>
      <table:table table:name="Sheet1_2_2" table:style-name="ta1">
        <table:table-column table:style-name="co1" table:default-cell-style-name="Default"/>
        <table:table-column table:style-name="co1" table:number-columns-repeated="21" table:default-cell-style-name="ce1"/>
        <table:table-column table:style-name="co1" table:number-columns-repeated="1002" table:default-cell-style-name="Default"/>
        <table:table-row table:style-name="ro1">
          <table:table-cell office:value-type="string" calcext:value-type="string">
            <text:p>rad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table:number-columns-repeated="20"/>
          <table:table-cell table:number-columns-repeated="1002"/>
        </table:table-row>
        <table:table-row table:style-name="ro1">
          <table:table-cell office:value-type="string" calcext:value-type="string">
            <text:p>x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0"/>
          <table:table-cell table:number-columns-repeated="1002"/>
        </table:table-row>
        <table:table-row table:style-name="ro1">
          <table:table-cell office:value-type="string" calcext:value-type="string">
            <text:p>y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0"/>
          <table:table-cell table:number-columns-repeated="1002"/>
        </table:table-row>
        <table:table-row table:style-name="ro1">
          <table:table-cell office:value-type="string" calcext:value-type="string">
            <text:p>z0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table:number-columns-repeated="20"/>
          <table:table-cell table:number-columns-repeated="1002"/>
        </table:table-row>
        <table:table-row table:style-name="ro1">
          <table:table-cell/>
          <table:table-cell table:style-name="Default" table:number-columns-repeated="21"/>
          <table:table-cell table:number-columns-repeated="1002"/>
        </table:table-row>
        <table:table-row table:style-name="ro1">
          <table:table-cell office:value-type="string" calcext:value-type="string">
            <text:p>x/y</text:p>
          </table:table-cell>
          <table:table-cell table:style-name="Default" office:value-type="float" office:value="-100" calcext:value-type="float">
            <text:p>-100</text:p>
          </table:table-cell>
          <table:table-cell table:style-name="Default" office:value-type="float" office:value="-90" calcext:value-type="float">
            <text:p>-90</text:p>
          </table:table-cell>
          <table:table-cell table:style-name="Default" office:value-type="float" office:value="-80" calcext:value-type="float">
            <text:p>-80</text:p>
          </table:table-cell>
          <table:table-cell table:style-name="Default" office:value-type="float" office:value="-70" calcext:value-type="float">
            <text:p>-70</text:p>
          </table:table-cell>
          <table:table-cell table:style-name="Default" office:value-type="float" office:value="-60" calcext:value-type="float">
            <text:p>-60</text:p>
          </table:table-cell>
          <table:table-cell table:style-name="Default" office:value-type="float" office:value="-50" calcext:value-type="float">
            <text:p>-50</text:p>
          </table:table-cell>
          <table:table-cell table:style-name="Default" office:value-type="float" office:value="-40" calcext:value-type="float">
            <text:p>-40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002"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SQRT(rad^2-([.$A7]-y0)^2-([.B$6]-x0)^2)+z0" office:value-type="string" office:string-value="" calcext:value-type="error">
            <text:p>Err:502</text:p>
          </table:table-cell>
          <table:table-cell table:formula="of:=SQRT(rad^2-([.$A7]-y0)^2-([.C$6]-x0)^2)+z0" office:value-type="string" office:string-value="" calcext:value-type="error">
            <text:p>Err:502</text:p>
          </table:table-cell>
          <table:table-cell table:formula="of:=SQRT(rad^2-([.$A7]-y0)^2-([.D$6]-x0)^2)+z0" office:value-type="string" office:string-value="" calcext:value-type="error">
            <text:p>Err:502</text:p>
          </table:table-cell>
          <table:table-cell table:formula="of:=SQRT(rad^2-([.$A7]-y0)^2-([.E$6]-x0)^2)+z0" office:value-type="string" office:string-value="" calcext:value-type="error">
            <text:p>Err:502</text:p>
          </table:table-cell>
          <table:table-cell table:formula="of:=SQRT(rad^2-([.$A7]-y0)^2-([.F$6]-x0)^2)+z0" office:value-type="string" office:string-value="" calcext:value-type="error">
            <text:p>Err:502</text:p>
          </table:table-cell>
          <table:table-cell table:formula="of:=SQRT(rad^2-([.$A7]-y0)^2-([.G$6]-x0)^2)+z0" office:value-type="string" office:string-value="" calcext:value-type="error">
            <text:p>Err:502</text:p>
          </table:table-cell>
          <table:table-cell table:formula="of:=SQRT(rad^2-([.$A7]-y0)^2-([.H$6]-x0)^2)+z0" office:value-type="string" office:string-value="" calcext:value-type="error">
            <text:p>Err:502</text:p>
          </table:table-cell>
          <table:table-cell table:formula="of:=SQRT(rad^2-([.$A7]-y0)^2-([.I$6]-x0)^2)+z0" office:value-type="string" office:string-value="" calcext:value-type="error">
            <text:p>Err:502</text:p>
          </table:table-cell>
          <table:table-cell table:formula="of:=SQRT(rad^2-([.$A7]-y0)^2-([.J$6]-x0)^2)+z0" office:value-type="string" office:string-value="" calcext:value-type="error">
            <text:p>Err:502</text:p>
          </table:table-cell>
          <table:table-cell table:formula="of:=SQRT(rad^2-([.$A7]-y0)^2-([.K$6]-x0)^2)+z0" office:value-type="string" office:string-value="" calcext:value-type="error">
            <text:p>Err:502</text:p>
          </table:table-cell>
          <table:table-cell table:formula="of:=SQRT(rad^2-([.$A7]-y0)^2-([.L$6]-x0)^2)+z0" office:value-type="string" office:string-value="" calcext:value-type="error">
            <text:p>Err:502</text:p>
          </table:table-cell>
          <table:table-cell table:formula="of:=SQRT(rad^2-([.$A7]-y0)^2-([.M$6]-x0)^2)+z0" office:value-type="string" office:string-value="" calcext:value-type="error">
            <text:p>Err:502</text:p>
          </table:table-cell>
          <table:table-cell table:formula="of:=SQRT(rad^2-([.$A7]-y0)^2-([.N$6]-x0)^2)+z0" office:value-type="string" office:string-value="" calcext:value-type="error">
            <text:p>Err:502</text:p>
          </table:table-cell>
          <table:table-cell table:formula="of:=SQRT(rad^2-([.$A7]-y0)^2-([.O$6]-x0)^2)+z0" office:value-type="string" office:string-value="" calcext:value-type="error">
            <text:p>Err:502</text:p>
          </table:table-cell>
          <table:table-cell table:formula="of:=SQRT(rad^2-([.$A7]-y0)^2-([.P$6]-x0)^2)+z0" office:value-type="string" office:string-value="" calcext:value-type="error">
            <text:p>Err:502</text:p>
          </table:table-cell>
          <table:table-cell table:formula="of:=SQRT(rad^2-([.$A7]-y0)^2-([.Q$6]-x0)^2)+z0" office:value-type="string" office:string-value="" calcext:value-type="error">
            <text:p>Err:502</text:p>
          </table:table-cell>
          <table:table-cell table:formula="of:=SQRT(rad^2-([.$A7]-y0)^2-([.R$6]-x0)^2)+z0" office:value-type="string" office:string-value="" calcext:value-type="error">
            <text:p>Err:502</text:p>
          </table:table-cell>
          <table:table-cell table:formula="of:=SQRT(rad^2-([.$A7]-y0)^2-([.S$6]-x0)^2)+z0" office:value-type="string" office:string-value="" calcext:value-type="error">
            <text:p>Err:502</text:p>
          </table:table-cell>
          <table:table-cell table:formula="of:=SQRT(rad^2-([.$A7]-y0)^2-([.T$6]-x0)^2)+z0" office:value-type="string" office:string-value="" calcext:value-type="error">
            <text:p>Err:502</text:p>
          </table:table-cell>
          <table:table-cell table:formula="of:=SQRT(rad^2-([.$A7]-y0)^2-([.U$6]-x0)^2)+z0" office:value-type="string" office:string-value="" calcext:value-type="error">
            <text:p>Err:502</text:p>
          </table:table-cell>
          <table:table-cell table:formula="of:=SQRT(rad^2-([.$A7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SQRT(rad^2-([.$A8]-y0)^2-([.B$6]-x0)^2)+z0" office:value-type="string" office:string-value="" calcext:value-type="error">
            <text:p>Err:502</text:p>
          </table:table-cell>
          <table:table-cell table:formula="of:=SQRT(rad^2-([.$A8]-y0)^2-([.C$6]-x0)^2)+z0" office:value-type="string" office:string-value="" calcext:value-type="error">
            <text:p>Err:502</text:p>
          </table:table-cell>
          <table:table-cell table:formula="of:=SQRT(rad^2-([.$A8]-y0)^2-([.D$6]-x0)^2)+z0" office:value-type="string" office:string-value="" calcext:value-type="error">
            <text:p>Err:502</text:p>
          </table:table-cell>
          <table:table-cell table:formula="of:=SQRT(rad^2-([.$A8]-y0)^2-([.E$6]-x0)^2)+z0" office:value-type="string" office:string-value="" calcext:value-type="error">
            <text:p>Err:502</text:p>
          </table:table-cell>
          <table:table-cell table:formula="of:=SQRT(rad^2-([.$A8]-y0)^2-([.F$6]-x0)^2)+z0" office:value-type="string" office:string-value="" calcext:value-type="error">
            <text:p>Err:502</text:p>
          </table:table-cell>
          <table:table-cell table:formula="of:=SQRT(rad^2-([.$A8]-y0)^2-([.G$6]-x0)^2)+z0" office:value-type="string" office:string-value="" calcext:value-type="error">
            <text:p>Err:502</text:p>
          </table:table-cell>
          <table:table-cell table:formula="of:=SQRT(rad^2-([.$A8]-y0)^2-([.H$6]-x0)^2)+z0" office:value-type="string" office:string-value="" calcext:value-type="error">
            <text:p>Err:502</text:p>
          </table:table-cell>
          <table:table-cell table:formula="of:=SQRT(rad^2-([.$A8]-y0)^2-([.I$6]-x0)^2)+z0" office:value-type="string" office:string-value="" calcext:value-type="error">
            <text:p>Err:502</text:p>
          </table:table-cell>
          <table:table-cell table:formula="of:=SQRT(rad^2-([.$A8]-y0)^2-([.J$6]-x0)^2)+z0" office:value-type="string" office:string-value="" calcext:value-type="error">
            <text:p>Err:502</text:p>
          </table:table-cell>
          <table:table-cell table:formula="of:=SQRT(rad^2-([.$A8]-y0)^2-([.K$6]-x0)^2)+z0" office:value-type="string" office:string-value="" calcext:value-type="error">
            <text:p>Err:502</text:p>
          </table:table-cell>
          <table:table-cell table:formula="of:=SQRT(rad^2-([.$A8]-y0)^2-([.L$6]-x0)^2)+z0" office:value-type="string" office:string-value="" calcext:value-type="error">
            <text:p>Err:502</text:p>
          </table:table-cell>
          <table:table-cell table:formula="of:=SQRT(rad^2-([.$A8]-y0)^2-([.M$6]-x0)^2)+z0" office:value-type="string" office:string-value="" calcext:value-type="error">
            <text:p>Err:502</text:p>
          </table:table-cell>
          <table:table-cell table:formula="of:=SQRT(rad^2-([.$A8]-y0)^2-([.N$6]-x0)^2)+z0" office:value-type="string" office:string-value="" calcext:value-type="error">
            <text:p>Err:502</text:p>
          </table:table-cell>
          <table:table-cell table:formula="of:=SQRT(rad^2-([.$A8]-y0)^2-([.O$6]-x0)^2)+z0" office:value-type="string" office:string-value="" calcext:value-type="error">
            <text:p>Err:502</text:p>
          </table:table-cell>
          <table:table-cell table:formula="of:=SQRT(rad^2-([.$A8]-y0)^2-([.P$6]-x0)^2)+z0" office:value-type="string" office:string-value="" calcext:value-type="error">
            <text:p>Err:502</text:p>
          </table:table-cell>
          <table:table-cell table:formula="of:=SQRT(rad^2-([.$A8]-y0)^2-([.Q$6]-x0)^2)+z0" office:value-type="string" office:string-value="" calcext:value-type="error">
            <text:p>Err:502</text:p>
          </table:table-cell>
          <table:table-cell table:formula="of:=SQRT(rad^2-([.$A8]-y0)^2-([.R$6]-x0)^2)+z0" office:value-type="string" office:string-value="" calcext:value-type="error">
            <text:p>Err:502</text:p>
          </table:table-cell>
          <table:table-cell table:formula="of:=SQRT(rad^2-([.$A8]-y0)^2-([.S$6]-x0)^2)+z0" office:value-type="string" office:string-value="" calcext:value-type="error">
            <text:p>Err:502</text:p>
          </table:table-cell>
          <table:table-cell table:formula="of:=SQRT(rad^2-([.$A8]-y0)^2-([.T$6]-x0)^2)+z0" office:value-type="string" office:string-value="" calcext:value-type="error">
            <text:p>Err:502</text:p>
          </table:table-cell>
          <table:table-cell table:formula="of:=SQRT(rad^2-([.$A8]-y0)^2-([.U$6]-x0)^2)+z0" office:value-type="string" office:string-value="" calcext:value-type="error">
            <text:p>Err:502</text:p>
          </table:table-cell>
          <table:table-cell table:formula="of:=SQRT(rad^2-([.$A8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-80" calcext:value-type="float">
            <text:p>-80</text:p>
          </table:table-cell>
          <table:table-cell table:formula="of:=SQRT(rad^2-([.$A9]-y0)^2-([.B$6]-x0)^2)+z0" office:value-type="string" office:string-value="" calcext:value-type="error">
            <text:p>Err:502</text:p>
          </table:table-cell>
          <table:table-cell table:formula="of:=SQRT(rad^2-([.$A9]-y0)^2-([.C$6]-x0)^2)+z0" office:value-type="string" office:string-value="" calcext:value-type="error">
            <text:p>Err:502</text:p>
          </table:table-cell>
          <table:table-cell table:formula="of:=SQRT(rad^2-([.$A9]-y0)^2-([.D$6]-x0)^2)+z0" office:value-type="string" office:string-value="" calcext:value-type="error">
            <text:p>Err:502</text:p>
          </table:table-cell>
          <table:table-cell table:formula="of:=SQRT(rad^2-([.$A9]-y0)^2-([.E$6]-x0)^2)+z0" office:value-type="string" office:string-value="" calcext:value-type="error">
            <text:p>Err:502</text:p>
          </table:table-cell>
          <table:table-cell table:formula="of:=SQRT(rad^2-([.$A9]-y0)^2-([.F$6]-x0)^2)+z0" office:value-type="string" office:string-value="" calcext:value-type="error">
            <text:p>Err:502</text:p>
          </table:table-cell>
          <table:table-cell table:formula="of:=SQRT(rad^2-([.$A9]-y0)^2-([.G$6]-x0)^2)+z0" office:value-type="string" office:string-value="" calcext:value-type="error">
            <text:p>Err:502</text:p>
          </table:table-cell>
          <table:table-cell table:formula="of:=SQRT(rad^2-([.$A9]-y0)^2-([.H$6]-x0)^2)+z0" office:value-type="string" office:string-value="" calcext:value-type="error">
            <text:p>Err:502</text:p>
          </table:table-cell>
          <table:table-cell table:formula="of:=SQRT(rad^2-([.$A9]-y0)^2-([.I$6]-x0)^2)+z0" office:value-type="string" office:string-value="" calcext:value-type="error">
            <text:p>Err:502</text:p>
          </table:table-cell>
          <table:table-cell table:formula="of:=SQRT(rad^2-([.$A9]-y0)^2-([.J$6]-x0)^2)+z0" office:value-type="string" office:string-value="" calcext:value-type="error">
            <text:p>Err:502</text:p>
          </table:table-cell>
          <table:table-cell table:formula="of:=SQRT(rad^2-([.$A9]-y0)^2-([.K$6]-x0)^2)+z0" office:value-type="string" office:string-value="" calcext:value-type="error">
            <text:p>Err:502</text:p>
          </table:table-cell>
          <table:table-cell table:formula="of:=SQRT(rad^2-([.$A9]-y0)^2-([.L$6]-x0)^2)+z0" office:value-type="float" office:value="-30" calcext:value-type="float">
            <text:p>-30.00</text:p>
          </table:table-cell>
          <table:table-cell table:formula="of:=SQRT(rad^2-([.$A9]-y0)^2-([.M$6]-x0)^2)+z0" office:value-type="string" office:string-value="" calcext:value-type="error">
            <text:p>Err:502</text:p>
          </table:table-cell>
          <table:table-cell table:formula="of:=SQRT(rad^2-([.$A9]-y0)^2-([.N$6]-x0)^2)+z0" office:value-type="string" office:string-value="" calcext:value-type="error">
            <text:p>Err:502</text:p>
          </table:table-cell>
          <table:table-cell table:formula="of:=SQRT(rad^2-([.$A9]-y0)^2-([.O$6]-x0)^2)+z0" office:value-type="string" office:string-value="" calcext:value-type="error">
            <text:p>Err:502</text:p>
          </table:table-cell>
          <table:table-cell table:formula="of:=SQRT(rad^2-([.$A9]-y0)^2-([.P$6]-x0)^2)+z0" office:value-type="string" office:string-value="" calcext:value-type="error">
            <text:p>Err:502</text:p>
          </table:table-cell>
          <table:table-cell table:formula="of:=SQRT(rad^2-([.$A9]-y0)^2-([.Q$6]-x0)^2)+z0" office:value-type="string" office:string-value="" calcext:value-type="error">
            <text:p>Err:502</text:p>
          </table:table-cell>
          <table:table-cell table:formula="of:=SQRT(rad^2-([.$A9]-y0)^2-([.R$6]-x0)^2)+z0" office:value-type="string" office:string-value="" calcext:value-type="error">
            <text:p>Err:502</text:p>
          </table:table-cell>
          <table:table-cell table:formula="of:=SQRT(rad^2-([.$A9]-y0)^2-([.S$6]-x0)^2)+z0" office:value-type="string" office:string-value="" calcext:value-type="error">
            <text:p>Err:502</text:p>
          </table:table-cell>
          <table:table-cell table:formula="of:=SQRT(rad^2-([.$A9]-y0)^2-([.T$6]-x0)^2)+z0" office:value-type="string" office:string-value="" calcext:value-type="error">
            <text:p>Err:502</text:p>
          </table:table-cell>
          <table:table-cell table:formula="of:=SQRT(rad^2-([.$A9]-y0)^2-([.U$6]-x0)^2)+z0" office:value-type="string" office:string-value="" calcext:value-type="error">
            <text:p>Err:502</text:p>
          </table:table-cell>
          <table:table-cell table:formula="of:=SQRT(rad^2-([.$A9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SQRT(rad^2-([.$A10]-y0)^2-([.B$6]-x0)^2)+z0" office:value-type="string" office:string-value="" calcext:value-type="error">
            <text:p>Err:502</text:p>
          </table:table-cell>
          <table:table-cell table:formula="of:=SQRT(rad^2-([.$A10]-y0)^2-([.C$6]-x0)^2)+z0" office:value-type="string" office:string-value="" calcext:value-type="error">
            <text:p>Err:502</text:p>
          </table:table-cell>
          <table:table-cell table:formula="of:=SQRT(rad^2-([.$A10]-y0)^2-([.D$6]-x0)^2)+z0" office:value-type="string" office:string-value="" calcext:value-type="error">
            <text:p>Err:502</text:p>
          </table:table-cell>
          <table:table-cell table:formula="of:=SQRT(rad^2-([.$A10]-y0)^2-([.E$6]-x0)^2)+z0" office:value-type="string" office:string-value="" calcext:value-type="error">
            <text:p>Err:502</text:p>
          </table:table-cell>
          <table:table-cell table:formula="of:=SQRT(rad^2-([.$A10]-y0)^2-([.F$6]-x0)^2)+z0" office:value-type="string" office:string-value="" calcext:value-type="error">
            <text:p>Err:502</text:p>
          </table:table-cell>
          <table:table-cell table:formula="of:=SQRT(rad^2-([.$A10]-y0)^2-([.G$6]-x0)^2)+z0" office:value-type="string" office:string-value="" calcext:value-type="error">
            <text:p>Err:502</text:p>
          </table:table-cell>
          <table:table-cell table:formula="of:=SQRT(rad^2-([.$A10]-y0)^2-([.H$6]-x0)^2)+z0" office:value-type="string" office:string-value="" calcext:value-type="error">
            <text:p>Err:502</text:p>
          </table:table-cell>
          <table:table-cell table:formula="of:=SQRT(rad^2-([.$A10]-y0)^2-([.I$6]-x0)^2)+z0" office:value-type="float" office:value="-5.50510257216822" calcext:value-type="float">
            <text:p>-5.51</text:p>
          </table:table-cell>
          <table:table-cell table:formula="of:=SQRT(rad^2-([.$A10]-y0)^2-([.J$6]-x0)^2)+z0" office:value-type="float" office:value="3.166247903554" calcext:value-type="float">
            <text:p>3.17</text:p>
          </table:table-cell>
          <table:table-cell table:formula="of:=SQRT(rad^2-([.$A10]-y0)^2-([.K$6]-x0)^2)+z0" office:value-type="float" office:value="7.41657386773942" calcext:value-type="float">
            <text:p>7.42</text:p>
          </table:table-cell>
          <table:table-cell table:formula="of:=SQRT(rad^2-([.$A10]-y0)^2-([.L$6]-x0)^2)+z0" office:value-type="float" office:value="8.72983346207417" calcext:value-type="float">
            <text:p>8.73</text:p>
          </table:table-cell>
          <table:table-cell table:formula="of:=SQRT(rad^2-([.$A10]-y0)^2-([.M$6]-x0)^2)+z0" office:value-type="float" office:value="7.41657386773942" calcext:value-type="float">
            <text:p>7.42</text:p>
          </table:table-cell>
          <table:table-cell table:formula="of:=SQRT(rad^2-([.$A10]-y0)^2-([.N$6]-x0)^2)+z0" office:value-type="float" office:value="3.166247903554" calcext:value-type="float">
            <text:p>3.17</text:p>
          </table:table-cell>
          <table:table-cell table:formula="of:=SQRT(rad^2-([.$A10]-y0)^2-([.O$6]-x0)^2)+z0" office:value-type="float" office:value="-5.50510257216822" calcext:value-type="float">
            <text:p>-5.51</text:p>
          </table:table-cell>
          <table:table-cell table:formula="of:=SQRT(rad^2-([.$A10]-y0)^2-([.P$6]-x0)^2)+z0" office:value-type="string" office:string-value="" calcext:value-type="error">
            <text:p>Err:502</text:p>
          </table:table-cell>
          <table:table-cell table:formula="of:=SQRT(rad^2-([.$A10]-y0)^2-([.Q$6]-x0)^2)+z0" office:value-type="string" office:string-value="" calcext:value-type="error">
            <text:p>Err:502</text:p>
          </table:table-cell>
          <table:table-cell table:formula="of:=SQRT(rad^2-([.$A10]-y0)^2-([.R$6]-x0)^2)+z0" office:value-type="string" office:string-value="" calcext:value-type="error">
            <text:p>Err:502</text:p>
          </table:table-cell>
          <table:table-cell table:formula="of:=SQRT(rad^2-([.$A10]-y0)^2-([.S$6]-x0)^2)+z0" office:value-type="string" office:string-value="" calcext:value-type="error">
            <text:p>Err:502</text:p>
          </table:table-cell>
          <table:table-cell table:formula="of:=SQRT(rad^2-([.$A10]-y0)^2-([.T$6]-x0)^2)+z0" office:value-type="string" office:string-value="" calcext:value-type="error">
            <text:p>Err:502</text:p>
          </table:table-cell>
          <table:table-cell table:formula="of:=SQRT(rad^2-([.$A10]-y0)^2-([.U$6]-x0)^2)+z0" office:value-type="string" office:string-value="" calcext:value-type="error">
            <text:p>Err:502</text:p>
          </table:table-cell>
          <table:table-cell table:formula="of:=SQRT(rad^2-([.$A10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SQRT(rad^2-([.$A11]-y0)^2-([.B$6]-x0)^2)+z0" office:value-type="string" office:string-value="" calcext:value-type="error">
            <text:p>Err:502</text:p>
          </table:table-cell>
          <table:table-cell table:formula="of:=SQRT(rad^2-([.$A11]-y0)^2-([.C$6]-x0)^2)+z0" office:value-type="string" office:string-value="" calcext:value-type="error">
            <text:p>Err:502</text:p>
          </table:table-cell>
          <table:table-cell table:formula="of:=SQRT(rad^2-([.$A11]-y0)^2-([.D$6]-x0)^2)+z0" office:value-type="string" office:string-value="" calcext:value-type="error">
            <text:p>Err:502</text:p>
          </table:table-cell>
          <table:table-cell table:formula="of:=SQRT(rad^2-([.$A11]-y0)^2-([.E$6]-x0)^2)+z0" office:value-type="string" office:string-value="" calcext:value-type="error">
            <text:p>Err:502</text:p>
          </table:table-cell>
          <table:table-cell table:formula="of:=SQRT(rad^2-([.$A11]-y0)^2-([.F$6]-x0)^2)+z0" office:value-type="string" office:string-value="" calcext:value-type="error">
            <text:p>Err:502</text:p>
          </table:table-cell>
          <table:table-cell table:formula="of:=SQRT(rad^2-([.$A11]-y0)^2-([.G$6]-x0)^2)+z0" office:value-type="float" office:value="-12.6794919243112" calcext:value-type="float">
            <text:p>-12.68</text:p>
          </table:table-cell>
          <table:table-cell table:formula="of:=SQRT(rad^2-([.$A11]-y0)^2-([.H$6]-x0)^2)+z0" office:value-type="float" office:value="4.64101615137755" calcext:value-type="float">
            <text:p>4.64</text:p>
          </table:table-cell>
          <table:table-cell table:formula="of:=SQRT(rad^2-([.$A11]-y0)^2-([.I$6]-x0)^2)+z0" office:value-type="float" office:value="13.5889894354067" calcext:value-type="float">
            <text:p>13.59</text:p>
          </table:table-cell>
          <table:table-cell table:formula="of:=SQRT(rad^2-([.$A11]-y0)^2-([.J$6]-x0)^2)+z0" office:value-type="float" office:value="18.9897948556636" calcext:value-type="float">
            <text:p>18.99</text:p>
          </table:table-cell>
          <table:table-cell table:formula="of:=SQRT(rad^2-([.$A11]-y0)^2-([.K$6]-x0)^2)+z0" office:value-type="float" office:value="21.9615242270663" calcext:value-type="float">
            <text:p>21.96</text:p>
          </table:table-cell>
          <table:table-cell table:formula="of:=SQRT(rad^2-([.$A11]-y0)^2-([.L$6]-x0)^2)+z0" office:value-type="float" office:value="22.9150262212918" calcext:value-type="float">
            <text:p>22.92</text:p>
          </table:table-cell>
          <table:table-cell table:formula="of:=SQRT(rad^2-([.$A11]-y0)^2-([.M$6]-x0)^2)+z0" office:value-type="float" office:value="21.9615242270663" calcext:value-type="float">
            <text:p>21.96</text:p>
          </table:table-cell>
          <table:table-cell table:formula="of:=SQRT(rad^2-([.$A11]-y0)^2-([.N$6]-x0)^2)+z0" office:value-type="float" office:value="18.9897948556636" calcext:value-type="float">
            <text:p>18.99</text:p>
          </table:table-cell>
          <table:table-cell table:formula="of:=SQRT(rad^2-([.$A11]-y0)^2-([.O$6]-x0)^2)+z0" office:value-type="float" office:value="13.5889894354067" calcext:value-type="float">
            <text:p>13.59</text:p>
          </table:table-cell>
          <table:table-cell table:formula="of:=SQRT(rad^2-([.$A11]-y0)^2-([.P$6]-x0)^2)+z0" office:value-type="float" office:value="4.64101615137755" calcext:value-type="float">
            <text:p>4.64</text:p>
          </table:table-cell>
          <table:table-cell table:formula="of:=SQRT(rad^2-([.$A11]-y0)^2-([.Q$6]-x0)^2)+z0" office:value-type="float" office:value="-12.6794919243112" calcext:value-type="float">
            <text:p>-12.68</text:p>
          </table:table-cell>
          <table:table-cell table:formula="of:=SQRT(rad^2-([.$A11]-y0)^2-([.R$6]-x0)^2)+z0" office:value-type="string" office:string-value="" calcext:value-type="error">
            <text:p>Err:502</text:p>
          </table:table-cell>
          <table:table-cell table:formula="of:=SQRT(rad^2-([.$A11]-y0)^2-([.S$6]-x0)^2)+z0" office:value-type="string" office:string-value="" calcext:value-type="error">
            <text:p>Err:502</text:p>
          </table:table-cell>
          <table:table-cell table:formula="of:=SQRT(rad^2-([.$A11]-y0)^2-([.T$6]-x0)^2)+z0" office:value-type="string" office:string-value="" calcext:value-type="error">
            <text:p>Err:502</text:p>
          </table:table-cell>
          <table:table-cell table:formula="of:=SQRT(rad^2-([.$A11]-y0)^2-([.U$6]-x0)^2)+z0" office:value-type="string" office:string-value="" calcext:value-type="error">
            <text:p>Err:502</text:p>
          </table:table-cell>
          <table:table-cell table:formula="of:=SQRT(rad^2-([.$A11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SQRT(rad^2-([.$A12]-y0)^2-([.B$6]-x0)^2)+z0" office:value-type="string" office:string-value="" calcext:value-type="error">
            <text:p>Err:502</text:p>
          </table:table-cell>
          <table:table-cell table:formula="of:=SQRT(rad^2-([.$A12]-y0)^2-([.C$6]-x0)^2)+z0" office:value-type="string" office:string-value="" calcext:value-type="error">
            <text:p>Err:502</text:p>
          </table:table-cell>
          <table:table-cell table:formula="of:=SQRT(rad^2-([.$A12]-y0)^2-([.D$6]-x0)^2)+z0" office:value-type="string" office:string-value="" calcext:value-type="error">
            <text:p>Err:502</text:p>
          </table:table-cell>
          <table:table-cell table:formula="of:=SQRT(rad^2-([.$A12]-y0)^2-([.E$6]-x0)^2)+z0" office:value-type="string" office:string-value="" calcext:value-type="error">
            <text:p>Err:502</text:p>
          </table:table-cell>
          <table:table-cell table:formula="of:=SQRT(rad^2-([.$A12]-y0)^2-([.F$6]-x0)^2)+z0" office:value-type="float" office:value="-12.6794919243112" calcext:value-type="float">
            <text:p>-12.68</text:p>
          </table:table-cell>
          <table:table-cell table:formula="of:=SQRT(rad^2-([.$A12]-y0)^2-([.G$6]-x0)^2)+z0" office:value-type="float" office:value="7.41657386773942" calcext:value-type="float">
            <text:p>7.42</text:p>
          </table:table-cell>
          <table:table-cell table:formula="of:=SQRT(rad^2-([.$A12]-y0)^2-([.H$6]-x0)^2)+z0" office:value-type="float" office:value="17.9583152331272" calcext:value-type="float">
            <text:p>17.96</text:p>
          </table:table-cell>
          <table:table-cell table:formula="of:=SQRT(rad^2-([.$A12]-y0)^2-([.I$6]-x0)^2)+z0" office:value-type="float" office:value="24.7722557505166" calcext:value-type="float">
            <text:p>24.77</text:p>
          </table:table-cell>
          <table:table-cell table:formula="of:=SQRT(rad^2-([.$A12]-y0)^2-([.J$6]-x0)^2)+z0" office:value-type="float" office:value="29.1607978309962" calcext:value-type="float">
            <text:p>29.16</text:p>
          </table:table-cell>
          <table:table-cell table:formula="of:=SQRT(rad^2-([.$A12]-y0)^2-([.K$6]-x0)^2)+z0" office:value-type="float" office:value="31.6441400296898" calcext:value-type="float">
            <text:p>31.64</text:p>
          </table:table-cell>
          <table:table-cell table:formula="of:=SQRT(rad^2-([.$A12]-y0)^2-([.L$6]-x0)^2)+z0" office:value-type="float" office:value="32.449979983984" calcext:value-type="float">
            <text:p>32.45</text:p>
          </table:table-cell>
          <table:table-cell table:formula="of:=SQRT(rad^2-([.$A12]-y0)^2-([.M$6]-x0)^2)+z0" office:value-type="float" office:value="31.6441400296898" calcext:value-type="float">
            <text:p>31.64</text:p>
          </table:table-cell>
          <table:table-cell table:formula="of:=SQRT(rad^2-([.$A12]-y0)^2-([.N$6]-x0)^2)+z0" office:value-type="float" office:value="29.1607978309962" calcext:value-type="float">
            <text:p>29.16</text:p>
          </table:table-cell>
          <table:table-cell table:formula="of:=SQRT(rad^2-([.$A12]-y0)^2-([.O$6]-x0)^2)+z0" office:value-type="float" office:value="24.7722557505166" calcext:value-type="float">
            <text:p>24.77</text:p>
          </table:table-cell>
          <table:table-cell table:formula="of:=SQRT(rad^2-([.$A12]-y0)^2-([.P$6]-x0)^2)+z0" office:value-type="float" office:value="17.9583152331272" calcext:value-type="float">
            <text:p>17.96</text:p>
          </table:table-cell>
          <table:table-cell table:formula="of:=SQRT(rad^2-([.$A12]-y0)^2-([.Q$6]-x0)^2)+z0" office:value-type="float" office:value="7.41657386773942" calcext:value-type="float">
            <text:p>7.42</text:p>
          </table:table-cell>
          <table:table-cell table:formula="of:=SQRT(rad^2-([.$A12]-y0)^2-([.R$6]-x0)^2)+z0" office:value-type="float" office:value="-12.6794919243112" calcext:value-type="float">
            <text:p>-12.68</text:p>
          </table:table-cell>
          <table:table-cell table:formula="of:=SQRT(rad^2-([.$A12]-y0)^2-([.S$6]-x0)^2)+z0" office:value-type="string" office:string-value="" calcext:value-type="error">
            <text:p>Err:502</text:p>
          </table:table-cell>
          <table:table-cell table:formula="of:=SQRT(rad^2-([.$A12]-y0)^2-([.T$6]-x0)^2)+z0" office:value-type="string" office:string-value="" calcext:value-type="error">
            <text:p>Err:502</text:p>
          </table:table-cell>
          <table:table-cell table:formula="of:=SQRT(rad^2-([.$A12]-y0)^2-([.U$6]-x0)^2)+z0" office:value-type="string" office:string-value="" calcext:value-type="error">
            <text:p>Err:502</text:p>
          </table:table-cell>
          <table:table-cell table:formula="of:=SQRT(rad^2-([.$A12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SQRT(rad^2-([.$A13]-y0)^2-([.B$6]-x0)^2)+z0" office:value-type="string" office:string-value="" calcext:value-type="error">
            <text:p>Err:502</text:p>
          </table:table-cell>
          <table:table-cell table:formula="of:=SQRT(rad^2-([.$A13]-y0)^2-([.C$6]-x0)^2)+z0" office:value-type="string" office:string-value="" calcext:value-type="error">
            <text:p>Err:502</text:p>
          </table:table-cell>
          <table:table-cell table:formula="of:=SQRT(rad^2-([.$A13]-y0)^2-([.D$6]-x0)^2)+z0" office:value-type="string" office:string-value="" calcext:value-type="error">
            <text:p>Err:502</text:p>
          </table:table-cell>
          <table:table-cell table:formula="of:=SQRT(rad^2-([.$A13]-y0)^2-([.E$6]-x0)^2)+z0" office:value-type="string" office:string-value="" calcext:value-type="error">
            <text:p>Err:502</text:p>
          </table:table-cell>
          <table:table-cell table:formula="of:=SQRT(rad^2-([.$A13]-y0)^2-([.F$6]-x0)^2)+z0" office:value-type="float" office:value="4.64101615137755" calcext:value-type="float">
            <text:p>4.64</text:p>
          </table:table-cell>
          <table:table-cell table:formula="of:=SQRT(rad^2-([.$A13]-y0)^2-([.G$6]-x0)^2)+z0" office:value-type="float" office:value="17.9583152331272" calcext:value-type="float">
            <text:p>17.96</text:p>
          </table:table-cell>
          <table:table-cell table:formula="of:=SQRT(rad^2-([.$A13]-y0)^2-([.H$6]-x0)^2)+z0" office:value-type="float" office:value="26.5685424949238" calcext:value-type="float">
            <text:p>26.57</text:p>
          </table:table-cell>
          <table:table-cell table:formula="of:=SQRT(rad^2-([.$A13]-y0)^2-([.I$6]-x0)^2)+z0" office:value-type="float" office:value="32.449979983984" calcext:value-type="float">
            <text:p>32.45</text:p>
          </table:table-cell>
          <table:table-cell table:formula="of:=SQRT(rad^2-([.$A13]-y0)^2-([.J$6]-x0)^2)+z0" office:value-type="float" office:value="36.332495807108" calcext:value-type="float">
            <text:p>36.33</text:p>
          </table:table-cell>
          <table:table-cell table:formula="of:=SQRT(rad^2-([.$A13]-y0)^2-([.K$6]-x0)^2)+z0" office:value-type="float" office:value="38.5565460040104" calcext:value-type="float">
            <text:p>38.56</text:p>
          </table:table-cell>
          <table:table-cell table:formula="of:=SQRT(rad^2-([.$A13]-y0)^2-([.L$6]-x0)^2)+z0" office:value-type="float" office:value="39.2820323027551" calcext:value-type="float">
            <text:p>39.28</text:p>
          </table:table-cell>
          <table:table-cell table:formula="of:=SQRT(rad^2-([.$A13]-y0)^2-([.M$6]-x0)^2)+z0" office:value-type="float" office:value="38.5565460040104" calcext:value-type="float">
            <text:p>38.56</text:p>
          </table:table-cell>
          <table:table-cell table:formula="of:=SQRT(rad^2-([.$A13]-y0)^2-([.N$6]-x0)^2)+z0" office:value-type="float" office:value="36.332495807108" calcext:value-type="float">
            <text:p>36.33</text:p>
          </table:table-cell>
          <table:table-cell table:formula="of:=SQRT(rad^2-([.$A13]-y0)^2-([.O$6]-x0)^2)+z0" office:value-type="float" office:value="32.449979983984" calcext:value-type="float">
            <text:p>32.45</text:p>
          </table:table-cell>
          <table:table-cell table:formula="of:=SQRT(rad^2-([.$A13]-y0)^2-([.P$6]-x0)^2)+z0" office:value-type="float" office:value="26.5685424949238" calcext:value-type="float">
            <text:p>26.57</text:p>
          </table:table-cell>
          <table:table-cell table:formula="of:=SQRT(rad^2-([.$A13]-y0)^2-([.Q$6]-x0)^2)+z0" office:value-type="float" office:value="17.9583152331272" calcext:value-type="float">
            <text:p>17.96</text:p>
          </table:table-cell>
          <table:table-cell table:formula="of:=SQRT(rad^2-([.$A13]-y0)^2-([.R$6]-x0)^2)+z0" office:value-type="float" office:value="4.64101615137755" calcext:value-type="float">
            <text:p>4.64</text:p>
          </table:table-cell>
          <table:table-cell table:formula="of:=SQRT(rad^2-([.$A13]-y0)^2-([.S$6]-x0)^2)+z0" office:value-type="string" office:string-value="" calcext:value-type="error">
            <text:p>Err:502</text:p>
          </table:table-cell>
          <table:table-cell table:formula="of:=SQRT(rad^2-([.$A13]-y0)^2-([.T$6]-x0)^2)+z0" office:value-type="string" office:string-value="" calcext:value-type="error">
            <text:p>Err:502</text:p>
          </table:table-cell>
          <table:table-cell table:formula="of:=SQRT(rad^2-([.$A13]-y0)^2-([.U$6]-x0)^2)+z0" office:value-type="string" office:string-value="" calcext:value-type="error">
            <text:p>Err:502</text:p>
          </table:table-cell>
          <table:table-cell table:formula="of:=SQRT(rad^2-([.$A13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SQRT(rad^2-([.$A14]-y0)^2-([.B$6]-x0)^2)+z0" office:value-type="string" office:string-value="" calcext:value-type="error">
            <text:p>Err:502</text:p>
          </table:table-cell>
          <table:table-cell table:formula="of:=SQRT(rad^2-([.$A14]-y0)^2-([.C$6]-x0)^2)+z0" office:value-type="string" office:string-value="" calcext:value-type="error">
            <text:p>Err:502</text:p>
          </table:table-cell>
          <table:table-cell table:formula="of:=SQRT(rad^2-([.$A14]-y0)^2-([.D$6]-x0)^2)+z0" office:value-type="string" office:string-value="" calcext:value-type="error">
            <text:p>Err:502</text:p>
          </table:table-cell>
          <table:table-cell table:formula="of:=SQRT(rad^2-([.$A14]-y0)^2-([.E$6]-x0)^2)+z0" office:value-type="float" office:value="-5.50510257216822" calcext:value-type="float">
            <text:p>-5.51</text:p>
          </table:table-cell>
          <table:table-cell table:formula="of:=SQRT(rad^2-([.$A14]-y0)^2-([.F$6]-x0)^2)+z0" office:value-type="float" office:value="13.5889894354067" calcext:value-type="float">
            <text:p>13.59</text:p>
          </table:table-cell>
          <table:table-cell table:formula="of:=SQRT(rad^2-([.$A14]-y0)^2-([.G$6]-x0)^2)+z0" office:value-type="float" office:value="24.7722557505166" calcext:value-type="float">
            <text:p>24.77</text:p>
          </table:table-cell>
          <table:table-cell table:formula="of:=SQRT(rad^2-([.$A14]-y0)^2-([.H$6]-x0)^2)+z0" office:value-type="float" office:value="32.449979983984" calcext:value-type="float">
            <text:p>32.45</text:p>
          </table:table-cell>
          <table:table-cell table:formula="of:=SQRT(rad^2-([.$A14]-y0)^2-([.I$6]-x0)^2)+z0" office:value-type="float" office:value="37.8232998312527" calcext:value-type="float">
            <text:p>37.82</text:p>
          </table:table-cell>
          <table:table-cell table:formula="of:=SQRT(rad^2-([.$A14]-y0)^2-([.J$6]-x0)^2)+z0" office:value-type="float" office:value="41.4142842854285" calcext:value-type="float">
            <text:p>41.41</text:p>
          </table:table-cell>
          <table:table-cell table:formula="of:=SQRT(rad^2-([.$A14]-y0)^2-([.K$6]-x0)^2)+z0" office:value-type="float" office:value="43.4846922834953" calcext:value-type="float">
            <text:p>43.48</text:p>
          </table:table-cell>
          <table:table-cell table:formula="of:=SQRT(rad^2-([.$A14]-y0)^2-([.L$6]-x0)^2)+z0" office:value-type="float" office:value="44.1619848709566" calcext:value-type="float">
            <text:p>44.16</text:p>
          </table:table-cell>
          <table:table-cell table:formula="of:=SQRT(rad^2-([.$A14]-y0)^2-([.M$6]-x0)^2)+z0" office:value-type="float" office:value="43.4846922834953" calcext:value-type="float">
            <text:p>43.48</text:p>
          </table:table-cell>
          <table:table-cell table:formula="of:=SQRT(rad^2-([.$A14]-y0)^2-([.N$6]-x0)^2)+z0" office:value-type="float" office:value="41.4142842854285" calcext:value-type="float">
            <text:p>41.41</text:p>
          </table:table-cell>
          <table:table-cell table:formula="of:=SQRT(rad^2-([.$A14]-y0)^2-([.O$6]-x0)^2)+z0" office:value-type="float" office:value="37.8232998312527" calcext:value-type="float">
            <text:p>37.82</text:p>
          </table:table-cell>
          <table:table-cell table:formula="of:=SQRT(rad^2-([.$A14]-y0)^2-([.P$6]-x0)^2)+z0" office:value-type="float" office:value="32.449979983984" calcext:value-type="float">
            <text:p>32.45</text:p>
          </table:table-cell>
          <table:table-cell table:formula="of:=SQRT(rad^2-([.$A14]-y0)^2-([.Q$6]-x0)^2)+z0" office:value-type="float" office:value="24.7722557505166" calcext:value-type="float">
            <text:p>24.77</text:p>
          </table:table-cell>
          <table:table-cell table:formula="of:=SQRT(rad^2-([.$A14]-y0)^2-([.R$6]-x0)^2)+z0" office:value-type="float" office:value="13.5889894354067" calcext:value-type="float">
            <text:p>13.59</text:p>
          </table:table-cell>
          <table:table-cell table:formula="of:=SQRT(rad^2-([.$A14]-y0)^2-([.S$6]-x0)^2)+z0" office:value-type="float" office:value="-5.50510257216822" calcext:value-type="float">
            <text:p>-5.51</text:p>
          </table:table-cell>
          <table:table-cell table:formula="of:=SQRT(rad^2-([.$A14]-y0)^2-([.T$6]-x0)^2)+z0" office:value-type="string" office:string-value="" calcext:value-type="error">
            <text:p>Err:502</text:p>
          </table:table-cell>
          <table:table-cell table:formula="of:=SQRT(rad^2-([.$A14]-y0)^2-([.U$6]-x0)^2)+z0" office:value-type="string" office:string-value="" calcext:value-type="error">
            <text:p>Err:502</text:p>
          </table:table-cell>
          <table:table-cell table:formula="of:=SQRT(rad^2-([.$A14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SQRT(rad^2-([.$A15]-y0)^2-([.B$6]-x0)^2)+z0" office:value-type="string" office:string-value="" calcext:value-type="error">
            <text:p>Err:502</text:p>
          </table:table-cell>
          <table:table-cell table:formula="of:=SQRT(rad^2-([.$A15]-y0)^2-([.C$6]-x0)^2)+z0" office:value-type="string" office:string-value="" calcext:value-type="error">
            <text:p>Err:502</text:p>
          </table:table-cell>
          <table:table-cell table:formula="of:=SQRT(rad^2-([.$A15]-y0)^2-([.D$6]-x0)^2)+z0" office:value-type="string" office:string-value="" calcext:value-type="error">
            <text:p>Err:502</text:p>
          </table:table-cell>
          <table:table-cell table:formula="of:=SQRT(rad^2-([.$A15]-y0)^2-([.E$6]-x0)^2)+z0" office:value-type="float" office:value="3.166247903554" calcext:value-type="float">
            <text:p>3.17</text:p>
          </table:table-cell>
          <table:table-cell table:formula="of:=SQRT(rad^2-([.$A15]-y0)^2-([.F$6]-x0)^2)+z0" office:value-type="float" office:value="18.9897948556636" calcext:value-type="float">
            <text:p>18.99</text:p>
          </table:table-cell>
          <table:table-cell table:formula="of:=SQRT(rad^2-([.$A15]-y0)^2-([.G$6]-x0)^2)+z0" office:value-type="float" office:value="29.1607978309962" calcext:value-type="float">
            <text:p>29.16</text:p>
          </table:table-cell>
          <table:table-cell table:formula="of:=SQRT(rad^2-([.$A15]-y0)^2-([.H$6]-x0)^2)+z0" office:value-type="float" office:value="36.332495807108" calcext:value-type="float">
            <text:p>36.33</text:p>
          </table:table-cell>
          <table:table-cell table:formula="of:=SQRT(rad^2-([.$A15]-y0)^2-([.I$6]-x0)^2)+z0" office:value-type="float" office:value="41.4142842854285" calcext:value-type="float">
            <text:p>41.41</text:p>
          </table:table-cell>
          <table:table-cell table:formula="of:=SQRT(rad^2-([.$A15]-y0)^2-([.J$6]-x0)^2)+z0" office:value-type="float" office:value="44.8331477354788" calcext:value-type="float">
            <text:p>44.83</text:p>
          </table:table-cell>
          <table:table-cell table:formula="of:=SQRT(rad^2-([.$A15]-y0)^2-([.K$6]-x0)^2)+z0" office:value-type="float" office:value="46.8114574786861" calcext:value-type="float">
            <text:p>46.81</text:p>
          </table:table-cell>
          <table:table-cell table:formula="of:=SQRT(rad^2-([.$A15]-y0)^2-([.L$6]-x0)^2)+z0" office:value-type="float" office:value="47.4596669241483" calcext:value-type="float">
            <text:p>47.46</text:p>
          </table:table-cell>
          <table:table-cell table:formula="of:=SQRT(rad^2-([.$A15]-y0)^2-([.M$6]-x0)^2)+z0" office:value-type="float" office:value="46.8114574786861" calcext:value-type="float">
            <text:p>46.81</text:p>
          </table:table-cell>
          <table:table-cell table:formula="of:=SQRT(rad^2-([.$A15]-y0)^2-([.N$6]-x0)^2)+z0" office:value-type="float" office:value="44.8331477354788" calcext:value-type="float">
            <text:p>44.83</text:p>
          </table:table-cell>
          <table:table-cell table:formula="of:=SQRT(rad^2-([.$A15]-y0)^2-([.O$6]-x0)^2)+z0" office:value-type="float" office:value="41.4142842854285" calcext:value-type="float">
            <text:p>41.41</text:p>
          </table:table-cell>
          <table:table-cell table:formula="of:=SQRT(rad^2-([.$A15]-y0)^2-([.P$6]-x0)^2)+z0" office:value-type="float" office:value="36.332495807108" calcext:value-type="float">
            <text:p>36.33</text:p>
          </table:table-cell>
          <table:table-cell table:formula="of:=SQRT(rad^2-([.$A15]-y0)^2-([.Q$6]-x0)^2)+z0" office:value-type="float" office:value="29.1607978309962" calcext:value-type="float">
            <text:p>29.16</text:p>
          </table:table-cell>
          <table:table-cell table:formula="of:=SQRT(rad^2-([.$A15]-y0)^2-([.R$6]-x0)^2)+z0" office:value-type="float" office:value="18.9897948556636" calcext:value-type="float">
            <text:p>18.99</text:p>
          </table:table-cell>
          <table:table-cell table:formula="of:=SQRT(rad^2-([.$A15]-y0)^2-([.S$6]-x0)^2)+z0" office:value-type="float" office:value="3.166247903554" calcext:value-type="float">
            <text:p>3.17</text:p>
          </table:table-cell>
          <table:table-cell table:formula="of:=SQRT(rad^2-([.$A15]-y0)^2-([.T$6]-x0)^2)+z0" office:value-type="string" office:string-value="" calcext:value-type="error">
            <text:p>Err:502</text:p>
          </table:table-cell>
          <table:table-cell table:formula="of:=SQRT(rad^2-([.$A15]-y0)^2-([.U$6]-x0)^2)+z0" office:value-type="string" office:string-value="" calcext:value-type="error">
            <text:p>Err:502</text:p>
          </table:table-cell>
          <table:table-cell table:formula="of:=SQRT(rad^2-([.$A15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SQRT(rad^2-([.$A16]-y0)^2-([.B$6]-x0)^2)+z0" office:value-type="string" office:string-value="" calcext:value-type="error">
            <text:p>Err:502</text:p>
          </table:table-cell>
          <table:table-cell table:formula="of:=SQRT(rad^2-([.$A16]-y0)^2-([.C$6]-x0)^2)+z0" office:value-type="string" office:string-value="" calcext:value-type="error">
            <text:p>Err:502</text:p>
          </table:table-cell>
          <table:table-cell table:formula="of:=SQRT(rad^2-([.$A16]-y0)^2-([.D$6]-x0)^2)+z0" office:value-type="string" office:string-value="" calcext:value-type="error">
            <text:p>Err:502</text:p>
          </table:table-cell>
          <table:table-cell table:formula="of:=SQRT(rad^2-([.$A16]-y0)^2-([.E$6]-x0)^2)+z0" office:value-type="float" office:value="7.41657386773942" calcext:value-type="float">
            <text:p>7.42</text:p>
          </table:table-cell>
          <table:table-cell table:formula="of:=SQRT(rad^2-([.$A16]-y0)^2-([.F$6]-x0)^2)+z0" office:value-type="float" office:value="21.9615242270663" calcext:value-type="float">
            <text:p>21.96</text:p>
          </table:table-cell>
          <table:table-cell table:formula="of:=SQRT(rad^2-([.$A16]-y0)^2-([.G$6]-x0)^2)+z0" office:value-type="float" office:value="31.6441400296898" calcext:value-type="float">
            <text:p>31.64</text:p>
          </table:table-cell>
          <table:table-cell table:formula="of:=SQRT(rad^2-([.$A16]-y0)^2-([.H$6]-x0)^2)+z0" office:value-type="float" office:value="38.5565460040104" calcext:value-type="float">
            <text:p>38.56</text:p>
          </table:table-cell>
          <table:table-cell table:formula="of:=SQRT(rad^2-([.$A16]-y0)^2-([.I$6]-x0)^2)+z0" office:value-type="float" office:value="43.4846922834953" calcext:value-type="float">
            <text:p>43.48</text:p>
          </table:table-cell>
          <table:table-cell table:formula="of:=SQRT(rad^2-([.$A16]-y0)^2-([.J$6]-x0)^2)+z0" office:value-type="float" office:value="46.8114574786861" calcext:value-type="float">
            <text:p>46.81</text:p>
          </table:table-cell>
          <table:table-cell table:formula="of:=SQRT(rad^2-([.$A16]-y0)^2-([.K$6]-x0)^2)+z0" office:value-type="float" office:value="48.7400787401181" calcext:value-type="float">
            <text:p>48.74</text:p>
          </table:table-cell>
          <table:table-cell table:formula="of:=SQRT(rad^2-([.$A16]-y0)^2-([.L$6]-x0)^2)+z0" office:value-type="float" office:value="49.3725393319377" calcext:value-type="float">
            <text:p>49.37</text:p>
          </table:table-cell>
          <table:table-cell table:formula="of:=SQRT(rad^2-([.$A16]-y0)^2-([.M$6]-x0)^2)+z0" office:value-type="float" office:value="48.7400787401181" calcext:value-type="float">
            <text:p>48.74</text:p>
          </table:table-cell>
          <table:table-cell table:formula="of:=SQRT(rad^2-([.$A16]-y0)^2-([.N$6]-x0)^2)+z0" office:value-type="float" office:value="46.8114574786861" calcext:value-type="float">
            <text:p>46.81</text:p>
          </table:table-cell>
          <table:table-cell table:formula="of:=SQRT(rad^2-([.$A16]-y0)^2-([.O$6]-x0)^2)+z0" office:value-type="float" office:value="43.4846922834953" calcext:value-type="float">
            <text:p>43.48</text:p>
          </table:table-cell>
          <table:table-cell table:formula="of:=SQRT(rad^2-([.$A16]-y0)^2-([.P$6]-x0)^2)+z0" office:value-type="float" office:value="38.5565460040104" calcext:value-type="float">
            <text:p>38.56</text:p>
          </table:table-cell>
          <table:table-cell table:formula="of:=SQRT(rad^2-([.$A16]-y0)^2-([.Q$6]-x0)^2)+z0" office:value-type="float" office:value="31.6441400296898" calcext:value-type="float">
            <text:p>31.64</text:p>
          </table:table-cell>
          <table:table-cell table:formula="of:=SQRT(rad^2-([.$A16]-y0)^2-([.R$6]-x0)^2)+z0" office:value-type="float" office:value="21.9615242270663" calcext:value-type="float">
            <text:p>21.96</text:p>
          </table:table-cell>
          <table:table-cell table:formula="of:=SQRT(rad^2-([.$A16]-y0)^2-([.S$6]-x0)^2)+z0" office:value-type="float" office:value="7.41657386773942" calcext:value-type="float">
            <text:p>7.42</text:p>
          </table:table-cell>
          <table:table-cell table:formula="of:=SQRT(rad^2-([.$A16]-y0)^2-([.T$6]-x0)^2)+z0" office:value-type="string" office:string-value="" calcext:value-type="error">
            <text:p>Err:502</text:p>
          </table:table-cell>
          <table:table-cell table:formula="of:=SQRT(rad^2-([.$A16]-y0)^2-([.U$6]-x0)^2)+z0" office:value-type="string" office:string-value="" calcext:value-type="error">
            <text:p>Err:502</text:p>
          </table:table-cell>
          <table:table-cell table:formula="of:=SQRT(rad^2-([.$A16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QRT(rad^2-([.$A17]-y0)^2-([.B$6]-x0)^2)+z0" office:value-type="string" office:string-value="" calcext:value-type="error">
            <text:p>Err:502</text:p>
          </table:table-cell>
          <table:table-cell table:formula="of:=SQRT(rad^2-([.$A17]-y0)^2-([.C$6]-x0)^2)+z0" office:value-type="string" office:string-value="" calcext:value-type="error">
            <text:p>Err:502</text:p>
          </table:table-cell>
          <table:table-cell table:formula="of:=SQRT(rad^2-([.$A17]-y0)^2-([.D$6]-x0)^2)+z0" office:value-type="float" office:value="-30" calcext:value-type="float">
            <text:p>-30.00</text:p>
          </table:table-cell>
          <table:table-cell table:formula="of:=SQRT(rad^2-([.$A17]-y0)^2-([.E$6]-x0)^2)+z0" office:value-type="float" office:value="8.72983346207417" calcext:value-type="float">
            <text:p>8.73</text:p>
          </table:table-cell>
          <table:table-cell table:formula="of:=SQRT(rad^2-([.$A17]-y0)^2-([.F$6]-x0)^2)+z0" office:value-type="float" office:value="22.9150262212918" calcext:value-type="float">
            <text:p>22.92</text:p>
          </table:table-cell>
          <table:table-cell table:formula="of:=SQRT(rad^2-([.$A17]-y0)^2-([.G$6]-x0)^2)+z0" office:value-type="float" office:value="32.449979983984" calcext:value-type="float">
            <text:p>32.45</text:p>
          </table:table-cell>
          <table:table-cell table:formula="of:=SQRT(rad^2-([.$A17]-y0)^2-([.H$6]-x0)^2)+z0" office:value-type="float" office:value="39.2820323027551" calcext:value-type="float">
            <text:p>39.28</text:p>
          </table:table-cell>
          <table:table-cell table:formula="of:=SQRT(rad^2-([.$A17]-y0)^2-([.I$6]-x0)^2)+z0" office:value-type="float" office:value="44.1619848709566" calcext:value-type="float">
            <text:p>44.16</text:p>
          </table:table-cell>
          <table:table-cell table:formula="of:=SQRT(rad^2-([.$A17]-y0)^2-([.J$6]-x0)^2)+z0" office:value-type="float" office:value="47.4596669241483" calcext:value-type="float">
            <text:p>47.46</text:p>
          </table:table-cell>
          <table:table-cell table:formula="of:=SQRT(rad^2-([.$A17]-y0)^2-([.K$6]-x0)^2)+z0" office:value-type="float" office:value="49.3725393319377" calcext:value-type="float">
            <text:p>49.37</text:p>
          </table:table-cell>
          <table:table-cell table:formula="of:=SQRT(rad^2-([.$A17]-y0)^2-([.L$6]-x0)^2)+z0" office:value-type="float" office:value="50" calcext:value-type="float">
            <text:p>50.00</text:p>
          </table:table-cell>
          <table:table-cell table:formula="of:=SQRT(rad^2-([.$A17]-y0)^2-([.M$6]-x0)^2)+z0" office:value-type="float" office:value="49.3725393319377" calcext:value-type="float">
            <text:p>49.37</text:p>
          </table:table-cell>
          <table:table-cell table:formula="of:=SQRT(rad^2-([.$A17]-y0)^2-([.N$6]-x0)^2)+z0" office:value-type="float" office:value="47.4596669241483" calcext:value-type="float">
            <text:p>47.46</text:p>
          </table:table-cell>
          <table:table-cell table:formula="of:=SQRT(rad^2-([.$A17]-y0)^2-([.O$6]-x0)^2)+z0" office:value-type="float" office:value="44.1619848709566" calcext:value-type="float">
            <text:p>44.16</text:p>
          </table:table-cell>
          <table:table-cell table:formula="of:=SQRT(rad^2-([.$A17]-y0)^2-([.P$6]-x0)^2)+z0" office:value-type="float" office:value="39.2820323027551" calcext:value-type="float">
            <text:p>39.28</text:p>
          </table:table-cell>
          <table:table-cell table:formula="of:=SQRT(rad^2-([.$A17]-y0)^2-([.Q$6]-x0)^2)+z0" office:value-type="float" office:value="32.449979983984" calcext:value-type="float">
            <text:p>32.45</text:p>
          </table:table-cell>
          <table:table-cell table:formula="of:=SQRT(rad^2-([.$A17]-y0)^2-([.R$6]-x0)^2)+z0" office:value-type="float" office:value="22.9150262212918" calcext:value-type="float">
            <text:p>22.92</text:p>
          </table:table-cell>
          <table:table-cell table:formula="of:=SQRT(rad^2-([.$A17]-y0)^2-([.S$6]-x0)^2)+z0" office:value-type="float" office:value="8.72983346207417" calcext:value-type="float">
            <text:p>8.73</text:p>
          </table:table-cell>
          <table:table-cell table:formula="of:=SQRT(rad^2-([.$A17]-y0)^2-([.T$6]-x0)^2)+z0" office:value-type="float" office:value="-30" calcext:value-type="float">
            <text:p>-30.00</text:p>
          </table:table-cell>
          <table:table-cell table:formula="of:=SQRT(rad^2-([.$A17]-y0)^2-([.U$6]-x0)^2)+z0" office:value-type="string" office:string-value="" calcext:value-type="error">
            <text:p>Err:502</text:p>
          </table:table-cell>
          <table:table-cell table:formula="of:=SQRT(rad^2-([.$A17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rad^2-([.$A18]-y0)^2-([.B$6]-x0)^2)+z0" office:value-type="string" office:string-value="" calcext:value-type="error">
            <text:p>Err:502</text:p>
          </table:table-cell>
          <table:table-cell table:formula="of:=SQRT(rad^2-([.$A18]-y0)^2-([.C$6]-x0)^2)+z0" office:value-type="string" office:string-value="" calcext:value-type="error">
            <text:p>Err:502</text:p>
          </table:table-cell>
          <table:table-cell table:formula="of:=SQRT(rad^2-([.$A18]-y0)^2-([.D$6]-x0)^2)+z0" office:value-type="string" office:string-value="" calcext:value-type="error">
            <text:p>Err:502</text:p>
          </table:table-cell>
          <table:table-cell table:formula="of:=SQRT(rad^2-([.$A18]-y0)^2-([.E$6]-x0)^2)+z0" office:value-type="float" office:value="7.41657386773942" calcext:value-type="float">
            <text:p>7.42</text:p>
          </table:table-cell>
          <table:table-cell table:formula="of:=SQRT(rad^2-([.$A18]-y0)^2-([.F$6]-x0)^2)+z0" office:value-type="float" office:value="21.9615242270663" calcext:value-type="float">
            <text:p>21.96</text:p>
          </table:table-cell>
          <table:table-cell table:formula="of:=SQRT(rad^2-([.$A18]-y0)^2-([.G$6]-x0)^2)+z0" office:value-type="float" office:value="31.6441400296898" calcext:value-type="float">
            <text:p>31.64</text:p>
          </table:table-cell>
          <table:table-cell table:formula="of:=SQRT(rad^2-([.$A18]-y0)^2-([.H$6]-x0)^2)+z0" office:value-type="float" office:value="38.5565460040104" calcext:value-type="float">
            <text:p>38.56</text:p>
          </table:table-cell>
          <table:table-cell table:formula="of:=SQRT(rad^2-([.$A18]-y0)^2-([.I$6]-x0)^2)+z0" office:value-type="float" office:value="43.4846922834953" calcext:value-type="float">
            <text:p>43.48</text:p>
          </table:table-cell>
          <table:table-cell table:formula="of:=SQRT(rad^2-([.$A18]-y0)^2-([.J$6]-x0)^2)+z0" office:value-type="float" office:value="46.8114574786861" calcext:value-type="float">
            <text:p>46.81</text:p>
          </table:table-cell>
          <table:table-cell table:formula="of:=SQRT(rad^2-([.$A18]-y0)^2-([.K$6]-x0)^2)+z0" office:value-type="float" office:value="48.7400787401181" calcext:value-type="float">
            <text:p>48.74</text:p>
          </table:table-cell>
          <table:table-cell table:formula="of:=SQRT(rad^2-([.$A18]-y0)^2-([.L$6]-x0)^2)+z0" office:value-type="float" office:value="49.3725393319377" calcext:value-type="float">
            <text:p>49.37</text:p>
          </table:table-cell>
          <table:table-cell table:formula="of:=SQRT(rad^2-([.$A18]-y0)^2-([.M$6]-x0)^2)+z0" office:value-type="float" office:value="48.7400787401181" calcext:value-type="float">
            <text:p>48.74</text:p>
          </table:table-cell>
          <table:table-cell table:formula="of:=SQRT(rad^2-([.$A18]-y0)^2-([.N$6]-x0)^2)+z0" office:value-type="float" office:value="46.8114574786861" calcext:value-type="float">
            <text:p>46.81</text:p>
          </table:table-cell>
          <table:table-cell table:formula="of:=SQRT(rad^2-([.$A18]-y0)^2-([.O$6]-x0)^2)+z0" office:value-type="float" office:value="43.4846922834953" calcext:value-type="float">
            <text:p>43.48</text:p>
          </table:table-cell>
          <table:table-cell table:formula="of:=SQRT(rad^2-([.$A18]-y0)^2-([.P$6]-x0)^2)+z0" office:value-type="float" office:value="38.5565460040104" calcext:value-type="float">
            <text:p>38.56</text:p>
          </table:table-cell>
          <table:table-cell table:formula="of:=SQRT(rad^2-([.$A18]-y0)^2-([.Q$6]-x0)^2)+z0" office:value-type="float" office:value="31.6441400296898" calcext:value-type="float">
            <text:p>31.64</text:p>
          </table:table-cell>
          <table:table-cell table:formula="of:=SQRT(rad^2-([.$A18]-y0)^2-([.R$6]-x0)^2)+z0" office:value-type="float" office:value="21.9615242270663" calcext:value-type="float">
            <text:p>21.96</text:p>
          </table:table-cell>
          <table:table-cell table:formula="of:=SQRT(rad^2-([.$A18]-y0)^2-([.S$6]-x0)^2)+z0" office:value-type="float" office:value="7.41657386773942" calcext:value-type="float">
            <text:p>7.42</text:p>
          </table:table-cell>
          <table:table-cell table:formula="of:=SQRT(rad^2-([.$A18]-y0)^2-([.T$6]-x0)^2)+z0" office:value-type="string" office:string-value="" calcext:value-type="error">
            <text:p>Err:502</text:p>
          </table:table-cell>
          <table:table-cell table:formula="of:=SQRT(rad^2-([.$A18]-y0)^2-([.U$6]-x0)^2)+z0" office:value-type="string" office:string-value="" calcext:value-type="error">
            <text:p>Err:502</text:p>
          </table:table-cell>
          <table:table-cell table:formula="of:=SQRT(rad^2-([.$A18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rad^2-([.$A19]-y0)^2-([.B$6]-x0)^2)+z0" office:value-type="string" office:string-value="" calcext:value-type="error">
            <text:p>Err:502</text:p>
          </table:table-cell>
          <table:table-cell table:formula="of:=SQRT(rad^2-([.$A19]-y0)^2-([.C$6]-x0)^2)+z0" office:value-type="string" office:string-value="" calcext:value-type="error">
            <text:p>Err:502</text:p>
          </table:table-cell>
          <table:table-cell table:formula="of:=SQRT(rad^2-([.$A19]-y0)^2-([.D$6]-x0)^2)+z0" office:value-type="string" office:string-value="" calcext:value-type="error">
            <text:p>Err:502</text:p>
          </table:table-cell>
          <table:table-cell table:formula="of:=SQRT(rad^2-([.$A19]-y0)^2-([.E$6]-x0)^2)+z0" office:value-type="float" office:value="3.166247903554" calcext:value-type="float">
            <text:p>3.17</text:p>
          </table:table-cell>
          <table:table-cell table:formula="of:=SQRT(rad^2-([.$A19]-y0)^2-([.F$6]-x0)^2)+z0" office:value-type="float" office:value="18.9897948556636" calcext:value-type="float">
            <text:p>18.99</text:p>
          </table:table-cell>
          <table:table-cell table:formula="of:=SQRT(rad^2-([.$A19]-y0)^2-([.G$6]-x0)^2)+z0" office:value-type="float" office:value="29.1607978309962" calcext:value-type="float">
            <text:p>29.16</text:p>
          </table:table-cell>
          <table:table-cell table:formula="of:=SQRT(rad^2-([.$A19]-y0)^2-([.H$6]-x0)^2)+z0" office:value-type="float" office:value="36.332495807108" calcext:value-type="float">
            <text:p>36.33</text:p>
          </table:table-cell>
          <table:table-cell table:formula="of:=SQRT(rad^2-([.$A19]-y0)^2-([.I$6]-x0)^2)+z0" office:value-type="float" office:value="41.4142842854285" calcext:value-type="float">
            <text:p>41.41</text:p>
          </table:table-cell>
          <table:table-cell table:formula="of:=SQRT(rad^2-([.$A19]-y0)^2-([.J$6]-x0)^2)+z0" office:value-type="float" office:value="44.8331477354788" calcext:value-type="float">
            <text:p>44.83</text:p>
          </table:table-cell>
          <table:table-cell table:formula="of:=SQRT(rad^2-([.$A19]-y0)^2-([.K$6]-x0)^2)+z0" office:value-type="float" office:value="46.8114574786861" calcext:value-type="float">
            <text:p>46.81</text:p>
          </table:table-cell>
          <table:table-cell table:formula="of:=SQRT(rad^2-([.$A19]-y0)^2-([.L$6]-x0)^2)+z0" office:value-type="float" office:value="47.4596669241483" calcext:value-type="float">
            <text:p>47.46</text:p>
          </table:table-cell>
          <table:table-cell table:formula="of:=SQRT(rad^2-([.$A19]-y0)^2-([.M$6]-x0)^2)+z0" office:value-type="float" office:value="46.8114574786861" calcext:value-type="float">
            <text:p>46.81</text:p>
          </table:table-cell>
          <table:table-cell table:formula="of:=SQRT(rad^2-([.$A19]-y0)^2-([.N$6]-x0)^2)+z0" office:value-type="float" office:value="44.8331477354788" calcext:value-type="float">
            <text:p>44.83</text:p>
          </table:table-cell>
          <table:table-cell table:formula="of:=SQRT(rad^2-([.$A19]-y0)^2-([.O$6]-x0)^2)+z0" office:value-type="float" office:value="41.4142842854285" calcext:value-type="float">
            <text:p>41.41</text:p>
          </table:table-cell>
          <table:table-cell table:formula="of:=SQRT(rad^2-([.$A19]-y0)^2-([.P$6]-x0)^2)+z0" office:value-type="float" office:value="36.332495807108" calcext:value-type="float">
            <text:p>36.33</text:p>
          </table:table-cell>
          <table:table-cell table:formula="of:=SQRT(rad^2-([.$A19]-y0)^2-([.Q$6]-x0)^2)+z0" office:value-type="float" office:value="29.1607978309962" calcext:value-type="float">
            <text:p>29.16</text:p>
          </table:table-cell>
          <table:table-cell table:formula="of:=SQRT(rad^2-([.$A19]-y0)^2-([.R$6]-x0)^2)+z0" office:value-type="float" office:value="18.9897948556636" calcext:value-type="float">
            <text:p>18.99</text:p>
          </table:table-cell>
          <table:table-cell table:formula="of:=SQRT(rad^2-([.$A19]-y0)^2-([.S$6]-x0)^2)+z0" office:value-type="float" office:value="3.166247903554" calcext:value-type="float">
            <text:p>3.17</text:p>
          </table:table-cell>
          <table:table-cell table:formula="of:=SQRT(rad^2-([.$A19]-y0)^2-([.T$6]-x0)^2)+z0" office:value-type="string" office:string-value="" calcext:value-type="error">
            <text:p>Err:502</text:p>
          </table:table-cell>
          <table:table-cell table:formula="of:=SQRT(rad^2-([.$A19]-y0)^2-([.U$6]-x0)^2)+z0" office:value-type="string" office:string-value="" calcext:value-type="error">
            <text:p>Err:502</text:p>
          </table:table-cell>
          <table:table-cell table:formula="of:=SQRT(rad^2-([.$A19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rad^2-([.$A20]-y0)^2-([.B$6]-x0)^2)+z0" office:value-type="string" office:string-value="" calcext:value-type="error">
            <text:p>Err:502</text:p>
          </table:table-cell>
          <table:table-cell table:formula="of:=SQRT(rad^2-([.$A20]-y0)^2-([.C$6]-x0)^2)+z0" office:value-type="string" office:string-value="" calcext:value-type="error">
            <text:p>Err:502</text:p>
          </table:table-cell>
          <table:table-cell table:formula="of:=SQRT(rad^2-([.$A20]-y0)^2-([.D$6]-x0)^2)+z0" office:value-type="string" office:string-value="" calcext:value-type="error">
            <text:p>Err:502</text:p>
          </table:table-cell>
          <table:table-cell table:formula="of:=SQRT(rad^2-([.$A20]-y0)^2-([.E$6]-x0)^2)+z0" office:value-type="float" office:value="-5.50510257216822" calcext:value-type="float">
            <text:p>-5.51</text:p>
          </table:table-cell>
          <table:table-cell table:formula="of:=SQRT(rad^2-([.$A20]-y0)^2-([.F$6]-x0)^2)+z0" office:value-type="float" office:value="13.5889894354067" calcext:value-type="float">
            <text:p>13.59</text:p>
          </table:table-cell>
          <table:table-cell table:formula="of:=SQRT(rad^2-([.$A20]-y0)^2-([.G$6]-x0)^2)+z0" office:value-type="float" office:value="24.7722557505166" calcext:value-type="float">
            <text:p>24.77</text:p>
          </table:table-cell>
          <table:table-cell table:formula="of:=SQRT(rad^2-([.$A20]-y0)^2-([.H$6]-x0)^2)+z0" office:value-type="float" office:value="32.449979983984" calcext:value-type="float">
            <text:p>32.45</text:p>
          </table:table-cell>
          <table:table-cell table:formula="of:=SQRT(rad^2-([.$A20]-y0)^2-([.I$6]-x0)^2)+z0" office:value-type="float" office:value="37.8232998312527" calcext:value-type="float">
            <text:p>37.82</text:p>
          </table:table-cell>
          <table:table-cell table:formula="of:=SQRT(rad^2-([.$A20]-y0)^2-([.J$6]-x0)^2)+z0" office:value-type="float" office:value="41.4142842854285" calcext:value-type="float">
            <text:p>41.41</text:p>
          </table:table-cell>
          <table:table-cell table:formula="of:=SQRT(rad^2-([.$A20]-y0)^2-([.K$6]-x0)^2)+z0" office:value-type="float" office:value="43.4846922834953" calcext:value-type="float">
            <text:p>43.48</text:p>
          </table:table-cell>
          <table:table-cell table:formula="of:=SQRT(rad^2-([.$A20]-y0)^2-([.L$6]-x0)^2)+z0" office:value-type="float" office:value="44.1619848709566" calcext:value-type="float">
            <text:p>44.16</text:p>
          </table:table-cell>
          <table:table-cell table:formula="of:=SQRT(rad^2-([.$A20]-y0)^2-([.M$6]-x0)^2)+z0" office:value-type="float" office:value="43.4846922834953" calcext:value-type="float">
            <text:p>43.48</text:p>
          </table:table-cell>
          <table:table-cell table:formula="of:=SQRT(rad^2-([.$A20]-y0)^2-([.N$6]-x0)^2)+z0" office:value-type="float" office:value="41.4142842854285" calcext:value-type="float">
            <text:p>41.41</text:p>
          </table:table-cell>
          <table:table-cell table:formula="of:=SQRT(rad^2-([.$A20]-y0)^2-([.O$6]-x0)^2)+z0" office:value-type="float" office:value="37.8232998312527" calcext:value-type="float">
            <text:p>37.82</text:p>
          </table:table-cell>
          <table:table-cell table:formula="of:=SQRT(rad^2-([.$A20]-y0)^2-([.P$6]-x0)^2)+z0" office:value-type="float" office:value="32.449979983984" calcext:value-type="float">
            <text:p>32.45</text:p>
          </table:table-cell>
          <table:table-cell table:formula="of:=SQRT(rad^2-([.$A20]-y0)^2-([.Q$6]-x0)^2)+z0" office:value-type="float" office:value="24.7722557505166" calcext:value-type="float">
            <text:p>24.77</text:p>
          </table:table-cell>
          <table:table-cell table:formula="of:=SQRT(rad^2-([.$A20]-y0)^2-([.R$6]-x0)^2)+z0" office:value-type="float" office:value="13.5889894354067" calcext:value-type="float">
            <text:p>13.59</text:p>
          </table:table-cell>
          <table:table-cell table:formula="of:=SQRT(rad^2-([.$A20]-y0)^2-([.S$6]-x0)^2)+z0" office:value-type="float" office:value="-5.50510257216822" calcext:value-type="float">
            <text:p>-5.51</text:p>
          </table:table-cell>
          <table:table-cell table:formula="of:=SQRT(rad^2-([.$A20]-y0)^2-([.T$6]-x0)^2)+z0" office:value-type="string" office:string-value="" calcext:value-type="error">
            <text:p>Err:502</text:p>
          </table:table-cell>
          <table:table-cell table:formula="of:=SQRT(rad^2-([.$A20]-y0)^2-([.U$6]-x0)^2)+z0" office:value-type="string" office:string-value="" calcext:value-type="error">
            <text:p>Err:502</text:p>
          </table:table-cell>
          <table:table-cell table:formula="of:=SQRT(rad^2-([.$A20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QRT(rad^2-([.$A21]-y0)^2-([.B$6]-x0)^2)+z0" office:value-type="string" office:string-value="" calcext:value-type="error">
            <text:p>Err:502</text:p>
          </table:table-cell>
          <table:table-cell table:formula="of:=SQRT(rad^2-([.$A21]-y0)^2-([.C$6]-x0)^2)+z0" office:value-type="string" office:string-value="" calcext:value-type="error">
            <text:p>Err:502</text:p>
          </table:table-cell>
          <table:table-cell table:formula="of:=SQRT(rad^2-([.$A21]-y0)^2-([.D$6]-x0)^2)+z0" office:value-type="string" office:string-value="" calcext:value-type="error">
            <text:p>Err:502</text:p>
          </table:table-cell>
          <table:table-cell table:formula="of:=SQRT(rad^2-([.$A21]-y0)^2-([.E$6]-x0)^2)+z0" office:value-type="string" office:string-value="" calcext:value-type="error">
            <text:p>Err:502</text:p>
          </table:table-cell>
          <table:table-cell table:formula="of:=SQRT(rad^2-([.$A21]-y0)^2-([.F$6]-x0)^2)+z0" office:value-type="float" office:value="4.64101615137755" calcext:value-type="float">
            <text:p>4.64</text:p>
          </table:table-cell>
          <table:table-cell table:formula="of:=SQRT(rad^2-([.$A21]-y0)^2-([.G$6]-x0)^2)+z0" office:value-type="float" office:value="17.9583152331272" calcext:value-type="float">
            <text:p>17.96</text:p>
          </table:table-cell>
          <table:table-cell table:formula="of:=SQRT(rad^2-([.$A21]-y0)^2-([.H$6]-x0)^2)+z0" office:value-type="float" office:value="26.5685424949238" calcext:value-type="float">
            <text:p>26.57</text:p>
          </table:table-cell>
          <table:table-cell table:formula="of:=SQRT(rad^2-([.$A21]-y0)^2-([.I$6]-x0)^2)+z0" office:value-type="float" office:value="32.449979983984" calcext:value-type="float">
            <text:p>32.45</text:p>
          </table:table-cell>
          <table:table-cell table:formula="of:=SQRT(rad^2-([.$A21]-y0)^2-([.J$6]-x0)^2)+z0" office:value-type="float" office:value="36.332495807108" calcext:value-type="float">
            <text:p>36.33</text:p>
          </table:table-cell>
          <table:table-cell table:formula="of:=SQRT(rad^2-([.$A21]-y0)^2-([.K$6]-x0)^2)+z0" office:value-type="float" office:value="38.5565460040104" calcext:value-type="float">
            <text:p>38.56</text:p>
          </table:table-cell>
          <table:table-cell table:formula="of:=SQRT(rad^2-([.$A21]-y0)^2-([.L$6]-x0)^2)+z0" office:value-type="float" office:value="39.2820323027551" calcext:value-type="float">
            <text:p>39.28</text:p>
          </table:table-cell>
          <table:table-cell table:formula="of:=SQRT(rad^2-([.$A21]-y0)^2-([.M$6]-x0)^2)+z0" office:value-type="float" office:value="38.5565460040104" calcext:value-type="float">
            <text:p>38.56</text:p>
          </table:table-cell>
          <table:table-cell table:formula="of:=SQRT(rad^2-([.$A21]-y0)^2-([.N$6]-x0)^2)+z0" office:value-type="float" office:value="36.332495807108" calcext:value-type="float">
            <text:p>36.33</text:p>
          </table:table-cell>
          <table:table-cell table:formula="of:=SQRT(rad^2-([.$A21]-y0)^2-([.O$6]-x0)^2)+z0" office:value-type="float" office:value="32.449979983984" calcext:value-type="float">
            <text:p>32.45</text:p>
          </table:table-cell>
          <table:table-cell table:formula="of:=SQRT(rad^2-([.$A21]-y0)^2-([.P$6]-x0)^2)+z0" office:value-type="float" office:value="26.5685424949238" calcext:value-type="float">
            <text:p>26.57</text:p>
          </table:table-cell>
          <table:table-cell table:formula="of:=SQRT(rad^2-([.$A21]-y0)^2-([.Q$6]-x0)^2)+z0" office:value-type="float" office:value="17.9583152331272" calcext:value-type="float">
            <text:p>17.96</text:p>
          </table:table-cell>
          <table:table-cell table:formula="of:=SQRT(rad^2-([.$A21]-y0)^2-([.R$6]-x0)^2)+z0" office:value-type="float" office:value="4.64101615137755" calcext:value-type="float">
            <text:p>4.64</text:p>
          </table:table-cell>
          <table:table-cell table:formula="of:=SQRT(rad^2-([.$A21]-y0)^2-([.S$6]-x0)^2)+z0" office:value-type="string" office:string-value="" calcext:value-type="error">
            <text:p>Err:502</text:p>
          </table:table-cell>
          <table:table-cell table:formula="of:=SQRT(rad^2-([.$A21]-y0)^2-([.T$6]-x0)^2)+z0" office:value-type="string" office:string-value="" calcext:value-type="error">
            <text:p>Err:502</text:p>
          </table:table-cell>
          <table:table-cell table:formula="of:=SQRT(rad^2-([.$A21]-y0)^2-([.U$6]-x0)^2)+z0" office:value-type="string" office:string-value="" calcext:value-type="error">
            <text:p>Err:502</text:p>
          </table:table-cell>
          <table:table-cell table:formula="of:=SQRT(rad^2-([.$A21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rad^2-([.$A22]-y0)^2-([.B$6]-x0)^2)+z0" office:value-type="string" office:string-value="" calcext:value-type="error">
            <text:p>Err:502</text:p>
          </table:table-cell>
          <table:table-cell table:formula="of:=SQRT(rad^2-([.$A22]-y0)^2-([.C$6]-x0)^2)+z0" office:value-type="string" office:string-value="" calcext:value-type="error">
            <text:p>Err:502</text:p>
          </table:table-cell>
          <table:table-cell table:formula="of:=SQRT(rad^2-([.$A22]-y0)^2-([.D$6]-x0)^2)+z0" office:value-type="string" office:string-value="" calcext:value-type="error">
            <text:p>Err:502</text:p>
          </table:table-cell>
          <table:table-cell table:formula="of:=SQRT(rad^2-([.$A22]-y0)^2-([.E$6]-x0)^2)+z0" office:value-type="string" office:string-value="" calcext:value-type="error">
            <text:p>Err:502</text:p>
          </table:table-cell>
          <table:table-cell table:formula="of:=SQRT(rad^2-([.$A22]-y0)^2-([.F$6]-x0)^2)+z0" office:value-type="float" office:value="-12.6794919243112" calcext:value-type="float">
            <text:p>-12.68</text:p>
          </table:table-cell>
          <table:table-cell table:formula="of:=SQRT(rad^2-([.$A22]-y0)^2-([.G$6]-x0)^2)+z0" office:value-type="float" office:value="7.41657386773942" calcext:value-type="float">
            <text:p>7.42</text:p>
          </table:table-cell>
          <table:table-cell table:formula="of:=SQRT(rad^2-([.$A22]-y0)^2-([.H$6]-x0)^2)+z0" office:value-type="float" office:value="17.9583152331272" calcext:value-type="float">
            <text:p>17.96</text:p>
          </table:table-cell>
          <table:table-cell table:formula="of:=SQRT(rad^2-([.$A22]-y0)^2-([.I$6]-x0)^2)+z0" office:value-type="float" office:value="24.7722557505166" calcext:value-type="float">
            <text:p>24.77</text:p>
          </table:table-cell>
          <table:table-cell table:formula="of:=SQRT(rad^2-([.$A22]-y0)^2-([.J$6]-x0)^2)+z0" office:value-type="float" office:value="29.1607978309962" calcext:value-type="float">
            <text:p>29.16</text:p>
          </table:table-cell>
          <table:table-cell table:formula="of:=SQRT(rad^2-([.$A22]-y0)^2-([.K$6]-x0)^2)+z0" office:value-type="float" office:value="31.6441400296898" calcext:value-type="float">
            <text:p>31.64</text:p>
          </table:table-cell>
          <table:table-cell table:formula="of:=SQRT(rad^2-([.$A22]-y0)^2-([.L$6]-x0)^2)+z0" office:value-type="float" office:value="32.449979983984" calcext:value-type="float">
            <text:p>32.45</text:p>
          </table:table-cell>
          <table:table-cell table:formula="of:=SQRT(rad^2-([.$A22]-y0)^2-([.M$6]-x0)^2)+z0" office:value-type="float" office:value="31.6441400296898" calcext:value-type="float">
            <text:p>31.64</text:p>
          </table:table-cell>
          <table:table-cell table:formula="of:=SQRT(rad^2-([.$A22]-y0)^2-([.N$6]-x0)^2)+z0" office:value-type="float" office:value="29.1607978309962" calcext:value-type="float">
            <text:p>29.16</text:p>
          </table:table-cell>
          <table:table-cell table:formula="of:=SQRT(rad^2-([.$A22]-y0)^2-([.O$6]-x0)^2)+z0" office:value-type="float" office:value="24.7722557505166" calcext:value-type="float">
            <text:p>24.77</text:p>
          </table:table-cell>
          <table:table-cell table:formula="of:=SQRT(rad^2-([.$A22]-y0)^2-([.P$6]-x0)^2)+z0" office:value-type="float" office:value="17.9583152331272" calcext:value-type="float">
            <text:p>17.96</text:p>
          </table:table-cell>
          <table:table-cell table:formula="of:=SQRT(rad^2-([.$A22]-y0)^2-([.Q$6]-x0)^2)+z0" office:value-type="float" office:value="7.41657386773942" calcext:value-type="float">
            <text:p>7.42</text:p>
          </table:table-cell>
          <table:table-cell table:formula="of:=SQRT(rad^2-([.$A22]-y0)^2-([.R$6]-x0)^2)+z0" office:value-type="float" office:value="-12.6794919243112" calcext:value-type="float">
            <text:p>-12.68</text:p>
          </table:table-cell>
          <table:table-cell table:formula="of:=SQRT(rad^2-([.$A22]-y0)^2-([.S$6]-x0)^2)+z0" office:value-type="string" office:string-value="" calcext:value-type="error">
            <text:p>Err:502</text:p>
          </table:table-cell>
          <table:table-cell table:formula="of:=SQRT(rad^2-([.$A22]-y0)^2-([.T$6]-x0)^2)+z0" office:value-type="string" office:string-value="" calcext:value-type="error">
            <text:p>Err:502</text:p>
          </table:table-cell>
          <table:table-cell table:formula="of:=SQRT(rad^2-([.$A22]-y0)^2-([.U$6]-x0)^2)+z0" office:value-type="string" office:string-value="" calcext:value-type="error">
            <text:p>Err:502</text:p>
          </table:table-cell>
          <table:table-cell table:formula="of:=SQRT(rad^2-([.$A22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SQRT(rad^2-([.$A23]-y0)^2-([.B$6]-x0)^2)+z0" office:value-type="string" office:string-value="" calcext:value-type="error">
            <text:p>Err:502</text:p>
          </table:table-cell>
          <table:table-cell table:formula="of:=SQRT(rad^2-([.$A23]-y0)^2-([.C$6]-x0)^2)+z0" office:value-type="string" office:string-value="" calcext:value-type="error">
            <text:p>Err:502</text:p>
          </table:table-cell>
          <table:table-cell table:formula="of:=SQRT(rad^2-([.$A23]-y0)^2-([.D$6]-x0)^2)+z0" office:value-type="string" office:string-value="" calcext:value-type="error">
            <text:p>Err:502</text:p>
          </table:table-cell>
          <table:table-cell table:formula="of:=SQRT(rad^2-([.$A23]-y0)^2-([.E$6]-x0)^2)+z0" office:value-type="string" office:string-value="" calcext:value-type="error">
            <text:p>Err:502</text:p>
          </table:table-cell>
          <table:table-cell table:formula="of:=SQRT(rad^2-([.$A23]-y0)^2-([.F$6]-x0)^2)+z0" office:value-type="string" office:string-value="" calcext:value-type="error">
            <text:p>Err:502</text:p>
          </table:table-cell>
          <table:table-cell table:formula="of:=SQRT(rad^2-([.$A23]-y0)^2-([.G$6]-x0)^2)+z0" office:value-type="float" office:value="-12.6794919243112" calcext:value-type="float">
            <text:p>-12.68</text:p>
          </table:table-cell>
          <table:table-cell table:formula="of:=SQRT(rad^2-([.$A23]-y0)^2-([.H$6]-x0)^2)+z0" office:value-type="float" office:value="4.64101615137755" calcext:value-type="float">
            <text:p>4.64</text:p>
          </table:table-cell>
          <table:table-cell table:formula="of:=SQRT(rad^2-([.$A23]-y0)^2-([.I$6]-x0)^2)+z0" office:value-type="float" office:value="13.5889894354067" calcext:value-type="float">
            <text:p>13.59</text:p>
          </table:table-cell>
          <table:table-cell table:formula="of:=SQRT(rad^2-([.$A23]-y0)^2-([.J$6]-x0)^2)+z0" office:value-type="float" office:value="18.9897948556636" calcext:value-type="float">
            <text:p>18.99</text:p>
          </table:table-cell>
          <table:table-cell table:formula="of:=SQRT(rad^2-([.$A23]-y0)^2-([.K$6]-x0)^2)+z0" office:value-type="float" office:value="21.9615242270663" calcext:value-type="float">
            <text:p>21.96</text:p>
          </table:table-cell>
          <table:table-cell table:formula="of:=SQRT(rad^2-([.$A23]-y0)^2-([.L$6]-x0)^2)+z0" office:value-type="float" office:value="22.9150262212918" calcext:value-type="float">
            <text:p>22.92</text:p>
          </table:table-cell>
          <table:table-cell table:formula="of:=SQRT(rad^2-([.$A23]-y0)^2-([.M$6]-x0)^2)+z0" office:value-type="float" office:value="21.9615242270663" calcext:value-type="float">
            <text:p>21.96</text:p>
          </table:table-cell>
          <table:table-cell table:formula="of:=SQRT(rad^2-([.$A23]-y0)^2-([.N$6]-x0)^2)+z0" office:value-type="float" office:value="18.9897948556636" calcext:value-type="float">
            <text:p>18.99</text:p>
          </table:table-cell>
          <table:table-cell table:formula="of:=SQRT(rad^2-([.$A23]-y0)^2-([.O$6]-x0)^2)+z0" office:value-type="float" office:value="13.5889894354067" calcext:value-type="float">
            <text:p>13.59</text:p>
          </table:table-cell>
          <table:table-cell table:formula="of:=SQRT(rad^2-([.$A23]-y0)^2-([.P$6]-x0)^2)+z0" office:value-type="float" office:value="4.64101615137755" calcext:value-type="float">
            <text:p>4.64</text:p>
          </table:table-cell>
          <table:table-cell table:formula="of:=SQRT(rad^2-([.$A23]-y0)^2-([.Q$6]-x0)^2)+z0" office:value-type="float" office:value="-12.6794919243112" calcext:value-type="float">
            <text:p>-12.68</text:p>
          </table:table-cell>
          <table:table-cell table:formula="of:=SQRT(rad^2-([.$A23]-y0)^2-([.R$6]-x0)^2)+z0" office:value-type="string" office:string-value="" calcext:value-type="error">
            <text:p>Err:502</text:p>
          </table:table-cell>
          <table:table-cell table:formula="of:=SQRT(rad^2-([.$A23]-y0)^2-([.S$6]-x0)^2)+z0" office:value-type="string" office:string-value="" calcext:value-type="error">
            <text:p>Err:502</text:p>
          </table:table-cell>
          <table:table-cell table:formula="of:=SQRT(rad^2-([.$A23]-y0)^2-([.T$6]-x0)^2)+z0" office:value-type="string" office:string-value="" calcext:value-type="error">
            <text:p>Err:502</text:p>
          </table:table-cell>
          <table:table-cell table:formula="of:=SQRT(rad^2-([.$A23]-y0)^2-([.U$6]-x0)^2)+z0" office:value-type="string" office:string-value="" calcext:value-type="error">
            <text:p>Err:502</text:p>
          </table:table-cell>
          <table:table-cell table:formula="of:=SQRT(rad^2-([.$A23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SQRT(rad^2-([.$A24]-y0)^2-([.B$6]-x0)^2)+z0" office:value-type="string" office:string-value="" calcext:value-type="error">
            <text:p>Err:502</text:p>
          </table:table-cell>
          <table:table-cell table:formula="of:=SQRT(rad^2-([.$A24]-y0)^2-([.C$6]-x0)^2)+z0" office:value-type="string" office:string-value="" calcext:value-type="error">
            <text:p>Err:502</text:p>
          </table:table-cell>
          <table:table-cell table:formula="of:=SQRT(rad^2-([.$A24]-y0)^2-([.D$6]-x0)^2)+z0" office:value-type="string" office:string-value="" calcext:value-type="error">
            <text:p>Err:502</text:p>
          </table:table-cell>
          <table:table-cell table:formula="of:=SQRT(rad^2-([.$A24]-y0)^2-([.E$6]-x0)^2)+z0" office:value-type="string" office:string-value="" calcext:value-type="error">
            <text:p>Err:502</text:p>
          </table:table-cell>
          <table:table-cell table:formula="of:=SQRT(rad^2-([.$A24]-y0)^2-([.F$6]-x0)^2)+z0" office:value-type="string" office:string-value="" calcext:value-type="error">
            <text:p>Err:502</text:p>
          </table:table-cell>
          <table:table-cell table:formula="of:=SQRT(rad^2-([.$A24]-y0)^2-([.G$6]-x0)^2)+z0" office:value-type="string" office:string-value="" calcext:value-type="error">
            <text:p>Err:502</text:p>
          </table:table-cell>
          <table:table-cell table:formula="of:=SQRT(rad^2-([.$A24]-y0)^2-([.H$6]-x0)^2)+z0" office:value-type="string" office:string-value="" calcext:value-type="error">
            <text:p>Err:502</text:p>
          </table:table-cell>
          <table:table-cell table:formula="of:=SQRT(rad^2-([.$A24]-y0)^2-([.I$6]-x0)^2)+z0" office:value-type="float" office:value="-5.50510257216822" calcext:value-type="float">
            <text:p>-5.51</text:p>
          </table:table-cell>
          <table:table-cell table:formula="of:=SQRT(rad^2-([.$A24]-y0)^2-([.J$6]-x0)^2)+z0" office:value-type="float" office:value="3.166247903554" calcext:value-type="float">
            <text:p>3.17</text:p>
          </table:table-cell>
          <table:table-cell table:formula="of:=SQRT(rad^2-([.$A24]-y0)^2-([.K$6]-x0)^2)+z0" office:value-type="float" office:value="7.41657386773942" calcext:value-type="float">
            <text:p>7.42</text:p>
          </table:table-cell>
          <table:table-cell table:formula="of:=SQRT(rad^2-([.$A24]-y0)^2-([.L$6]-x0)^2)+z0" office:value-type="float" office:value="8.72983346207417" calcext:value-type="float">
            <text:p>8.73</text:p>
          </table:table-cell>
          <table:table-cell table:formula="of:=SQRT(rad^2-([.$A24]-y0)^2-([.M$6]-x0)^2)+z0" office:value-type="float" office:value="7.41657386773942" calcext:value-type="float">
            <text:p>7.42</text:p>
          </table:table-cell>
          <table:table-cell table:formula="of:=SQRT(rad^2-([.$A24]-y0)^2-([.N$6]-x0)^2)+z0" office:value-type="float" office:value="3.166247903554" calcext:value-type="float">
            <text:p>3.17</text:p>
          </table:table-cell>
          <table:table-cell table:formula="of:=SQRT(rad^2-([.$A24]-y0)^2-([.O$6]-x0)^2)+z0" office:value-type="float" office:value="-5.50510257216822" calcext:value-type="float">
            <text:p>-5.51</text:p>
          </table:table-cell>
          <table:table-cell table:formula="of:=SQRT(rad^2-([.$A24]-y0)^2-([.P$6]-x0)^2)+z0" office:value-type="string" office:string-value="" calcext:value-type="error">
            <text:p>Err:502</text:p>
          </table:table-cell>
          <table:table-cell table:formula="of:=SQRT(rad^2-([.$A24]-y0)^2-([.Q$6]-x0)^2)+z0" office:value-type="string" office:string-value="" calcext:value-type="error">
            <text:p>Err:502</text:p>
          </table:table-cell>
          <table:table-cell table:formula="of:=SQRT(rad^2-([.$A24]-y0)^2-([.R$6]-x0)^2)+z0" office:value-type="string" office:string-value="" calcext:value-type="error">
            <text:p>Err:502</text:p>
          </table:table-cell>
          <table:table-cell table:formula="of:=SQRT(rad^2-([.$A24]-y0)^2-([.S$6]-x0)^2)+z0" office:value-type="string" office:string-value="" calcext:value-type="error">
            <text:p>Err:502</text:p>
          </table:table-cell>
          <table:table-cell table:formula="of:=SQRT(rad^2-([.$A24]-y0)^2-([.T$6]-x0)^2)+z0" office:value-type="string" office:string-value="" calcext:value-type="error">
            <text:p>Err:502</text:p>
          </table:table-cell>
          <table:table-cell table:formula="of:=SQRT(rad^2-([.$A24]-y0)^2-([.U$6]-x0)^2)+z0" office:value-type="string" office:string-value="" calcext:value-type="error">
            <text:p>Err:502</text:p>
          </table:table-cell>
          <table:table-cell table:formula="of:=SQRT(rad^2-([.$A24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SQRT(rad^2-([.$A25]-y0)^2-([.B$6]-x0)^2)+z0" office:value-type="string" office:string-value="" calcext:value-type="error">
            <text:p>Err:502</text:p>
          </table:table-cell>
          <table:table-cell table:formula="of:=SQRT(rad^2-([.$A25]-y0)^2-([.C$6]-x0)^2)+z0" office:value-type="string" office:string-value="" calcext:value-type="error">
            <text:p>Err:502</text:p>
          </table:table-cell>
          <table:table-cell table:formula="of:=SQRT(rad^2-([.$A25]-y0)^2-([.D$6]-x0)^2)+z0" office:value-type="string" office:string-value="" calcext:value-type="error">
            <text:p>Err:502</text:p>
          </table:table-cell>
          <table:table-cell table:formula="of:=SQRT(rad^2-([.$A25]-y0)^2-([.E$6]-x0)^2)+z0" office:value-type="string" office:string-value="" calcext:value-type="error">
            <text:p>Err:502</text:p>
          </table:table-cell>
          <table:table-cell table:formula="of:=SQRT(rad^2-([.$A25]-y0)^2-([.F$6]-x0)^2)+z0" office:value-type="string" office:string-value="" calcext:value-type="error">
            <text:p>Err:502</text:p>
          </table:table-cell>
          <table:table-cell table:formula="of:=SQRT(rad^2-([.$A25]-y0)^2-([.G$6]-x0)^2)+z0" office:value-type="string" office:string-value="" calcext:value-type="error">
            <text:p>Err:502</text:p>
          </table:table-cell>
          <table:table-cell table:formula="of:=SQRT(rad^2-([.$A25]-y0)^2-([.H$6]-x0)^2)+z0" office:value-type="string" office:string-value="" calcext:value-type="error">
            <text:p>Err:502</text:p>
          </table:table-cell>
          <table:table-cell table:formula="of:=SQRT(rad^2-([.$A25]-y0)^2-([.I$6]-x0)^2)+z0" office:value-type="string" office:string-value="" calcext:value-type="error">
            <text:p>Err:502</text:p>
          </table:table-cell>
          <table:table-cell table:formula="of:=SQRT(rad^2-([.$A25]-y0)^2-([.J$6]-x0)^2)+z0" office:value-type="string" office:string-value="" calcext:value-type="error">
            <text:p>Err:502</text:p>
          </table:table-cell>
          <table:table-cell table:formula="of:=SQRT(rad^2-([.$A25]-y0)^2-([.K$6]-x0)^2)+z0" office:value-type="string" office:string-value="" calcext:value-type="error">
            <text:p>Err:502</text:p>
          </table:table-cell>
          <table:table-cell table:formula="of:=SQRT(rad^2-([.$A25]-y0)^2-([.L$6]-x0)^2)+z0" office:value-type="float" office:value="-30" calcext:value-type="float">
            <text:p>-30.00</text:p>
          </table:table-cell>
          <table:table-cell table:formula="of:=SQRT(rad^2-([.$A25]-y0)^2-([.M$6]-x0)^2)+z0" office:value-type="string" office:string-value="" calcext:value-type="error">
            <text:p>Err:502</text:p>
          </table:table-cell>
          <table:table-cell table:formula="of:=SQRT(rad^2-([.$A25]-y0)^2-([.N$6]-x0)^2)+z0" office:value-type="string" office:string-value="" calcext:value-type="error">
            <text:p>Err:502</text:p>
          </table:table-cell>
          <table:table-cell table:formula="of:=SQRT(rad^2-([.$A25]-y0)^2-([.O$6]-x0)^2)+z0" office:value-type="string" office:string-value="" calcext:value-type="error">
            <text:p>Err:502</text:p>
          </table:table-cell>
          <table:table-cell table:formula="of:=SQRT(rad^2-([.$A25]-y0)^2-([.P$6]-x0)^2)+z0" office:value-type="string" office:string-value="" calcext:value-type="error">
            <text:p>Err:502</text:p>
          </table:table-cell>
          <table:table-cell table:formula="of:=SQRT(rad^2-([.$A25]-y0)^2-([.Q$6]-x0)^2)+z0" office:value-type="string" office:string-value="" calcext:value-type="error">
            <text:p>Err:502</text:p>
          </table:table-cell>
          <table:table-cell table:formula="of:=SQRT(rad^2-([.$A25]-y0)^2-([.R$6]-x0)^2)+z0" office:value-type="string" office:string-value="" calcext:value-type="error">
            <text:p>Err:502</text:p>
          </table:table-cell>
          <table:table-cell table:formula="of:=SQRT(rad^2-([.$A25]-y0)^2-([.S$6]-x0)^2)+z0" office:value-type="string" office:string-value="" calcext:value-type="error">
            <text:p>Err:502</text:p>
          </table:table-cell>
          <table:table-cell table:formula="of:=SQRT(rad^2-([.$A25]-y0)^2-([.T$6]-x0)^2)+z0" office:value-type="string" office:string-value="" calcext:value-type="error">
            <text:p>Err:502</text:p>
          </table:table-cell>
          <table:table-cell table:formula="of:=SQRT(rad^2-([.$A25]-y0)^2-([.U$6]-x0)^2)+z0" office:value-type="string" office:string-value="" calcext:value-type="error">
            <text:p>Err:502</text:p>
          </table:table-cell>
          <table:table-cell table:formula="of:=SQRT(rad^2-([.$A25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SQRT(rad^2-([.$A26]-y0)^2-([.B$6]-x0)^2)+z0" office:value-type="string" office:string-value="" calcext:value-type="error">
            <text:p>Err:502</text:p>
          </table:table-cell>
          <table:table-cell table:formula="of:=SQRT(rad^2-([.$A26]-y0)^2-([.C$6]-x0)^2)+z0" office:value-type="string" office:string-value="" calcext:value-type="error">
            <text:p>Err:502</text:p>
          </table:table-cell>
          <table:table-cell table:formula="of:=SQRT(rad^2-([.$A26]-y0)^2-([.D$6]-x0)^2)+z0" office:value-type="string" office:string-value="" calcext:value-type="error">
            <text:p>Err:502</text:p>
          </table:table-cell>
          <table:table-cell table:formula="of:=SQRT(rad^2-([.$A26]-y0)^2-([.E$6]-x0)^2)+z0" office:value-type="string" office:string-value="" calcext:value-type="error">
            <text:p>Err:502</text:p>
          </table:table-cell>
          <table:table-cell table:formula="of:=SQRT(rad^2-([.$A26]-y0)^2-([.F$6]-x0)^2)+z0" office:value-type="string" office:string-value="" calcext:value-type="error">
            <text:p>Err:502</text:p>
          </table:table-cell>
          <table:table-cell table:formula="of:=SQRT(rad^2-([.$A26]-y0)^2-([.G$6]-x0)^2)+z0" office:value-type="string" office:string-value="" calcext:value-type="error">
            <text:p>Err:502</text:p>
          </table:table-cell>
          <table:table-cell table:formula="of:=SQRT(rad^2-([.$A26]-y0)^2-([.H$6]-x0)^2)+z0" office:value-type="string" office:string-value="" calcext:value-type="error">
            <text:p>Err:502</text:p>
          </table:table-cell>
          <table:table-cell table:formula="of:=SQRT(rad^2-([.$A26]-y0)^2-([.I$6]-x0)^2)+z0" office:value-type="string" office:string-value="" calcext:value-type="error">
            <text:p>Err:502</text:p>
          </table:table-cell>
          <table:table-cell table:formula="of:=SQRT(rad^2-([.$A26]-y0)^2-([.J$6]-x0)^2)+z0" office:value-type="string" office:string-value="" calcext:value-type="error">
            <text:p>Err:502</text:p>
          </table:table-cell>
          <table:table-cell table:formula="of:=SQRT(rad^2-([.$A26]-y0)^2-([.K$6]-x0)^2)+z0" office:value-type="string" office:string-value="" calcext:value-type="error">
            <text:p>Err:502</text:p>
          </table:table-cell>
          <table:table-cell table:formula="of:=SQRT(rad^2-([.$A26]-y0)^2-([.L$6]-x0)^2)+z0" office:value-type="string" office:string-value="" calcext:value-type="error">
            <text:p>Err:502</text:p>
          </table:table-cell>
          <table:table-cell table:formula="of:=SQRT(rad^2-([.$A26]-y0)^2-([.M$6]-x0)^2)+z0" office:value-type="string" office:string-value="" calcext:value-type="error">
            <text:p>Err:502</text:p>
          </table:table-cell>
          <table:table-cell table:formula="of:=SQRT(rad^2-([.$A26]-y0)^2-([.N$6]-x0)^2)+z0" office:value-type="string" office:string-value="" calcext:value-type="error">
            <text:p>Err:502</text:p>
          </table:table-cell>
          <table:table-cell table:formula="of:=SQRT(rad^2-([.$A26]-y0)^2-([.O$6]-x0)^2)+z0" office:value-type="string" office:string-value="" calcext:value-type="error">
            <text:p>Err:502</text:p>
          </table:table-cell>
          <table:table-cell table:formula="of:=SQRT(rad^2-([.$A26]-y0)^2-([.P$6]-x0)^2)+z0" office:value-type="string" office:string-value="" calcext:value-type="error">
            <text:p>Err:502</text:p>
          </table:table-cell>
          <table:table-cell table:formula="of:=SQRT(rad^2-([.$A26]-y0)^2-([.Q$6]-x0)^2)+z0" office:value-type="string" office:string-value="" calcext:value-type="error">
            <text:p>Err:502</text:p>
          </table:table-cell>
          <table:table-cell table:formula="of:=SQRT(rad^2-([.$A26]-y0)^2-([.R$6]-x0)^2)+z0" office:value-type="string" office:string-value="" calcext:value-type="error">
            <text:p>Err:502</text:p>
          </table:table-cell>
          <table:table-cell table:formula="of:=SQRT(rad^2-([.$A26]-y0)^2-([.S$6]-x0)^2)+z0" office:value-type="string" office:string-value="" calcext:value-type="error">
            <text:p>Err:502</text:p>
          </table:table-cell>
          <table:table-cell table:formula="of:=SQRT(rad^2-([.$A26]-y0)^2-([.T$6]-x0)^2)+z0" office:value-type="string" office:string-value="" calcext:value-type="error">
            <text:p>Err:502</text:p>
          </table:table-cell>
          <table:table-cell table:formula="of:=SQRT(rad^2-([.$A26]-y0)^2-([.U$6]-x0)^2)+z0" office:value-type="string" office:string-value="" calcext:value-type="error">
            <text:p>Err:502</text:p>
          </table:table-cell>
          <table:table-cell table:formula="of:=SQRT(rad^2-([.$A26]-y0)^2-([.V$6]-x0)^2)+z0" office:value-type="string" office:string-value="" calcext:value-type="error">
            <text:p>Err:502</text:p>
          </table:table-cell>
          <table:table-cell table:number-columns-repeated="1002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rad^2-([.$A27]-y0)^2-([.B$6]-x0)^2)+z0" office:value-type="string" office:string-value="" calcext:value-type="error">
            <text:p>Err:502</text:p>
          </table:table-cell>
          <table:table-cell table:formula="of:=SQRT(rad^2-([.$A27]-y0)^2-([.C$6]-x0)^2)+z0" office:value-type="string" office:string-value="" calcext:value-type="error">
            <text:p>Err:502</text:p>
          </table:table-cell>
          <table:table-cell table:formula="of:=SQRT(rad^2-([.$A27]-y0)^2-([.D$6]-x0)^2)+z0" office:value-type="string" office:string-value="" calcext:value-type="error">
            <text:p>Err:502</text:p>
          </table:table-cell>
          <table:table-cell table:formula="of:=SQRT(rad^2-([.$A27]-y0)^2-([.E$6]-x0)^2)+z0" office:value-type="string" office:string-value="" calcext:value-type="error">
            <text:p>Err:502</text:p>
          </table:table-cell>
          <table:table-cell table:formula="of:=SQRT(rad^2-([.$A27]-y0)^2-([.F$6]-x0)^2)+z0" office:value-type="string" office:string-value="" calcext:value-type="error">
            <text:p>Err:502</text:p>
          </table:table-cell>
          <table:table-cell table:formula="of:=SQRT(rad^2-([.$A27]-y0)^2-([.G$6]-x0)^2)+z0" office:value-type="string" office:string-value="" calcext:value-type="error">
            <text:p>Err:502</text:p>
          </table:table-cell>
          <table:table-cell table:formula="of:=SQRT(rad^2-([.$A27]-y0)^2-([.H$6]-x0)^2)+z0" office:value-type="string" office:string-value="" calcext:value-type="error">
            <text:p>Err:502</text:p>
          </table:table-cell>
          <table:table-cell table:formula="of:=SQRT(rad^2-([.$A27]-y0)^2-([.I$6]-x0)^2)+z0" office:value-type="string" office:string-value="" calcext:value-type="error">
            <text:p>Err:502</text:p>
          </table:table-cell>
          <table:table-cell table:formula="of:=SQRT(rad^2-([.$A27]-y0)^2-([.J$6]-x0)^2)+z0" office:value-type="string" office:string-value="" calcext:value-type="error">
            <text:p>Err:502</text:p>
          </table:table-cell>
          <table:table-cell table:formula="of:=SQRT(rad^2-([.$A27]-y0)^2-([.K$6]-x0)^2)+z0" office:value-type="string" office:string-value="" calcext:value-type="error">
            <text:p>Err:502</text:p>
          </table:table-cell>
          <table:table-cell table:formula="of:=SQRT(rad^2-([.$A27]-y0)^2-([.L$6]-x0)^2)+z0" office:value-type="string" office:string-value="" calcext:value-type="error">
            <text:p>Err:502</text:p>
          </table:table-cell>
          <table:table-cell table:formula="of:=SQRT(rad^2-([.$A27]-y0)^2-([.M$6]-x0)^2)+z0" office:value-type="string" office:string-value="" calcext:value-type="error">
            <text:p>Err:502</text:p>
          </table:table-cell>
          <table:table-cell table:formula="of:=SQRT(rad^2-([.$A27]-y0)^2-([.N$6]-x0)^2)+z0" office:value-type="string" office:string-value="" calcext:value-type="error">
            <text:p>Err:502</text:p>
          </table:table-cell>
          <table:table-cell table:formula="of:=SQRT(rad^2-([.$A27]-y0)^2-([.O$6]-x0)^2)+z0" office:value-type="string" office:string-value="" calcext:value-type="error">
            <text:p>Err:502</text:p>
          </table:table-cell>
          <table:table-cell table:formula="of:=SQRT(rad^2-([.$A27]-y0)^2-([.P$6]-x0)^2)+z0" office:value-type="string" office:string-value="" calcext:value-type="error">
            <text:p>Err:502</text:p>
          </table:table-cell>
          <table:table-cell table:formula="of:=SQRT(rad^2-([.$A27]-y0)^2-([.Q$6]-x0)^2)+z0" office:value-type="string" office:string-value="" calcext:value-type="error">
            <text:p>Err:502</text:p>
          </table:table-cell>
          <table:table-cell table:formula="of:=SQRT(rad^2-([.$A27]-y0)^2-([.R$6]-x0)^2)+z0" office:value-type="string" office:string-value="" calcext:value-type="error">
            <text:p>Err:502</text:p>
          </table:table-cell>
          <table:table-cell table:formula="of:=SQRT(rad^2-([.$A27]-y0)^2-([.S$6]-x0)^2)+z0" office:value-type="string" office:string-value="" calcext:value-type="error">
            <text:p>Err:502</text:p>
          </table:table-cell>
          <table:table-cell table:formula="of:=SQRT(rad^2-([.$A27]-y0)^2-([.T$6]-x0)^2)+z0" office:value-type="string" office:string-value="" calcext:value-type="error">
            <text:p>Err:502</text:p>
          </table:table-cell>
          <table:table-cell table:formula="of:=SQRT(rad^2-([.$A27]-y0)^2-([.U$6]-x0)^2)+z0" office:value-type="string" office:string-value="" calcext:value-type="error">
            <text:p>Err:502</text:p>
          </table:table-cell>
          <table:table-cell table:formula="of:=SQRT(rad^2-([.$A27]-y0)^2-([.V$6]-x0)^2)+z0" office:value-type="string" office:string-value="" calcext:value-type="error">
            <text:p>Err:502</text:p>
          </table:table-cell>
          <table:table-cell table:number-columns-repeated="1002"/>
        </table:table-row>
      </table:table>
      <table:table table:name="Sheet1_2" table:style-name="ta1">
        <table:table-column table:style-name="co2" table:default-cell-style-name="Default"/>
        <table:table-column table:style-name="co2" table:number-columns-repeated="7" table:default-cell-style-name="ce1"/>
        <table:table-row table:style-name="ro1">
          <table:table-cell office:value-type="string" calcext:value-type="string">
            <text:p>x/y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-20" calcext:value-type="float">
            <text:p>-20</text:p>
          </table:table-cell>
          <table:table-cell table:style-name="Default" office:value-type="float" office:value="-10" calcext:value-type="float">
            <text:p>-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SQRT([.$B$12]*[.$B$12]-[.$A2]*[.$A2]-[.B$1]*[.B$1])" office:value-type="float" office:value="26.4575131106459" calcext:value-type="float">
            <text:p>26.46</text:p>
          </table:table-cell>
          <table:table-cell table:formula="of:=SQRT([.$B$12]*[.$B$12]-[.$A2]*[.$A2]-[.C$1]*[.C$1])" office:value-type="float" office:value="34.6410161513775" calcext:value-type="float">
            <text:p>34.64</text:p>
          </table:table-cell>
          <table:table-cell table:formula="of:=SQRT([.$B$12]*[.$B$12]-[.$A2]*[.$A2]-[.D$1]*[.D$1])" office:value-type="float" office:value="38.7298334620742" calcext:value-type="float">
            <text:p>38.73</text:p>
          </table:table-cell>
          <table:table-cell table:formula="of:=SQRT([.$B$12]*[.$B$12]-[.$A2]*[.$A2]-[.E$1]*[.E$1])" office:value-type="float" office:value="40" calcext:value-type="float">
            <text:p>40.00</text:p>
          </table:table-cell>
          <table:table-cell table:formula="of:=SQRT([.$B$12]*[.$B$12]-[.$A2]*[.$A2]-[.F$1]*[.F$1])" office:value-type="float" office:value="38.7298334620742" calcext:value-type="float">
            <text:p>38.73</text:p>
          </table:table-cell>
          <table:table-cell table:formula="of:=SQRT([.$B$12]*[.$B$12]-[.$A2]*[.$A2]-[.G$1]*[.G$1])" office:value-type="float" office:value="34.6410161513775" calcext:value-type="float">
            <text:p>34.64</text:p>
          </table:table-cell>
          <table:table-cell table:formula="of:=SQRT([.$B$12]*[.$B$12]-[.$A2]*[.$A2]-[.H$1]*[.H$1])" office:value-type="float" office:value="26.4575131106459" calcext:value-type="float">
            <text:p>26.46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SQRT([.$B$12]*[.$B$12]-[.$A3]*[.$A3]-[.B$1]*[.B$1])" office:value-type="float" office:value="34.6410161513775" calcext:value-type="float">
            <text:p>34.64</text:p>
          </table:table-cell>
          <table:table-cell table:formula="of:=SQRT([.$B$12]*[.$B$12]-[.$A3]*[.$A3]-[.C$1]*[.C$1])" office:value-type="float" office:value="41.2310562561766" calcext:value-type="float">
            <text:p>41.23</text:p>
          </table:table-cell>
          <table:table-cell table:formula="of:=SQRT([.$B$12]*[.$B$12]-[.$A3]*[.$A3]-[.D$1]*[.D$1])" office:value-type="float" office:value="44.7213595499958" calcext:value-type="float">
            <text:p>44.72</text:p>
          </table:table-cell>
          <table:table-cell table:formula="of:=SQRT([.$B$12]*[.$B$12]-[.$A3]*[.$A3]-[.E$1]*[.E$1])" office:value-type="float" office:value="45.8257569495584" calcext:value-type="float">
            <text:p>45.83</text:p>
          </table:table-cell>
          <table:table-cell table:formula="of:=SQRT([.$B$12]*[.$B$12]-[.$A3]*[.$A3]-[.F$1]*[.F$1])" office:value-type="float" office:value="44.7213595499958" calcext:value-type="float">
            <text:p>44.72</text:p>
          </table:table-cell>
          <table:table-cell table:formula="of:=SQRT([.$B$12]*[.$B$12]-[.$A3]*[.$A3]-[.G$1]*[.G$1])" office:value-type="float" office:value="41.2310562561766" calcext:value-type="float">
            <text:p>41.23</text:p>
          </table:table-cell>
          <table:table-cell table:formula="of:=SQRT([.$B$12]*[.$B$12]-[.$A3]*[.$A3]-[.H$1]*[.H$1])" office:value-type="float" office:value="34.6410161513775" calcext:value-type="float">
            <text:p>34.64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SQRT([.$B$12]*[.$B$12]-[.$A4]*[.$A4]-[.B$1]*[.B$1])" office:value-type="float" office:value="38.7298334620742" calcext:value-type="float">
            <text:p>38.73</text:p>
          </table:table-cell>
          <table:table-cell table:formula="of:=SQRT([.$B$12]*[.$B$12]-[.$A4]*[.$A4]-[.C$1]*[.C$1])" office:value-type="float" office:value="44.7213595499958" calcext:value-type="float">
            <text:p>44.72</text:p>
          </table:table-cell>
          <table:table-cell table:formula="of:=SQRT([.$B$12]*[.$B$12]-[.$A4]*[.$A4]-[.D$1]*[.D$1])" office:value-type="float" office:value="47.9583152331272" calcext:value-type="float">
            <text:p>47.96</text:p>
          </table:table-cell>
          <table:table-cell table:formula="of:=SQRT([.$B$12]*[.$B$12]-[.$A4]*[.$A4]-[.E$1]*[.E$1])" office:value-type="float" office:value="48.9897948556636" calcext:value-type="float">
            <text:p>48.99</text:p>
          </table:table-cell>
          <table:table-cell table:formula="of:=SQRT([.$B$12]*[.$B$12]-[.$A4]*[.$A4]-[.F$1]*[.F$1])" office:value-type="float" office:value="47.9583152331272" calcext:value-type="float">
            <text:p>47.96</text:p>
          </table:table-cell>
          <table:table-cell table:formula="of:=SQRT([.$B$12]*[.$B$12]-[.$A4]*[.$A4]-[.G$1]*[.G$1])" office:value-type="float" office:value="44.7213595499958" calcext:value-type="float">
            <text:p>44.72</text:p>
          </table:table-cell>
          <table:table-cell table:formula="of:=SQRT([.$B$12]*[.$B$12]-[.$A4]*[.$A4]-[.H$1]*[.H$1])" office:value-type="float" office:value="38.7298334620742" calcext:value-type="float">
            <text:p>38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QRT([.$B$12]*[.$B$12]-[.$A5]*[.$A5]-[.B$1]*[.B$1])" office:value-type="float" office:value="40" calcext:value-type="float">
            <text:p>40.00</text:p>
          </table:table-cell>
          <table:table-cell table:formula="of:=SQRT([.$B$12]*[.$B$12]-[.$A5]*[.$A5]-[.C$1]*[.C$1])" office:value-type="float" office:value="45.8257569495584" calcext:value-type="float">
            <text:p>45.83</text:p>
          </table:table-cell>
          <table:table-cell table:formula="of:=SQRT([.$B$12]*[.$B$12]-[.$A5]*[.$A5]-[.D$1]*[.D$1])" office:value-type="float" office:value="48.9897948556636" calcext:value-type="float">
            <text:p>48.99</text:p>
          </table:table-cell>
          <table:table-cell table:formula="of:=SQRT([.$B$12]*[.$B$12]-[.$A5]*[.$A5]-[.E$1]*[.E$1])" office:value-type="float" office:value="50" calcext:value-type="float">
            <text:p>50.00</text:p>
          </table:table-cell>
          <table:table-cell table:formula="of:=SQRT([.$B$12]*[.$B$12]-[.$A5]*[.$A5]-[.F$1]*[.F$1])" office:value-type="float" office:value="48.9897948556636" calcext:value-type="float">
            <text:p>48.99</text:p>
          </table:table-cell>
          <table:table-cell table:formula="of:=SQRT([.$B$12]*[.$B$12]-[.$A5]*[.$A5]-[.G$1]*[.G$1])" office:value-type="float" office:value="45.8257569495584" calcext:value-type="float">
            <text:p>45.83</text:p>
          </table:table-cell>
          <table:table-cell table:formula="of:=SQRT([.$B$12]*[.$B$12]-[.$A5]*[.$A5]-[.H$1]*[.H$1])" office:value-type="float" office:value="40" calcext:value-type="float">
            <text:p>40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B$12]*[.$B$12]-[.$A6]*[.$A6]-[.B$1]*[.B$1])" office:value-type="float" office:value="38.7298334620742" calcext:value-type="float">
            <text:p>38.73</text:p>
          </table:table-cell>
          <table:table-cell table:formula="of:=SQRT([.$B$12]*[.$B$12]-[.$A6]*[.$A6]-[.C$1]*[.C$1])" office:value-type="float" office:value="44.7213595499958" calcext:value-type="float">
            <text:p>44.72</text:p>
          </table:table-cell>
          <table:table-cell table:formula="of:=SQRT([.$B$12]*[.$B$12]-[.$A6]*[.$A6]-[.D$1]*[.D$1])" office:value-type="float" office:value="47.9583152331272" calcext:value-type="float">
            <text:p>47.96</text:p>
          </table:table-cell>
          <table:table-cell table:formula="of:=SQRT([.$B$12]*[.$B$12]-[.$A6]*[.$A6]-[.E$1]*[.E$1])" office:value-type="float" office:value="48.9897948556636" calcext:value-type="float">
            <text:p>48.99</text:p>
          </table:table-cell>
          <table:table-cell table:formula="of:=SQRT([.$B$12]*[.$B$12]-[.$A6]*[.$A6]-[.F$1]*[.F$1])" office:value-type="float" office:value="47.9583152331272" calcext:value-type="float">
            <text:p>47.96</text:p>
          </table:table-cell>
          <table:table-cell table:formula="of:=SQRT([.$B$12]*[.$B$12]-[.$A6]*[.$A6]-[.G$1]*[.G$1])" office:value-type="float" office:value="44.7213595499958" calcext:value-type="float">
            <text:p>44.72</text:p>
          </table:table-cell>
          <table:table-cell table:formula="of:=SQRT([.$B$12]*[.$B$12]-[.$A6]*[.$A6]-[.H$1]*[.H$1])" office:value-type="float" office:value="38.7298334620742" calcext:value-type="float">
            <text:p>38.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B$12]*[.$B$12]-[.$A7]*[.$A7]-[.B$1]*[.B$1])" office:value-type="float" office:value="34.6410161513775" calcext:value-type="float">
            <text:p>34.64</text:p>
          </table:table-cell>
          <table:table-cell table:formula="of:=SQRT([.$B$12]*[.$B$12]-[.$A7]*[.$A7]-[.C$1]*[.C$1])" office:value-type="float" office:value="41.2310562561766" calcext:value-type="float">
            <text:p>41.23</text:p>
          </table:table-cell>
          <table:table-cell table:formula="of:=SQRT([.$B$12]*[.$B$12]-[.$A7]*[.$A7]-[.D$1]*[.D$1])" office:value-type="float" office:value="44.7213595499958" calcext:value-type="float">
            <text:p>44.72</text:p>
          </table:table-cell>
          <table:table-cell table:formula="of:=SQRT([.$B$12]*[.$B$12]-[.$A7]*[.$A7]-[.E$1]*[.E$1])" office:value-type="float" office:value="45.8257569495584" calcext:value-type="float">
            <text:p>45.83</text:p>
          </table:table-cell>
          <table:table-cell table:formula="of:=SQRT([.$B$12]*[.$B$12]-[.$A7]*[.$A7]-[.F$1]*[.F$1])" office:value-type="float" office:value="44.7213595499958" calcext:value-type="float">
            <text:p>44.72</text:p>
          </table:table-cell>
          <table:table-cell table:formula="of:=SQRT([.$B$12]*[.$B$12]-[.$A7]*[.$A7]-[.G$1]*[.G$1])" office:value-type="float" office:value="41.2310562561766" calcext:value-type="float">
            <text:p>41.23</text:p>
          </table:table-cell>
          <table:table-cell table:formula="of:=SQRT([.$B$12]*[.$B$12]-[.$A7]*[.$A7]-[.H$1]*[.H$1])" office:value-type="float" office:value="34.6410161513775" calcext:value-type="float">
            <text:p>34.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B$12]*[.$B$12]-[.$A8]*[.$A8]-[.B$1]*[.B$1])" office:value-type="float" office:value="26.4575131106459" calcext:value-type="float">
            <text:p>26.46</text:p>
          </table:table-cell>
          <table:table-cell table:formula="of:=SQRT([.$B$12]*[.$B$12]-[.$A8]*[.$A8]-[.C$1]*[.C$1])" office:value-type="float" office:value="34.6410161513775" calcext:value-type="float">
            <text:p>34.64</text:p>
          </table:table-cell>
          <table:table-cell table:formula="of:=SQRT([.$B$12]*[.$B$12]-[.$A8]*[.$A8]-[.D$1]*[.D$1])" office:value-type="float" office:value="38.7298334620742" calcext:value-type="float">
            <text:p>38.73</text:p>
          </table:table-cell>
          <table:table-cell table:formula="of:=SQRT([.$B$12]*[.$B$12]-[.$A8]*[.$A8]-[.E$1]*[.E$1])" office:value-type="float" office:value="40" calcext:value-type="float">
            <text:p>40.00</text:p>
          </table:table-cell>
          <table:table-cell table:formula="of:=SQRT([.$B$12]*[.$B$12]-[.$A8]*[.$A8]-[.F$1]*[.F$1])" office:value-type="float" office:value="38.7298334620742" calcext:value-type="float">
            <text:p>38.73</text:p>
          </table:table-cell>
          <table:table-cell table:formula="of:=SQRT([.$B$12]*[.$B$12]-[.$A8]*[.$A8]-[.G$1]*[.G$1])" office:value-type="float" office:value="34.6410161513775" calcext:value-type="float">
            <text:p>34.64</text:p>
          </table:table-cell>
          <table:table-cell table:formula="of:=SQRT([.$B$12]*[.$B$12]-[.$A8]*[.$A8]-[.H$1]*[.H$1])" office:value-type="float" office:value="26.4575131106459" calcext:value-type="float">
            <text:p>26.46</text:p>
          </table:table-cell>
        </table:table-row>
        <table:table-row table:style-name="ro1" table:number-rows-repeated="3">
          <table:table-cell/>
          <table:table-cell table:style-name="Default"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number-columns-repeated="6"/>
        </table:table-row>
      </table:table>
      <table:table table:name="Sheet1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x/y</text:p>
          </table:table-cell>
          <table:table-cell office:value-type="float" office:value="-30" calcext:value-type="float">
            <text:p>-30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[.$A2]+[.B$1]" office:value-type="float" office:value="-60" calcext:value-type="float">
            <text:p>-60</text:p>
          </table:table-cell>
          <table:table-cell table:formula="of:=[.$A2]+[.C$1]" office:value-type="float" office:value="-50" calcext:value-type="float">
            <text:p>-50</text:p>
          </table:table-cell>
          <table:table-cell table:formula="of:=[.$A2]+[.D$1]" office:value-type="float" office:value="-40" calcext:value-type="float">
            <text:p>-40</text:p>
          </table:table-cell>
          <table:table-cell table:formula="of:=[.$A2]+[.E$1]" office:value-type="float" office:value="-30" calcext:value-type="float">
            <text:p>-30</text:p>
          </table:table-cell>
          <table:table-cell table:formula="of:=[.$A2]+[.F$1]" office:value-type="float" office:value="-20" calcext:value-type="float">
            <text:p>-20</text:p>
          </table:table-cell>
          <table:table-cell table:formula="of:=[.$A2]+[.G$1]" office:value-type="float" office:value="-10" calcext:value-type="float">
            <text:p>-10</text:p>
          </table:table-cell>
          <table:table-cell table:formula="of:=[.$A2]+[.H$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A3]+[.B$1]" office:value-type="float" office:value="-50" calcext:value-type="float">
            <text:p>-50</text:p>
          </table:table-cell>
          <table:table-cell table:formula="of:=[.$A3]+[.C$1]" office:value-type="float" office:value="-40" calcext:value-type="float">
            <text:p>-40</text:p>
          </table:table-cell>
          <table:table-cell table:formula="of:=[.$A3]+[.D$1]" office:value-type="float" office:value="-30" calcext:value-type="float">
            <text:p>-30</text:p>
          </table:table-cell>
          <table:table-cell table:formula="of:=[.$A3]+[.E$1]" office:value-type="float" office:value="-20" calcext:value-type="float">
            <text:p>-20</text:p>
          </table:table-cell>
          <table:table-cell table:formula="of:=[.$A3]+[.F$1]" office:value-type="float" office:value="-10" calcext:value-type="float">
            <text:p>-10</text:p>
          </table:table-cell>
          <table:table-cell table:formula="of:=[.$A3]+[.G$1]" office:value-type="float" office:value="0" calcext:value-type="float">
            <text:p>0</text:p>
          </table:table-cell>
          <table:table-cell table:formula="of:=[.$A3]+[.H$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A4]+[.B$1]" office:value-type="float" office:value="-40" calcext:value-type="float">
            <text:p>-40</text:p>
          </table:table-cell>
          <table:table-cell table:formula="of:=[.$A4]+[.C$1]" office:value-type="float" office:value="-30" calcext:value-type="float">
            <text:p>-30</text:p>
          </table:table-cell>
          <table:table-cell table:formula="of:=[.$A4]+[.D$1]" office:value-type="float" office:value="-20" calcext:value-type="float">
            <text:p>-20</text:p>
          </table:table-cell>
          <table:table-cell table:formula="of:=[.$A4]+[.E$1]" office:value-type="float" office:value="-10" calcext:value-type="float">
            <text:p>-10</text:p>
          </table:table-cell>
          <table:table-cell table:formula="of:=[.$A4]+[.F$1]" office:value-type="float" office:value="0" calcext:value-type="float">
            <text:p>0</text:p>
          </table:table-cell>
          <table:table-cell table:formula="of:=[.$A4]+[.G$1]" office:value-type="float" office:value="10" calcext:value-type="float">
            <text:p>10</text:p>
          </table:table-cell>
          <table:table-cell table:formula="of:=[.$A4]+[.H$1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A5]+[.B$1]" office:value-type="float" office:value="-30" calcext:value-type="float">
            <text:p>-30</text:p>
          </table:table-cell>
          <table:table-cell table:formula="of:=[.$A5]+[.C$1]" office:value-type="float" office:value="-20" calcext:value-type="float">
            <text:p>-20</text:p>
          </table:table-cell>
          <table:table-cell table:formula="of:=[.$A5]+[.D$1]" office:value-type="float" office:value="-10" calcext:value-type="float">
            <text:p>-10</text:p>
          </table:table-cell>
          <table:table-cell table:formula="of:=[.$A5]+[.E$1]" office:value-type="float" office:value="0" calcext:value-type="float">
            <text:p>0</text:p>
          </table:table-cell>
          <table:table-cell table:formula="of:=[.$A5]+[.F$1]" office:value-type="float" office:value="10" calcext:value-type="float">
            <text:p>10</text:p>
          </table:table-cell>
          <table:table-cell table:formula="of:=[.$A5]+[.G$1]" office:value-type="float" office:value="20" calcext:value-type="float">
            <text:p>20</text:p>
          </table:table-cell>
          <table:table-cell table:formula="of:=[.$A5]+[.H$1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6]+[.B$1]" office:value-type="float" office:value="-20" calcext:value-type="float">
            <text:p>-20</text:p>
          </table:table-cell>
          <table:table-cell table:formula="of:=[.$A6]+[.C$1]" office:value-type="float" office:value="-10" calcext:value-type="float">
            <text:p>-10</text:p>
          </table:table-cell>
          <table:table-cell table:formula="of:=[.$A6]+[.D$1]" office:value-type="float" office:value="0" calcext:value-type="float">
            <text:p>0</text:p>
          </table:table-cell>
          <table:table-cell table:formula="of:=[.$A6]+[.E$1]" office:value-type="float" office:value="10" calcext:value-type="float">
            <text:p>10</text:p>
          </table:table-cell>
          <table:table-cell table:formula="of:=[.$A6]+[.F$1]" office:value-type="float" office:value="20" calcext:value-type="float">
            <text:p>20</text:p>
          </table:table-cell>
          <table:table-cell table:formula="of:=[.$A6]+[.G$1]" office:value-type="float" office:value="30" calcext:value-type="float">
            <text:p>30</text:p>
          </table:table-cell>
          <table:table-cell table:formula="of:=[.$A6]+[.H$1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7]+[.B$1]" office:value-type="float" office:value="-10" calcext:value-type="float">
            <text:p>-10</text:p>
          </table:table-cell>
          <table:table-cell table:formula="of:=[.$A7]+[.C$1]" office:value-type="float" office:value="0" calcext:value-type="float">
            <text:p>0</text:p>
          </table:table-cell>
          <table:table-cell table:formula="of:=[.$A7]+[.D$1]" office:value-type="float" office:value="10" calcext:value-type="float">
            <text:p>10</text:p>
          </table:table-cell>
          <table:table-cell table:formula="of:=[.$A7]+[.E$1]" office:value-type="float" office:value="20" calcext:value-type="float">
            <text:p>20</text:p>
          </table:table-cell>
          <table:table-cell table:formula="of:=[.$A7]+[.F$1]" office:value-type="float" office:value="30" calcext:value-type="float">
            <text:p>30</text:p>
          </table:table-cell>
          <table:table-cell table:formula="of:=[.$A7]+[.G$1]" office:value-type="float" office:value="40" calcext:value-type="float">
            <text:p>40</text:p>
          </table:table-cell>
          <table:table-cell table:formula="of:=[.$A7]+[.H$1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8]+[.B$1]" office:value-type="float" office:value="0" calcext:value-type="float">
            <text:p>0</text:p>
          </table:table-cell>
          <table:table-cell table:formula="of:=[.$A8]+[.C$1]" office:value-type="float" office:value="10" calcext:value-type="float">
            <text:p>10</text:p>
          </table:table-cell>
          <table:table-cell table:formula="of:=[.$A8]+[.D$1]" office:value-type="float" office:value="20" calcext:value-type="float">
            <text:p>20</text:p>
          </table:table-cell>
          <table:table-cell table:formula="of:=[.$A8]+[.E$1]" office:value-type="float" office:value="30" calcext:value-type="float">
            <text:p>30</text:p>
          </table:table-cell>
          <table:table-cell table:formula="of:=[.$A8]+[.F$1]" office:value-type="float" office:value="40" calcext:value-type="float">
            <text:p>40</text:p>
          </table:table-cell>
          <table:table-cell table:formula="of:=[.$A8]+[.G$1]" office:value-type="float" office:value="50" calcext:value-type="float">
            <text:p>50</text:p>
          </table:table-cell>
          <table:table-cell table:formula="of:=[.$A8]+[.H$1]" office:value-type="float" office:value="60" calcext:value-type="float">
            <text:p>60</text:p>
          </table:table-cell>
        </table:table-row>
      </table:table>
      <table:named-expressions>
        <table:named-range table:name="rad" table:base-cell-address="$Sheet1_2_2.$B$1" table:cell-range-address="$Sheet1_2_2.$B$1"/>
        <table:named-range table:name="x0" table:base-cell-address="$Sheet1_2_2.$B$2" table:cell-range-address="$Sheet1_2_2.$B$2"/>
        <table:named-range table:name="y0" table:base-cell-address="$Sheet1_2_2.$B$3" table:cell-range-address="$Sheet1_2_2.$B$3"/>
        <table:named-range table:name="z0" table:base-cell-address="$Sheet1_2_2.$B$4" table:cell-range-address="$Sheet1_2_2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6">00/00/0000</text:date>, <text:time style:data-style-name="N2" text:time-value="23:25:17.651950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20:35:05.553513980</meta:creation-date>
    <meta:generator>LibreOffice/6.0.7.3$Linux_X86_64 LibreOffice_project/00m0$Build-3</meta:generator>
    <dc:date>2020-02-26T23:50:44.555959354</dc:date>
    <meta:editing-duration>PT1H11M53S</meta:editing-duration>
    <meta:editing-cycles>39</meta:editing-cycles>
    <meta:document-statistic meta:table-count="5" meta:cell-count="1555" meta:object-count="0"/>
  </office:meta>
</office:document-meta>
</file>

<file path=Basic/Standard/makeJSON.xml><?xml version="1.0" encoding="utf-8"?>
<!DOCTYPE module  PUBLIC '-//OpenOffice.org//DTD OfficeDocument 1.0//EN'  'module.dtd'>
<script:module xmlns:script="http://openoffice.org/2000/script" script:name="makeJSON" script:language="StarBasic" script:moduleType="normal">REM  *****  BASIC  *****
REM makeJSON
Sub Main

sphereSheet   = ThisComponent.Sheets.getByName("sphere")
outputSheet   = ThisComponent.Sheets.getByName("output")
inputRg    = sphereSheet.getCellRangeByName("A1:V22")
outputRg    = outputSheet.getCellRangeByName("A1:A500")
inputDA       = inputRg.getDataArray()
outputDA       = outputRg.getDataArray()

For i = 0 To 20
	For j = 0 To 20
		outputDA(i*21+j)(0)=inputDA(i)(j+1)
	Next j
Next i

REM For j = 0 To 2
REM	outputDA(j)(0)=inputDA(j)(0)
	REM MsgBox theDA(j)(0) 
REM Next j
outputRg.setDataArray(outputDA)


End Sub

Sub String_join()
  part1 = ThisComponent.Sheets(0).getCellByPosition(0,1)
  part2 = ThisComponent.Sheets(0).getCellByPosition(1,1) 
  part3 = ThisComponent.Sheets(0).getCellByPosition(2,1)

  result_cell = ThisComponent.Sheets(0).getCellByPosition(3,1)
  result_cell.String = part1.String &amp; "." &amp; part2.String &amp; "." &amp; part3.String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keJS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